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4.868cm" svg:height="8.999cm" svg:x="9.132cm" svg:y="2.012cm">
            <draw:object draw:notify-on-update-of-ranges="Sheet1.A2:Sheet1.A62 Sheet1.B1:Sheet1.B1 Sheet1.B2:Sheet1.B62 Sheet1.A2:Sheet1.A62 Sheet1.C1:Sheet1.C1 Sheet1.C2:Sheet1.C62 Sheet1.A2:Sheet1.A62 Sheet1.D1:Sheet1.D1 Sheet1.D2:Sheet1.D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.21cm" svg:height="13.307cm" svg:x="9.031cm" svg:y="11.289cm">
            <draw:object draw:notify-on-update-of-ranges="Sheet1.A2:Sheet1.A62 Sheet1.B1:Sheet1.B1 Sheet1.B2:Sheet1.B62 Sheet1.A2:Sheet1.A62 Sheet1.C1:Sheet1.C1 Sheet1.C2:Sheet1.C6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4.932cm" svg:height="8.999cm" svg:x="13.923cm" svg:y="32.213cm">
            <draw:object draw:notify-on-update-of-ranges="Sheet1.A72:Sheet1.A72 Sheet1.A73:Sheet1.A123 Sheet1.D72:Sheet1.D72 Sheet1.D73:Sheet1.D123 Sheet1.A72:Sheet1.A72 Sheet1.A73:Sheet1.A123 Sheet1.E72:Sheet1.E72 Sheet1.E73:Sheet1.E123 Sheet1.A72:Sheet1.A72 Sheet1.A73:Sheet1.A123 Sheet1.F72:Sheet1.F72 Sheet1.F73:Sheet1.F1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50.478cm" svg:y="24.405cm">
            <draw:object draw:notify-on-update-of-ranges="Sheet1.O72:Sheet1.O72 Sheet1.O73:Sheet1.O123 Sheet1.S72:Sheet1.S72 Sheet1.S73:Sheet1.S123 Sheet1.O72:Sheet1.O72 Sheet1.O73:Sheet1.O123 Sheet1.T72:Sheet1.T72 Sheet1.T73:Sheet1.T123 Sheet1.O72:Sheet1.O72 Sheet1.O73:Sheet1.O123 Sheet1.U72:Sheet1.U72 Sheet1.U73:Sheet1.U1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67.796cm" svg:y="34.763cm">
            <draw:object draw:notify-on-update-of-ranges="Sheet1.W79:Sheet1.W79 Sheet1.W80:Sheet1.W130 Sheet1.AA79:Sheet1.AA79 Sheet1.AA80:Sheet1.AA13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atan</text:p>
          </table:table-cell>
          <table:table-cell table:number-columns-repeated="23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 2/(1 + EXP(-2 * [.A2])) -1" office:value-type="float" office:value="-0.99505475368673" calcext:value-type="float">
            <text:p>-0.99505475368673</text:p>
          </table:table-cell>
          <table:table-cell table:formula="of:=TANH([.A2])" office:value-type="float" office:value="-0.99505475368673" calcext:value-type="float">
            <text:p>-0.99505475368673</text:p>
          </table:table-cell>
          <table:table-cell table:formula="of:=ATAN([.A2])" office:value-type="float" office:value="-1.24904577239825" calcext:value-type="float">
            <text:p>-1.24904577239825</text:p>
          </table:table-cell>
          <table:table-cell table:number-columns-repeated="23"/>
        </table:table-row>
        <table:table-row table:style-name="ro1">
          <table:table-cell table:formula="of:=[.A2]+0.1" office:value-type="float" office:value="-2.9" calcext:value-type="float">
            <text:p>-2.9</text:p>
          </table:table-cell>
          <table:table-cell table:formula="of:= 2/(1 + EXP(-2 * [.A3])) -1" office:value-type="float" office:value="-0.993963167350583" calcext:value-type="float">
            <text:p>-0.993963167350583</text:p>
          </table:table-cell>
          <table:table-cell table:formula="of:=TANH([.A3])" office:value-type="float" office:value="-0.993963167350583" calcext:value-type="float">
            <text:p>-0.993963167350583</text:p>
          </table:table-cell>
          <table:table-cell table:formula="of:=ATAN([.A3])" office:value-type="float" office:value="-1.23873685925201" calcext:value-type="float">
            <text:p>-1.23873685925201</text:p>
          </table:table-cell>
          <table:table-cell table:number-columns-repeated="23"/>
        </table:table-row>
        <table:table-row table:style-name="ro1">
          <table:table-cell table:formula="of:=[.A3]+0.1" office:value-type="float" office:value="-2.8" calcext:value-type="float">
            <text:p>-2.8</text:p>
          </table:table-cell>
          <table:table-cell table:formula="of:= 2/(1 + EXP(-2 * [.A4])) -1" office:value-type="float" office:value="-0.992631520201128" calcext:value-type="float">
            <text:p>-0.992631520201128</text:p>
          </table:table-cell>
          <table:table-cell table:formula="of:=TANH([.A4])" office:value-type="float" office:value="-0.992631520201128" calcext:value-type="float">
            <text:p>-0.992631520201128</text:p>
          </table:table-cell>
          <table:table-cell table:formula="of:=ATAN([.A4])" office:value-type="float" office:value="-1.22777238637419" calcext:value-type="float">
            <text:p>-1.22777238637419</text:p>
          </table:table-cell>
          <table:table-cell table:number-columns-repeated="23"/>
        </table:table-row>
        <table:table-row table:style-name="ro1">
          <table:table-cell table:formula="of:=[.A4]+0.1" office:value-type="float" office:value="-2.7" calcext:value-type="float">
            <text:p>-2.7</text:p>
          </table:table-cell>
          <table:table-cell table:formula="of:= 2/(1 + EXP(-2 * [.A5])) -1" office:value-type="float" office:value="-0.991007453678118" calcext:value-type="float">
            <text:p>-0.991007453678118</text:p>
          </table:table-cell>
          <table:table-cell table:formula="of:=TANH([.A5])" office:value-type="float" office:value="-0.991007453678118" calcext:value-type="float">
            <text:p>-0.991007453678118</text:p>
          </table:table-cell>
          <table:table-cell table:formula="of:=ATAN([.A5])" office:value-type="float" office:value="-1.21609067478396" calcext:value-type="float">
            <text:p>-1.21609067478396</text:p>
          </table:table-cell>
          <table:table-cell table:number-columns-repeated="23"/>
        </table:table-row>
        <table:table-row table:style-name="ro1">
          <table:table-cell table:formula="of:=[.A5]+0.1" office:value-type="float" office:value="-2.6" calcext:value-type="float">
            <text:p>-2.6</text:p>
          </table:table-cell>
          <table:table-cell table:formula="of:= 2/(1 + EXP(-2 * [.A6])) -1" office:value-type="float" office:value="-0.989027402201099" calcext:value-type="float">
            <text:p>-0.989027402201099</text:p>
          </table:table-cell>
          <table:table-cell table:formula="of:=TANH([.A6])" office:value-type="float" office:value="-0.989027402201099" calcext:value-type="float">
            <text:p>-0.989027402201099</text:p>
          </table:table-cell>
          <table:table-cell table:formula="of:=ATAN([.A6])" office:value-type="float" office:value="-1.20362249297668" calcext:value-type="float">
            <text:p>-1.20362249297668</text:p>
          </table:table-cell>
          <table:table-cell table:number-columns-repeated="23"/>
        </table:table-row>
        <table:table-row table:style-name="ro1">
          <table:table-cell table:formula="of:=[.A6]+0.1" office:value-type="float" office:value="-2.5" calcext:value-type="float">
            <text:p>-2.5</text:p>
          </table:table-cell>
          <table:table-cell table:formula="of:= 2/(1 + EXP(-2 * [.A7])) -1" office:value-type="float" office:value="-0.98661429815143" calcext:value-type="float">
            <text:p>-0.98661429815143</text:p>
          </table:table-cell>
          <table:table-cell table:formula="of:=TANH([.A7])" office:value-type="float" office:value="-0.98661429815143" calcext:value-type="float">
            <text:p>-0.98661429815143</text:p>
          </table:table-cell>
          <table:table-cell table:formula="of:=ATAN([.A7])" office:value-type="float" office:value="-1.19028994968253" calcext:value-type="float">
            <text:p>-1.19028994968253</text:p>
          </table:table-cell>
          <table:table-cell table:number-columns-repeated="23"/>
        </table:table-row>
        <table:table-row table:style-name="ro1">
          <table:table-cell table:formula="of:=[.A7]+0.1" office:value-type="float" office:value="-2.4" calcext:value-type="float">
            <text:p>-2.4</text:p>
          </table:table-cell>
          <table:table-cell table:formula="of:= 2/(1 + EXP(-2 * [.A8])) -1" office:value-type="float" office:value="-0.98367485769368" calcext:value-type="float">
            <text:p>-0.98367485769368</text:p>
          </table:table-cell>
          <table:table-cell table:formula="of:=TANH([.A8])" office:value-type="float" office:value="-0.98367485769368" calcext:value-type="float">
            <text:p>-0.98367485769368</text:p>
          </table:table-cell>
          <table:table-cell table:formula="of:=ATAN([.A8])" office:value-type="float" office:value="-1.17600520709514" calcext:value-type="float">
            <text:p>-1.17600520709514</text:p>
          </table:table-cell>
          <table:table-cell table:number-columns-repeated="23"/>
        </table:table-row>
        <table:table-row table:style-name="ro1">
          <table:table-cell table:formula="of:=[.A8]+0.1" office:value-type="float" office:value="-2.3" calcext:value-type="float">
            <text:p>-2.3</text:p>
          </table:table-cell>
          <table:table-cell table:formula="of:= 2/(1 + EXP(-2 * [.A9])) -1" office:value-type="float" office:value="-0.980096396266191" calcext:value-type="float">
            <text:p>-0.980096396266191</text:p>
          </table:table-cell>
          <table:table-cell table:formula="of:=TANH([.A9])" office:value-type="float" office:value="-0.980096396266191" calcext:value-type="float">
            <text:p>-0.980096396266191</text:p>
          </table:table-cell>
          <table:table-cell table:formula="of:=ATAN([.A9])" office:value-type="float" office:value="-1.16066898625341" calcext:value-type="float">
            <text:p>-1.16066898625341</text:p>
          </table:table-cell>
          <table:table-cell table:number-columns-repeated="23"/>
        </table:table-row>
        <table:table-row table:style-name="ro1">
          <table:table-cell table:formula="of:=[.A9]+0.1" office:value-type="float" office:value="-2.2" calcext:value-type="float">
            <text:p>-2.2</text:p>
          </table:table-cell>
          <table:table-cell table:formula="of:= 2/(1 + EXP(-2 * [.A10])) -1" office:value-type="float" office:value="-0.975743130031452" calcext:value-type="float">
            <text:p>-0.975743130031452</text:p>
          </table:table-cell>
          <table:table-cell table:formula="of:=TANH([.A10])" office:value-type="float" office:value="-0.975743130031452" calcext:value-type="float">
            <text:p>-0.975743130031452</text:p>
          </table:table-cell>
          <table:table-cell table:formula="of:=ATAN([.A10])" office:value-type="float" office:value="-1.14416883366802" calcext:value-type="float">
            <text:p>-1.14416883366802</text:p>
          </table:table-cell>
          <table:table-cell table:number-columns-repeated="23"/>
        </table:table-row>
        <table:table-row table:style-name="ro1">
          <table:table-cell table:formula="of:=[.A10]+0.1" office:value-type="float" office:value="-2.1" calcext:value-type="float">
            <text:p>-2.1</text:p>
          </table:table-cell>
          <table:table-cell table:formula="of:= 2/(1 + EXP(-2 * [.A11])) -1" office:value-type="float" office:value="-0.970451936613454" calcext:value-type="float">
            <text:p>-0.970451936613454</text:p>
          </table:table-cell>
          <table:table-cell table:formula="of:=TANH([.A11])" office:value-type="float" office:value="-0.970451936613454" calcext:value-type="float">
            <text:p>-0.970451936613454</text:p>
          </table:table-cell>
          <table:table-cell table:formula="of:=ATAN([.A11])" office:value-type="float" office:value="-1.1263771168938" calcext:value-type="float">
            <text:p>-1.1263771168938</text:p>
          </table:table-cell>
          <table:table-cell table:number-columns-repeated="23"/>
        </table:table-row>
        <table:table-row table:style-name="ro1">
          <table:table-cell table:formula="of:=[.A11]+0.1" office:value-type="float" office:value="-2" calcext:value-type="float">
            <text:p>-2</text:p>
          </table:table-cell>
          <table:table-cell table:formula="of:= 2/(1 + EXP(-2 * [.A12])) -1" office:value-type="float" office:value="-0.964027580075817" calcext:value-type="float">
            <text:p>-0.964027580075817</text:p>
          </table:table-cell>
          <table:table-cell table:formula="of:=TANH([.A12])" office:value-type="float" office:value="-0.964027580075817" calcext:value-type="float">
            <text:p>-0.964027580075817</text:p>
          </table:table-cell>
          <table:table-cell table:formula="of:=ATAN([.A12])" office:value-type="float" office:value="-1.10714871779409" calcext:value-type="float">
            <text:p>-1.10714871779409</text:p>
          </table:table-cell>
          <table:table-cell table:number-columns-repeated="23"/>
        </table:table-row>
        <table:table-row table:style-name="ro1">
          <table:table-cell table:formula="of:=[.A12]+0.1" office:value-type="float" office:value="-1.9" calcext:value-type="float">
            <text:p>-1.9</text:p>
          </table:table-cell>
          <table:table-cell table:formula="of:= 2/(1 + EXP(-2 * [.A13])) -1" office:value-type="float" office:value="-0.956237458127739" calcext:value-type="float">
            <text:p>-0.956237458127739</text:p>
          </table:table-cell>
          <table:table-cell table:formula="of:=TANH([.A13])" office:value-type="float" office:value="-0.956237458127739" calcext:value-type="float">
            <text:p>-0.956237458127739</text:p>
          </table:table-cell>
          <table:table-cell table:formula="of:=ATAN([.A13])" office:value-type="float" office:value="-1.08631839775787" calcext:value-type="float">
            <text:p>-1.08631839775787</text:p>
          </table:table-cell>
          <table:table-cell table:number-columns-repeated="23"/>
        </table:table-row>
        <table:table-row table:style-name="ro1">
          <table:table-cell table:formula="of:=[.A13]+0.1" office:value-type="float" office:value="-1.8" calcext:value-type="float">
            <text:p>-1.8</text:p>
          </table:table-cell>
          <table:table-cell table:formula="of:= 2/(1 + EXP(-2 * [.A14])) -1" office:value-type="float" office:value="-0.946806012846268" calcext:value-type="float">
            <text:p>-0.946806012846268</text:p>
          </table:table-cell>
          <table:table-cell table:formula="of:=TANH([.A14])" office:value-type="float" office:value="-0.946806012846268" calcext:value-type="float">
            <text:p>-0.946806012846268</text:p>
          </table:table-cell>
          <table:table-cell table:formula="of:=ATAN([.A14])" office:value-type="float" office:value="-1.06369782240256" calcext:value-type="float">
            <text:p>-1.06369782240256</text:p>
          </table:table-cell>
          <table:table-cell table:number-columns-repeated="23"/>
        </table:table-row>
        <table:table-row table:style-name="ro1">
          <table:table-cell table:formula="of:=[.A14]+0.1" office:value-type="float" office:value="-1.7" calcext:value-type="float">
            <text:p>-1.7</text:p>
          </table:table-cell>
          <table:table-cell table:formula="of:= 2/(1 + EXP(-2 * [.A15])) -1" office:value-type="float" office:value="-0.935409070603099" calcext:value-type="float">
            <text:p>-0.935409070603099</text:p>
          </table:table-cell>
          <table:table-cell table:formula="of:=TANH([.A15])" office:value-type="float" office:value="-0.935409070603099" calcext:value-type="float">
            <text:p>-0.935409070603099</text:p>
          </table:table-cell>
          <table:table-cell table:formula="of:=ATAN([.A15])" office:value-type="float" office:value="-1.03907225953609" calcext:value-type="float">
            <text:p>-1.03907225953609</text:p>
          </table:table-cell>
          <table:table-cell table:number-columns-repeated="23"/>
        </table:table-row>
        <table:table-row table:style-name="ro1">
          <table:table-cell table:formula="of:=[.A15]+0.1" office:value-type="float" office:value="-1.6" calcext:value-type="float">
            <text:p>-1.6</text:p>
          </table:table-cell>
          <table:table-cell table:formula="of:= 2/(1 + EXP(-2 * [.A16])) -1" office:value-type="float" office:value="-0.921668554406471" calcext:value-type="float">
            <text:p>-0.921668554406471</text:p>
          </table:table-cell>
          <table:table-cell table:formula="of:=TANH([.A16])" office:value-type="float" office:value="-0.921668554406471" calcext:value-type="float">
            <text:p>-0.921668554406471</text:p>
          </table:table-cell>
          <table:table-cell table:formula="of:=ATAN([.A16])" office:value-type="float" office:value="-1.01219701145133" calcext:value-type="float">
            <text:p>-1.01219701145133</text:p>
          </table:table-cell>
          <table:table-cell table:number-columns-repeated="23"/>
        </table:table-row>
        <table:table-row table:style-name="ro1">
          <table:table-cell table:formula="of:=[.A16]+0.1" office:value-type="float" office:value="-1.5" calcext:value-type="float">
            <text:p>-1.5</text:p>
          </table:table-cell>
          <table:table-cell table:formula="of:= 2/(1 + EXP(-2 * [.A17])) -1" office:value-type="float" office:value="-0.905148253644866" calcext:value-type="float">
            <text:p>-0.905148253644866</text:p>
          </table:table-cell>
          <table:table-cell table:formula="of:=TANH([.A17])" office:value-type="float" office:value="-0.905148253644866" calcext:value-type="float">
            <text:p>-0.905148253644866</text:p>
          </table:table-cell>
          <table:table-cell table:formula="of:=ATAN([.A17])" office:value-type="float" office:value="-0.982793723247329" calcext:value-type="float">
            <text:p>-0.982793723247329</text:p>
          </table:table-cell>
          <table:table-cell table:number-columns-repeated="23"/>
        </table:table-row>
        <table:table-row table:style-name="ro1">
          <table:table-cell table:formula="of:=[.A17]+0.1" office:value-type="float" office:value="-1.4" calcext:value-type="float">
            <text:p>-1.4</text:p>
          </table:table-cell>
          <table:table-cell table:formula="of:= 2/(1 + EXP(-2 * [.A18])) -1" office:value-type="float" office:value="-0.885351648202262" calcext:value-type="float">
            <text:p>-0.885351648202262</text:p>
          </table:table-cell>
          <table:table-cell table:formula="of:=TANH([.A18])" office:value-type="float" office:value="-0.885351648202262" calcext:value-type="float">
            <text:p>-0.885351648202262</text:p>
          </table:table-cell>
          <table:table-cell table:formula="of:=ATAN([.A18])" office:value-type="float" office:value="-0.950546840812075" calcext:value-type="float">
            <text:p>-0.950546840812075</text:p>
          </table:table-cell>
          <table:table-cell table:number-columns-repeated="23"/>
        </table:table-row>
        <table:table-row table:style-name="ro1">
          <table:table-cell table:formula="of:=[.A18]+0.1" office:value-type="float" office:value="-1.3" calcext:value-type="float">
            <text:p>-1.3</text:p>
          </table:table-cell>
          <table:table-cell table:formula="of:= 2/(1 + EXP(-2 * [.A19])) -1" office:value-type="float" office:value="-0.861723159313306" calcext:value-type="float">
            <text:p>-0.861723159313306</text:p>
          </table:table-cell>
          <table:table-cell table:formula="of:=TANH([.A19])" office:value-type="float" office:value="-0.861723159313306" calcext:value-type="float">
            <text:p>-0.861723159313306</text:p>
          </table:table-cell>
          <table:table-cell table:formula="of:=ATAN([.A19])" office:value-type="float" office:value="-0.91510070055336" calcext:value-type="float">
            <text:p>-0.91510070055336</text:p>
          </table:table-cell>
          <table:table-cell table:number-columns-repeated="23"/>
        </table:table-row>
        <table:table-row table:style-name="ro1">
          <table:table-cell table:formula="of:=[.A19]+0.1" office:value-type="float" office:value="-1.2" calcext:value-type="float">
            <text:p>-1.2</text:p>
          </table:table-cell>
          <table:table-cell table:formula="of:= 2/(1 + EXP(-2 * [.A20])) -1" office:value-type="float" office:value="-0.833654607012155" calcext:value-type="float">
            <text:p>-0.833654607012155</text:p>
          </table:table-cell>
          <table:table-cell table:formula="of:=TANH([.A20])" office:value-type="float" office:value="-0.833654607012155" calcext:value-type="float">
            <text:p>-0.833654607012155</text:p>
          </table:table-cell>
          <table:table-cell table:formula="of:=ATAN([.A20])" office:value-type="float" office:value="-0.876058050598193" calcext:value-type="float">
            <text:p>-0.876058050598193</text:p>
          </table:table-cell>
          <table:table-cell table:number-columns-repeated="23"/>
        </table:table-row>
        <table:table-row table:style-name="ro1">
          <table:table-cell table:formula="of:=[.A20]+0.1" office:value-type="float" office:value="-1.1" calcext:value-type="float">
            <text:p>-1.1</text:p>
          </table:table-cell>
          <table:table-cell table:formula="of:= 2/(1 + EXP(-2 * [.A21])) -1" office:value-type="float" office:value="-0.800499021760629" calcext:value-type="float">
            <text:p>-0.800499021760629</text:p>
          </table:table-cell>
          <table:table-cell table:formula="of:=TANH([.A21])" office:value-type="float" office:value="-0.800499021760629" calcext:value-type="float">
            <text:p>-0.800499021760629</text:p>
          </table:table-cell>
          <table:table-cell table:formula="of:=ATAN([.A21])" office:value-type="float" office:value="-0.832981266674431" calcext:value-type="float">
            <text:p>-0.832981266674431</text:p>
          </table:table-cell>
          <table:table-cell table:number-columns-repeated="23"/>
        </table:table-row>
        <table:table-row table:style-name="ro1">
          <table:table-cell table:formula="of:=[.A21]+0.1" office:value-type="float" office:value="-0.999999999999998" calcext:value-type="float">
            <text:p>-0.999999999999998</text:p>
          </table:table-cell>
          <table:table-cell table:formula="of:= 2/(1 + EXP(-2 * [.A22])) -1" office:value-type="float" office:value="-0.761594155955764" calcext:value-type="float">
            <text:p>-0.761594155955764</text:p>
          </table:table-cell>
          <table:table-cell table:formula="of:=TANH([.A22])" office:value-type="float" office:value="-0.761594155955764" calcext:value-type="float">
            <text:p>-0.761594155955764</text:p>
          </table:table-cell>
          <table:table-cell table:formula="of:=ATAN([.A22])" office:value-type="float" office:value="-0.785398163397448" calcext:value-type="float">
            <text:p>-0.785398163397448</text:p>
          </table:table-cell>
          <table:table-cell table:number-columns-repeated="23"/>
        </table:table-row>
        <table:table-row table:style-name="ro1">
          <table:table-cell table:formula="of:=[.A22]+0.1" office:value-type="float" office:value="-0.899999999999998" calcext:value-type="float">
            <text:p>-0.899999999999998</text:p>
          </table:table-cell>
          <table:table-cell table:formula="of:= 2/(1 + EXP(-2 * [.A23])) -1" office:value-type="float" office:value="-0.716297870199024" calcext:value-type="float">
            <text:p>-0.716297870199024</text:p>
          </table:table-cell>
          <table:table-cell table:formula="of:=TANH([.A23])" office:value-type="float" office:value="-0.716297870199024" calcext:value-type="float">
            <text:p>-0.716297870199024</text:p>
          </table:table-cell>
          <table:table-cell table:formula="of:=ATAN([.A23])" office:value-type="float" office:value="-0.732815101786506" calcext:value-type="float">
            <text:p>-0.732815101786506</text:p>
          </table:table-cell>
          <table:table-cell table:number-columns-repeated="23"/>
        </table:table-row>
        <table:table-row table:style-name="ro1">
          <table:table-cell table:formula="of:=[.A23]+0.1" office:value-type="float" office:value="-0.799999999999998" calcext:value-type="float">
            <text:p>-0.799999999999998</text:p>
          </table:table-cell>
          <table:table-cell table:formula="of:= 2/(1 + EXP(-2 * [.A24])) -1" office:value-type="float" office:value="-0.664036770267848" calcext:value-type="float">
            <text:p>-0.664036770267848</text:p>
          </table:table-cell>
          <table:table-cell table:formula="of:=TANH([.A24])" office:value-type="float" office:value="-0.664036770267848" calcext:value-type="float">
            <text:p>-0.664036770267848</text:p>
          </table:table-cell>
          <table:table-cell table:formula="of:=ATAN([.A24])" office:value-type="float" office:value="-0.674740942223552" calcext:value-type="float">
            <text:p>-0.674740942223552</text:p>
          </table:table-cell>
          <table:table-cell table:number-columns-repeated="23"/>
        </table:table-row>
        <table:table-row table:style-name="ro1">
          <table:table-cell table:formula="of:=[.A24]+0.1" office:value-type="float" office:value="-0.699999999999998" calcext:value-type="float">
            <text:p>-0.699999999999998</text:p>
          </table:table-cell>
          <table:table-cell table:formula="of:= 2/(1 + EXP(-2 * [.A25])) -1" office:value-type="float" office:value="-0.604367777117163" calcext:value-type="float">
            <text:p>-0.604367777117163</text:p>
          </table:table-cell>
          <table:table-cell table:formula="of:=TANH([.A25])" office:value-type="float" office:value="-0.604367777117163" calcext:value-type="float">
            <text:p>-0.604367777117163</text:p>
          </table:table-cell>
          <table:table-cell table:formula="of:=ATAN([.A25])" office:value-type="float" office:value="-0.610725964389208" calcext:value-type="float">
            <text:p>-0.610725964389208</text:p>
          </table:table-cell>
          <table:table-cell table:number-columns-repeated="23"/>
        </table:table-row>
        <table:table-row table:style-name="ro1">
          <table:table-cell table:formula="of:=[.A25]+0.1" office:value-type="float" office:value="-0.599999999999998" calcext:value-type="float">
            <text:p>-0.599999999999998</text:p>
          </table:table-cell>
          <table:table-cell table:formula="of:= 2/(1 + EXP(-2 * [.A26])) -1" office:value-type="float" office:value="-0.537049566998034" calcext:value-type="float">
            <text:p>-0.537049566998034</text:p>
          </table:table-cell>
          <table:table-cell table:formula="of:=TANH([.A26])" office:value-type="float" office:value="-0.537049566998034" calcext:value-type="float">
            <text:p>-0.537049566998034</text:p>
          </table:table-cell>
          <table:table-cell table:formula="of:=ATAN([.A26])" office:value-type="float" office:value="-0.540419500270583" calcext:value-type="float">
            <text:p>-0.540419500270583</text:p>
          </table:table-cell>
          <table:table-cell table:number-columns-repeated="23"/>
        </table:table-row>
        <table:table-row table:style-name="ro1">
          <table:table-cell table:formula="of:=[.A26]+0.1" office:value-type="float" office:value="-0.499999999999998" calcext:value-type="float">
            <text:p>-0.499999999999998</text:p>
          </table:table-cell>
          <table:table-cell table:formula="of:= 2/(1 + EXP(-2 * [.A27])) -1" office:value-type="float" office:value="-0.462117157260009" calcext:value-type="float">
            <text:p>-0.462117157260009</text:p>
          </table:table-cell>
          <table:table-cell table:formula="of:=TANH([.A27])" office:value-type="float" office:value="-0.462117157260009" calcext:value-type="float">
            <text:p>-0.462117157260009</text:p>
          </table:table-cell>
          <table:table-cell table:formula="of:=ATAN([.A27])" office:value-type="float" office:value="-0.463647609000805" calcext:value-type="float">
            <text:p>-0.463647609000805</text:p>
          </table:table-cell>
          <table:table-cell table:number-columns-repeated="23"/>
        </table:table-row>
        <table:table-row table:style-name="ro1">
          <table:table-cell table:formula="of:=[.A27]+0.1" office:value-type="float" office:value="-0.399999999999998" calcext:value-type="float">
            <text:p>-0.399999999999998</text:p>
          </table:table-cell>
          <table:table-cell table:formula="of:= 2/(1 + EXP(-2 * [.A28])) -1" office:value-type="float" office:value="-0.379948962255224" calcext:value-type="float">
            <text:p>-0.379948962255224</text:p>
          </table:table-cell>
          <table:table-cell table:formula="of:=TANH([.A28])" office:value-type="float" office:value="-0.379948962255224" calcext:value-type="float">
            <text:p>-0.379948962255224</text:p>
          </table:table-cell>
          <table:table-cell table:formula="of:=ATAN([.A28])" office:value-type="float" office:value="-0.380506377112364" calcext:value-type="float">
            <text:p>-0.380506377112364</text:p>
          </table:table-cell>
          <table:table-cell table:number-columns-repeated="9"/>
          <table:table-cell office:value-type="string" calcext:value-type="string">
            <text:p>Resonably linear through -0.25..0.25 and acceptably up to 0.5 (10%)</text:p>
          </table:table-cell>
          <table:table-cell table:number-columns-repeated="13"/>
        </table:table-row>
        <table:table-row table:style-name="ro1">
          <table:table-cell table:formula="of:=[.A28]+0.1" office:value-type="float" office:value="-0.299999999999998" calcext:value-type="float">
            <text:p>-0.299999999999998</text:p>
          </table:table-cell>
          <table:table-cell table:formula="of:= 2/(1 + EXP(-2 * [.A29])) -1" office:value-type="float" office:value="-0.29131261245159" calcext:value-type="float">
            <text:p>-0.29131261245159</text:p>
          </table:table-cell>
          <table:table-cell table:formula="of:=TANH([.A29])" office:value-type="float" office:value="-0.291312612451589" calcext:value-type="float">
            <text:p>-0.291312612451589</text:p>
          </table:table-cell>
          <table:table-cell table:formula="of:=ATAN([.A29])" office:value-type="float" office:value="-0.291456794477866" calcext:value-type="float">
            <text:p>-0.291456794477866</text:p>
          </table:table-cell>
          <table:table-cell table:number-columns-repeated="23"/>
        </table:table-row>
        <table:table-row table:style-name="ro1">
          <table:table-cell table:formula="of:=[.A29]+0.1" office:value-type="float" office:value="-0.199999999999998" calcext:value-type="float">
            <text:p>-0.199999999999998</text:p>
          </table:table-cell>
          <table:table-cell table:formula="of:= 2/(1 + EXP(-2 * [.A30])) -1" office:value-type="float" office:value="-0.197375320224903" calcext:value-type="float">
            <text:p>-0.197375320224903</text:p>
          </table:table-cell>
          <table:table-cell table:formula="of:=TANH([.A30])" office:value-type="float" office:value="-0.197375320224903" calcext:value-type="float">
            <text:p>-0.197375320224903</text:p>
          </table:table-cell>
          <table:table-cell table:formula="of:=ATAN([.A30])" office:value-type="float" office:value="-0.197395559849879" calcext:value-type="float">
            <text:p>-0.197395559849879</text:p>
          </table:table-cell>
          <table:table-cell table:number-columns-repeated="23"/>
        </table:table-row>
        <table:table-row table:style-name="ro1">
          <table:table-cell table:formula="of:=[.A30]+0.1" office:value-type="float" office:value="-0.0999999999999985" calcext:value-type="float">
            <text:p>-0.0999999999999985</text:p>
          </table:table-cell>
          <table:table-cell table:formula="of:= 2/(1 + EXP(-2 * [.A31])) -1" office:value-type="float" office:value="-0.0996679946249543" calcext:value-type="float">
            <text:p>-0.0996679946249543</text:p>
          </table:table-cell>
          <table:table-cell table:formula="of:=TANH([.A31])" office:value-type="float" office:value="-0.0996679946249543" calcext:value-type="float">
            <text:p>-0.0996679946249543</text:p>
          </table:table-cell>
          <table:table-cell table:formula="of:=ATAN([.A31])" office:value-type="float" office:value="-0.0996686524911605" calcext:value-type="float">
            <text:p>-0.0996686524911605</text:p>
          </table:table-cell>
          <table:table-cell table:number-columns-repeated="23"/>
        </table:table-row>
        <table:table-row table:style-name="ro1">
          <table:table-cell table:formula="of:=[.A31]+0.1" office:value-type="float" office:value="1.52655665885959E-015" calcext:value-type="float">
            <text:p>1.52655665885959E-15</text:p>
          </table:table-cell>
          <table:table-cell table:formula="of:= 2/(1 + EXP(-2 * [.A32])) -1" office:value-type="float" office:value="0" calcext:value-type="float">
            <text:p>0</text:p>
          </table:table-cell>
          <table:table-cell table:formula="of:=TANH([.A32])" office:value-type="float" office:value="1.52655665885959E-015" calcext:value-type="float">
            <text:p>1.52655665885959E-15</text:p>
          </table:table-cell>
          <table:table-cell table:formula="of:=ATAN([.A32])" office:value-type="float" office:value="1.52655665885959E-015" calcext:value-type="float">
            <text:p>1.52655665885959E-15</text:p>
          </table:table-cell>
          <table:table-cell table:number-columns-repeated="23"/>
        </table:table-row>
        <table:table-row table:style-name="ro1">
          <table:table-cell table:formula="of:=[.A32]+0.1" office:value-type="float" office:value="0.100000000000002" calcext:value-type="float">
            <text:p>0.100000000000002</text:p>
          </table:table-cell>
          <table:table-cell table:formula="of:= 2/(1 + EXP(-2 * [.A33])) -1" office:value-type="float" office:value="0.0996679946249572" calcext:value-type="float">
            <text:p>0.0996679946249572</text:p>
          </table:table-cell>
          <table:table-cell table:formula="of:=TANH([.A33])" office:value-type="float" office:value="0.0996679946249573" calcext:value-type="float">
            <text:p>0.0996679946249573</text:p>
          </table:table-cell>
          <table:table-cell table:formula="of:=ATAN([.A33])" office:value-type="float" office:value="0.0996686524911635" calcext:value-type="float">
            <text:p>0.0996686524911635</text:p>
          </table:table-cell>
          <table:table-cell table:number-columns-repeated="23"/>
        </table:table-row>
        <table:table-row table:style-name="ro1">
          <table:table-cell table:formula="of:=[.A33]+0.1" office:value-type="float" office:value="0.200000000000001" calcext:value-type="float">
            <text:p>0.200000000000001</text:p>
          </table:table-cell>
          <table:table-cell table:formula="of:= 2/(1 + EXP(-2 * [.A34])) -1" office:value-type="float" office:value="0.197375320224905" calcext:value-type="float">
            <text:p>0.197375320224905</text:p>
          </table:table-cell>
          <table:table-cell table:formula="of:=TANH([.A34])" office:value-type="float" office:value="0.197375320224905" calcext:value-type="float">
            <text:p>0.197375320224905</text:p>
          </table:table-cell>
          <table:table-cell table:formula="of:=ATAN([.A34])" office:value-type="float" office:value="0.197395559849882" calcext:value-type="float">
            <text:p>0.197395559849882</text:p>
          </table:table-cell>
          <table:table-cell table:number-columns-repeated="23"/>
        </table:table-row>
        <table:table-row table:style-name="ro1">
          <table:table-cell table:formula="of:=[.A34]+0.1" office:value-type="float" office:value="0.300000000000001" calcext:value-type="float">
            <text:p>0.300000000000001</text:p>
          </table:table-cell>
          <table:table-cell table:formula="of:= 2/(1 + EXP(-2 * [.A35])) -1" office:value-type="float" office:value="0.291312612451592" calcext:value-type="float">
            <text:p>0.291312612451592</text:p>
          </table:table-cell>
          <table:table-cell table:formula="of:=TANH([.A35])" office:value-type="float" office:value="0.291312612451592" calcext:value-type="float">
            <text:p>0.291312612451592</text:p>
          </table:table-cell>
          <table:table-cell table:formula="of:=ATAN([.A35])" office:value-type="float" office:value="0.291456794477868" calcext:value-type="float">
            <text:p>0.291456794477868</text:p>
          </table:table-cell>
          <table:table-cell table:number-columns-repeated="23"/>
        </table:table-row>
        <table:table-row table:style-name="ro1">
          <table:table-cell table:formula="of:=[.A35]+0.1" office:value-type="float" office:value="0.400000000000002" calcext:value-type="float">
            <text:p>0.400000000000002</text:p>
          </table:table-cell>
          <table:table-cell table:formula="of:= 2/(1 + EXP(-2 * [.A36])) -1" office:value-type="float" office:value="0.379948962255226" calcext:value-type="float">
            <text:p>0.379948962255226</text:p>
          </table:table-cell>
          <table:table-cell table:formula="of:=TANH([.A36])" office:value-type="float" office:value="0.379948962255226" calcext:value-type="float">
            <text:p>0.379948962255226</text:p>
          </table:table-cell>
          <table:table-cell table:formula="of:=ATAN([.A36])" office:value-type="float" office:value="0.380506377112366" calcext:value-type="float">
            <text:p>0.380506377112366</text:p>
          </table:table-cell>
          <table:table-cell table:number-columns-repeated="23"/>
        </table:table-row>
        <table:table-row table:style-name="ro1">
          <table:table-cell table:formula="of:=[.A36]+0.1" office:value-type="float" office:value="0.500000000000002" calcext:value-type="float">
            <text:p>0.500000000000002</text:p>
          </table:table-cell>
          <table:table-cell table:formula="of:= 2/(1 + EXP(-2 * [.A37])) -1" office:value-type="float" office:value="0.462117157260011" calcext:value-type="float">
            <text:p>0.462117157260011</text:p>
          </table:table-cell>
          <table:table-cell table:formula="of:=TANH([.A37])" office:value-type="float" office:value="0.462117157260011" calcext:value-type="float">
            <text:p>0.462117157260011</text:p>
          </table:table-cell>
          <table:table-cell table:formula="of:=ATAN([.A37])" office:value-type="float" office:value="0.463647609000807" calcext:value-type="float">
            <text:p>0.463647609000807</text:p>
          </table:table-cell>
          <table:table-cell table:number-columns-repeated="23"/>
        </table:table-row>
        <table:table-row table:style-name="ro1">
          <table:table-cell table:formula="of:=[.A37]+0.1" office:value-type="float" office:value="0.600000000000002" calcext:value-type="float">
            <text:p>0.600000000000002</text:p>
          </table:table-cell>
          <table:table-cell table:formula="of:= 2/(1 + EXP(-2 * [.A38])) -1" office:value-type="float" office:value="0.537049566998036" calcext:value-type="float">
            <text:p>0.537049566998036</text:p>
          </table:table-cell>
          <table:table-cell table:formula="of:=TANH([.A38])" office:value-type="float" office:value="0.537049566998036" calcext:value-type="float">
            <text:p>0.537049566998036</text:p>
          </table:table-cell>
          <table:table-cell table:formula="of:=ATAN([.A38])" office:value-type="float" office:value="0.540419500270585" calcext:value-type="float">
            <text:p>0.540419500270585</text:p>
          </table:table-cell>
          <table:table-cell table:number-columns-repeated="23"/>
        </table:table-row>
        <table:table-row table:style-name="ro1">
          <table:table-cell table:formula="of:=[.A38]+0.1" office:value-type="float" office:value="0.700000000000002" calcext:value-type="float">
            <text:p>0.700000000000002</text:p>
          </table:table-cell>
          <table:table-cell table:formula="of:= 2/(1 + EXP(-2 * [.A39])) -1" office:value-type="float" office:value="0.604367777117164" calcext:value-type="float">
            <text:p>0.604367777117164</text:p>
          </table:table-cell>
          <table:table-cell table:formula="of:=TANH([.A39])" office:value-type="float" office:value="0.604367777117164" calcext:value-type="float">
            <text:p>0.604367777117164</text:p>
          </table:table-cell>
          <table:table-cell table:formula="of:=ATAN([.A39])" office:value-type="float" office:value="0.61072596438921" calcext:value-type="float">
            <text:p>0.61072596438921</text:p>
          </table:table-cell>
          <table:table-cell table:number-columns-repeated="23"/>
        </table:table-row>
        <table:table-row table:style-name="ro1">
          <table:table-cell table:formula="of:=[.A39]+0.1" office:value-type="float" office:value="0.800000000000001" calcext:value-type="float">
            <text:p>0.800000000000001</text:p>
          </table:table-cell>
          <table:table-cell table:formula="of:= 2/(1 + EXP(-2 * [.A40])) -1" office:value-type="float" office:value="0.66403677026785" calcext:value-type="float">
            <text:p>0.66403677026785</text:p>
          </table:table-cell>
          <table:table-cell table:formula="of:=TANH([.A40])" office:value-type="float" office:value="0.66403677026785" calcext:value-type="float">
            <text:p>0.66403677026785</text:p>
          </table:table-cell>
          <table:table-cell table:formula="of:=ATAN([.A40])" office:value-type="float" office:value="0.674740942223554" calcext:value-type="float">
            <text:p>0.674740942223554</text:p>
          </table:table-cell>
          <table:table-cell table:number-columns-repeated="23"/>
        </table:table-row>
        <table:table-row table:style-name="ro1">
          <table:table-cell table:formula="of:=[.A40]+0.1" office:value-type="float" office:value="0.900000000000001" calcext:value-type="float">
            <text:p>0.900000000000001</text:p>
          </table:table-cell>
          <table:table-cell table:formula="of:= 2/(1 + EXP(-2 * [.A41])) -1" office:value-type="float" office:value="0.716297870199025" calcext:value-type="float">
            <text:p>0.716297870199025</text:p>
          </table:table-cell>
          <table:table-cell table:formula="of:=TANH([.A41])" office:value-type="float" office:value="0.716297870199025" calcext:value-type="float">
            <text:p>0.716297870199025</text:p>
          </table:table-cell>
          <table:table-cell table:formula="of:=ATAN([.A41])" office:value-type="float" office:value="0.732815101786507" calcext:value-type="float">
            <text:p>0.732815101786507</text:p>
          </table:table-cell>
          <table:table-cell table:number-columns-repeated="23"/>
        </table:table-row>
        <table:table-row table:style-name="ro1">
          <table:table-cell table:formula="of:=[.A41]+0.1" office:value-type="float" office:value="1" calcext:value-type="float">
            <text:p>1</text:p>
          </table:table-cell>
          <table:table-cell table:formula="of:= 2/(1 + EXP(-2 * [.A42])) -1" office:value-type="float" office:value="0.761594155955765" calcext:value-type="float">
            <text:p>0.761594155955765</text:p>
          </table:table-cell>
          <table:table-cell table:formula="of:=TANH([.A42])" office:value-type="float" office:value="0.761594155955766" calcext:value-type="float">
            <text:p>0.761594155955766</text:p>
          </table:table-cell>
          <table:table-cell table:formula="of:=ATAN([.A42])" office:value-type="float" office:value="0.785398163397449" calcext:value-type="float">
            <text:p>0.785398163397449</text:p>
          </table:table-cell>
          <table:table-cell table:number-columns-repeated="23"/>
        </table:table-row>
        <table:table-row table:style-name="ro1">
          <table:table-cell table:formula="of:=[.A42]+0.1" office:value-type="float" office:value="1.1" calcext:value-type="float">
            <text:p>1.1</text:p>
          </table:table-cell>
          <table:table-cell table:formula="of:= 2/(1 + EXP(-2 * [.A43])) -1" office:value-type="float" office:value="0.80049902176063" calcext:value-type="float">
            <text:p>0.80049902176063</text:p>
          </table:table-cell>
          <table:table-cell table:formula="of:=TANH([.A43])" office:value-type="float" office:value="0.80049902176063" calcext:value-type="float">
            <text:p>0.80049902176063</text:p>
          </table:table-cell>
          <table:table-cell table:formula="of:=ATAN([.A43])" office:value-type="float" office:value="0.832981266674432" calcext:value-type="float">
            <text:p>0.832981266674432</text:p>
          </table:table-cell>
          <table:table-cell table:number-columns-repeated="23"/>
        </table:table-row>
        <table:table-row table:style-name="ro1">
          <table:table-cell table:formula="of:=[.A43]+0.1" office:value-type="float" office:value="1.2" calcext:value-type="float">
            <text:p>1.2</text:p>
          </table:table-cell>
          <table:table-cell table:formula="of:= 2/(1 + EXP(-2 * [.A44])) -1" office:value-type="float" office:value="0.833654607012156" calcext:value-type="float">
            <text:p>0.833654607012156</text:p>
          </table:table-cell>
          <table:table-cell table:formula="of:=TANH([.A44])" office:value-type="float" office:value="0.833654607012156" calcext:value-type="float">
            <text:p>0.833654607012156</text:p>
          </table:table-cell>
          <table:table-cell table:formula="of:=ATAN([.A44])" office:value-type="float" office:value="0.876058050598194" calcext:value-type="float">
            <text:p>0.876058050598194</text:p>
          </table:table-cell>
          <table:table-cell table:number-columns-repeated="23"/>
        </table:table-row>
        <table:table-row table:style-name="ro1">
          <table:table-cell table:formula="of:=[.A44]+0.1" office:value-type="float" office:value="1.3" calcext:value-type="float">
            <text:p>1.3</text:p>
          </table:table-cell>
          <table:table-cell table:formula="of:= 2/(1 + EXP(-2 * [.A45])) -1" office:value-type="float" office:value="0.861723159313307" calcext:value-type="float">
            <text:p>0.861723159313307</text:p>
          </table:table-cell>
          <table:table-cell table:formula="of:=TANH([.A45])" office:value-type="float" office:value="0.861723159313307" calcext:value-type="float">
            <text:p>0.861723159313307</text:p>
          </table:table-cell>
          <table:table-cell table:formula="of:=ATAN([.A45])" office:value-type="float" office:value="0.915100700553361" calcext:value-type="float">
            <text:p>0.915100700553361</text:p>
          </table:table-cell>
          <table:table-cell table:number-columns-repeated="23"/>
        </table:table-row>
        <table:table-row table:style-name="ro1">
          <table:table-cell table:formula="of:=[.A45]+0.1" office:value-type="float" office:value="1.4" calcext:value-type="float">
            <text:p>1.4</text:p>
          </table:table-cell>
          <table:table-cell table:formula="of:= 2/(1 + EXP(-2 * [.A46])) -1" office:value-type="float" office:value="0.885351648202263" calcext:value-type="float">
            <text:p>0.885351648202263</text:p>
          </table:table-cell>
          <table:table-cell table:formula="of:=TANH([.A46])" office:value-type="float" office:value="0.885351648202263" calcext:value-type="float">
            <text:p>0.885351648202263</text:p>
          </table:table-cell>
          <table:table-cell table:formula="of:=ATAN([.A46])" office:value-type="float" office:value="0.950546840812076" calcext:value-type="float">
            <text:p>0.950546840812076</text:p>
          </table:table-cell>
          <table:table-cell table:number-columns-repeated="23"/>
        </table:table-row>
        <table:table-row table:style-name="ro1">
          <table:table-cell table:formula="of:=[.A46]+0.1" office:value-type="float" office:value="1.5" calcext:value-type="float">
            <text:p>1.5</text:p>
          </table:table-cell>
          <table:table-cell table:formula="of:= 2/(1 + EXP(-2 * [.A47])) -1" office:value-type="float" office:value="0.905148253644867" calcext:value-type="float">
            <text:p>0.905148253644867</text:p>
          </table:table-cell>
          <table:table-cell table:formula="of:=TANH([.A47])" office:value-type="float" office:value="0.905148253644867" calcext:value-type="float">
            <text:p>0.905148253644867</text:p>
          </table:table-cell>
          <table:table-cell table:formula="of:=ATAN([.A47])" office:value-type="float" office:value="0.98279372324733" calcext:value-type="float">
            <text:p>0.98279372324733</text:p>
          </table:table-cell>
          <table:table-cell table:number-columns-repeated="23"/>
        </table:table-row>
        <table:table-row table:style-name="ro1">
          <table:table-cell table:formula="of:=[.A47]+0.1" office:value-type="float" office:value="1.6" calcext:value-type="float">
            <text:p>1.6</text:p>
          </table:table-cell>
          <table:table-cell table:formula="of:= 2/(1 + EXP(-2 * [.A48])) -1" office:value-type="float" office:value="0.921668554406472" calcext:value-type="float">
            <text:p>0.921668554406472</text:p>
          </table:table-cell>
          <table:table-cell table:formula="of:=TANH([.A48])" office:value-type="float" office:value="0.921668554406472" calcext:value-type="float">
            <text:p>0.921668554406472</text:p>
          </table:table-cell>
          <table:table-cell table:formula="of:=ATAN([.A48])" office:value-type="float" office:value="1.01219701145133" calcext:value-type="float">
            <text:p>1.01219701145133</text:p>
          </table:table-cell>
          <table:table-cell table:number-columns-repeated="23"/>
        </table:table-row>
        <table:table-row table:style-name="ro1">
          <table:table-cell table:formula="of:=[.A48]+0.1" office:value-type="float" office:value="1.7" calcext:value-type="float">
            <text:p>1.7</text:p>
          </table:table-cell>
          <table:table-cell table:formula="of:= 2/(1 + EXP(-2 * [.A49])) -1" office:value-type="float" office:value="0.935409070603099" calcext:value-type="float">
            <text:p>0.935409070603099</text:p>
          </table:table-cell>
          <table:table-cell table:formula="of:=TANH([.A49])" office:value-type="float" office:value="0.935409070603099" calcext:value-type="float">
            <text:p>0.935409070603099</text:p>
          </table:table-cell>
          <table:table-cell table:formula="of:=ATAN([.A49])" office:value-type="float" office:value="1.03907225953609" calcext:value-type="float">
            <text:p>1.03907225953609</text:p>
          </table:table-cell>
          <table:table-cell table:number-columns-repeated="23"/>
        </table:table-row>
        <table:table-row table:style-name="ro1">
          <table:table-cell table:formula="of:=[.A49]+0.1" office:value-type="float" office:value="1.8" calcext:value-type="float">
            <text:p>1.8</text:p>
          </table:table-cell>
          <table:table-cell table:formula="of:= 2/(1 + EXP(-2 * [.A50])) -1" office:value-type="float" office:value="0.946806012846269" calcext:value-type="float">
            <text:p>0.946806012846269</text:p>
          </table:table-cell>
          <table:table-cell table:formula="of:=TANH([.A50])" office:value-type="float" office:value="0.946806012846269" calcext:value-type="float">
            <text:p>0.946806012846269</text:p>
          </table:table-cell>
          <table:table-cell table:formula="of:=ATAN([.A50])" office:value-type="float" office:value="1.06369782240256" calcext:value-type="float">
            <text:p>1.06369782240256</text:p>
          </table:table-cell>
          <table:table-cell table:number-columns-repeated="23"/>
        </table:table-row>
        <table:table-row table:style-name="ro1">
          <table:table-cell table:formula="of:=[.A50]+0.1" office:value-type="float" office:value="1.9" calcext:value-type="float">
            <text:p>1.9</text:p>
          </table:table-cell>
          <table:table-cell table:formula="of:= 2/(1 + EXP(-2 * [.A51])) -1" office:value-type="float" office:value="0.956237458127739" calcext:value-type="float">
            <text:p>0.956237458127739</text:p>
          </table:table-cell>
          <table:table-cell table:formula="of:=TANH([.A51])" office:value-type="float" office:value="0.956237458127739" calcext:value-type="float">
            <text:p>0.956237458127739</text:p>
          </table:table-cell>
          <table:table-cell table:formula="of:=ATAN([.A51])" office:value-type="float" office:value="1.08631839775787" calcext:value-type="float">
            <text:p>1.08631839775787</text:p>
          </table:table-cell>
          <table:table-cell table:number-columns-repeated="23"/>
        </table:table-row>
        <table:table-row table:style-name="ro1">
          <table:table-cell table:formula="of:=[.A51]+0.1" office:value-type="float" office:value="2" calcext:value-type="float">
            <text:p>2</text:p>
          </table:table-cell>
          <table:table-cell table:formula="of:= 2/(1 + EXP(-2 * [.A52])) -1" office:value-type="float" office:value="0.964027580075817" calcext:value-type="float">
            <text:p>0.964027580075817</text:p>
          </table:table-cell>
          <table:table-cell table:formula="of:=TANH([.A52])" office:value-type="float" office:value="0.964027580075817" calcext:value-type="float">
            <text:p>0.964027580075817</text:p>
          </table:table-cell>
          <table:table-cell table:formula="of:=ATAN([.A52])" office:value-type="float" office:value="1.10714871779409" calcext:value-type="float">
            <text:p>1.10714871779409</text:p>
          </table:table-cell>
          <table:table-cell table:number-columns-repeated="23"/>
        </table:table-row>
        <table:table-row table:style-name="ro1">
          <table:table-cell table:formula="of:=[.A52]+0.1" office:value-type="float" office:value="2.1" calcext:value-type="float">
            <text:p>2.1</text:p>
          </table:table-cell>
          <table:table-cell table:formula="of:= 2/(1 + EXP(-2 * [.A53])) -1" office:value-type="float" office:value="0.970451936613454" calcext:value-type="float">
            <text:p>0.970451936613454</text:p>
          </table:table-cell>
          <table:table-cell table:formula="of:=TANH([.A53])" office:value-type="float" office:value="0.970451936613454" calcext:value-type="float">
            <text:p>0.970451936613454</text:p>
          </table:table-cell>
          <table:table-cell table:formula="of:=ATAN([.A53])" office:value-type="float" office:value="1.1263771168938" calcext:value-type="float">
            <text:p>1.1263771168938</text:p>
          </table:table-cell>
          <table:table-cell table:number-columns-repeated="23"/>
        </table:table-row>
        <table:table-row table:style-name="ro1">
          <table:table-cell table:formula="of:=[.A53]+0.1" office:value-type="float" office:value="2.2" calcext:value-type="float">
            <text:p>2.2</text:p>
          </table:table-cell>
          <table:table-cell table:formula="of:= 2/(1 + EXP(-2 * [.A54])) -1" office:value-type="float" office:value="0.975743130031451" calcext:value-type="float">
            <text:p>0.975743130031451</text:p>
          </table:table-cell>
          <table:table-cell table:formula="of:=TANH([.A54])" office:value-type="float" office:value="0.975743130031452" calcext:value-type="float">
            <text:p>0.975743130031452</text:p>
          </table:table-cell>
          <table:table-cell table:formula="of:=ATAN([.A54])" office:value-type="float" office:value="1.14416883366802" calcext:value-type="float">
            <text:p>1.14416883366802</text:p>
          </table:table-cell>
          <table:table-cell table:number-columns-repeated="23"/>
        </table:table-row>
        <table:table-row table:style-name="ro1">
          <table:table-cell table:formula="of:=[.A54]+0.1" office:value-type="float" office:value="2.3" calcext:value-type="float">
            <text:p>2.3</text:p>
          </table:table-cell>
          <table:table-cell table:formula="of:= 2/(1 + EXP(-2 * [.A55])) -1" office:value-type="float" office:value="0.980096396266191" calcext:value-type="float">
            <text:p>0.980096396266191</text:p>
          </table:table-cell>
          <table:table-cell table:formula="of:=TANH([.A55])" office:value-type="float" office:value="0.980096396266191" calcext:value-type="float">
            <text:p>0.980096396266191</text:p>
          </table:table-cell>
          <table:table-cell table:formula="of:=ATAN([.A55])" office:value-type="float" office:value="1.16066898625341" calcext:value-type="float">
            <text:p>1.16066898625341</text:p>
          </table:table-cell>
          <table:table-cell table:number-columns-repeated="23"/>
        </table:table-row>
        <table:table-row table:style-name="ro1">
          <table:table-cell table:formula="of:=[.A55]+0.1" office:value-type="float" office:value="2.4" calcext:value-type="float">
            <text:p>2.4</text:p>
          </table:table-cell>
          <table:table-cell table:formula="of:= 2/(1 + EXP(-2 * [.A56])) -1" office:value-type="float" office:value="0.98367485769368" calcext:value-type="float">
            <text:p>0.98367485769368</text:p>
          </table:table-cell>
          <table:table-cell table:formula="of:=TANH([.A56])" office:value-type="float" office:value="0.98367485769368" calcext:value-type="float">
            <text:p>0.98367485769368</text:p>
          </table:table-cell>
          <table:table-cell table:formula="of:=ATAN([.A56])" office:value-type="float" office:value="1.17600520709514" calcext:value-type="float">
            <text:p>1.17600520709514</text:p>
          </table:table-cell>
          <table:table-cell table:number-columns-repeated="23"/>
        </table:table-row>
        <table:table-row table:style-name="ro1">
          <table:table-cell table:formula="of:=[.A56]+0.1" office:value-type="float" office:value="2.5" calcext:value-type="float">
            <text:p>2.5</text:p>
          </table:table-cell>
          <table:table-cell table:formula="of:= 2/(1 + EXP(-2 * [.A57])) -1" office:value-type="float" office:value="0.98661429815143" calcext:value-type="float">
            <text:p>0.98661429815143</text:p>
          </table:table-cell>
          <table:table-cell table:formula="of:=TANH([.A57])" office:value-type="float" office:value="0.98661429815143" calcext:value-type="float">
            <text:p>0.98661429815143</text:p>
          </table:table-cell>
          <table:table-cell table:formula="of:=ATAN([.A57])" office:value-type="float" office:value="1.19028994968253" calcext:value-type="float">
            <text:p>1.19028994968253</text:p>
          </table:table-cell>
          <table:table-cell table:number-columns-repeated="23"/>
        </table:table-row>
        <table:table-row table:style-name="ro1">
          <table:table-cell table:formula="of:=[.A57]+0.1" office:value-type="float" office:value="2.6" calcext:value-type="float">
            <text:p>2.6</text:p>
          </table:table-cell>
          <table:table-cell table:formula="of:= 2/(1 + EXP(-2 * [.A58])) -1" office:value-type="float" office:value="0.989027402201099" calcext:value-type="float">
            <text:p>0.989027402201099</text:p>
          </table:table-cell>
          <table:table-cell table:formula="of:=TANH([.A58])" office:value-type="float" office:value="0.989027402201099" calcext:value-type="float">
            <text:p>0.989027402201099</text:p>
          </table:table-cell>
          <table:table-cell table:formula="of:=ATAN([.A58])" office:value-type="float" office:value="1.20362249297668" calcext:value-type="float">
            <text:p>1.20362249297668</text:p>
          </table:table-cell>
          <table:table-cell table:number-columns-repeated="23"/>
        </table:table-row>
        <table:table-row table:style-name="ro1">
          <table:table-cell table:formula="of:=[.A58]+0.1" office:value-type="float" office:value="2.7" calcext:value-type="float">
            <text:p>2.7</text:p>
          </table:table-cell>
          <table:table-cell table:formula="of:= 2/(1 + EXP(-2 * [.A59])) -1" office:value-type="float" office:value="0.991007453678118" calcext:value-type="float">
            <text:p>0.991007453678118</text:p>
          </table:table-cell>
          <table:table-cell table:formula="of:=TANH([.A59])" office:value-type="float" office:value="0.991007453678118" calcext:value-type="float">
            <text:p>0.991007453678118</text:p>
          </table:table-cell>
          <table:table-cell table:formula="of:=ATAN([.A59])" office:value-type="float" office:value="1.21609067478396" calcext:value-type="float">
            <text:p>1.21609067478396</text:p>
          </table:table-cell>
          <table:table-cell table:number-columns-repeated="23"/>
        </table:table-row>
        <table:table-row table:style-name="ro1">
          <table:table-cell table:formula="of:=[.A59]+0.1" office:value-type="float" office:value="2.8" calcext:value-type="float">
            <text:p>2.8</text:p>
          </table:table-cell>
          <table:table-cell table:formula="of:= 2/(1 + EXP(-2 * [.A60])) -1" office:value-type="float" office:value="0.992631520201128" calcext:value-type="float">
            <text:p>0.992631520201128</text:p>
          </table:table-cell>
          <table:table-cell table:formula="of:=TANH([.A60])" office:value-type="float" office:value="0.992631520201128" calcext:value-type="float">
            <text:p>0.992631520201128</text:p>
          </table:table-cell>
          <table:table-cell table:formula="of:=ATAN([.A60])" office:value-type="float" office:value="1.22777238637419" calcext:value-type="float">
            <text:p>1.22777238637419</text:p>
          </table:table-cell>
          <table:table-cell table:number-columns-repeated="23"/>
        </table:table-row>
        <table:table-row table:style-name="ro1">
          <table:table-cell table:formula="of:=[.A60]+0.1" office:value-type="float" office:value="2.9" calcext:value-type="float">
            <text:p>2.9</text:p>
          </table:table-cell>
          <table:table-cell table:formula="of:= 2/(1 + EXP(-2 * [.A61])) -1" office:value-type="float" office:value="0.993963167350583" calcext:value-type="float">
            <text:p>0.993963167350583</text:p>
          </table:table-cell>
          <table:table-cell table:formula="of:=TANH([.A61])" office:value-type="float" office:value="0.993963167350583" calcext:value-type="float">
            <text:p>0.993963167350583</text:p>
          </table:table-cell>
          <table:table-cell table:formula="of:=ATAN([.A61])" office:value-type="float" office:value="1.23873685925201" calcext:value-type="float">
            <text:p>1.23873685925201</text:p>
          </table:table-cell>
          <table:table-cell table:number-columns-repeated="23"/>
        </table:table-row>
        <table:table-row table:style-name="ro1">
          <table:table-cell table:formula="of:=[.A61]+0.1" office:value-type="float" office:value="3" calcext:value-type="float">
            <text:p>3</text:p>
          </table:table-cell>
          <table:table-cell table:formula="of:= 2/(1 + EXP(-2 * [.A62])) -1" office:value-type="float" office:value="0.995054753686731" calcext:value-type="float">
            <text:p>0.995054753686731</text:p>
          </table:table-cell>
          <table:table-cell table:formula="of:=TANH([.A62])" office:value-type="float" office:value="0.99505475368673" calcext:value-type="float">
            <text:p>0.99505475368673</text:p>
          </table:table-cell>
          <table:table-cell table:formula="of:=ATAN([.A62])" office:value-type="float" office:value="1.24904577239825" calcext:value-type="float">
            <text:p>1.24904577239825</text:p>
          </table:table-cell>
          <table:table-cell table:number-columns-repeated="23"/>
        </table:table-row>
        <table:table-row table:style-name="ro1" table:number-rows-repeated="6">
          <table:table-cell table:number-columns-repeated="27"/>
        </table:table-row>
        <table:table-row table:style-name="ro1">
          <table:table-cell table:number-columns-repeated="15"/>
          <table:table-cell table:formula="of:=0.5-[.P70]" office:value-type="float" office:value="0.375" calcext:value-type="float">
            <text:p>0.37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</text:p>
          </table:table-cell>
          <table:table-cell table:number-columns-repeated="10"/>
          <table:table-cell table:formula="of:=0.5^[.P71]" office:value-type="float" office:value="0.125" calcext:value-type="float">
            <text:p>0.125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E71]*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q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^(1/p)</text:p>
          </table:table-cell>
          <table:table-cell office:value-type="string" calcext:value-type="string">
            <text:p>sin(x*2*p)</text:p>
          </table:table-cell>
          <table:table-cell table:number-columns-repeated="7"/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^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(t^p)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(x^p)</text:p>
          </table:table-cell>
          <table:table-cell office:value-type="string" calcext:value-type="string">
            <text:p>sin(x^p)^k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73]*2*PI()" office:value-type="float" office:value="0" calcext:value-type="float">
            <text:p>0</text:p>
          </table:table-cell>
          <table:table-cell table:formula="of:=[.B73]*[.C$71]" office:value-type="float" office:value="0" calcext:value-type="float">
            <text:p>0</text:p>
          </table:table-cell>
          <table:table-cell table:formula="of:=SIN([.B73])" office:value-type="float" office:value="0" calcext:value-type="float">
            <text:p>0</text:p>
          </table:table-cell>
          <table:table-cell table:formula="of:=[.D73]^(1/[.E$71])" office:value-type="float" office:value="0" calcext:value-type="float">
            <text:p>0</text:p>
          </table:table-cell>
          <table:table-cell table:formula="of:=SIN([.C73])" office:value-type="float" office:value="0" calcext:value-type="float">
            <text:p>0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formula="of:=(0.5-[.N73]/2)^[.P$71]/[.P$70]/2" office:value-type="float" office:value="0.5" calcext:value-type="float">
            <text:p>0.5</text:p>
          </table:table-cell>
          <table:table-cell table:formula="of:=[.O73]*2*PI()" office:value-type="float" office:value="0" calcext:value-type="float">
            <text:p>0</text:p>
          </table:table-cell>
          <table:table-cell table:formula="of:=[.P73]*2*PI()" office:value-type="float" office:value="3.14159265358979" calcext:value-type="float">
            <text:p>3.14159265358979</text:p>
          </table:table-cell>
          <table:table-cell table:formula="of:=SIN([.Q73])" office:value-type="float" office:value="0" calcext:value-type="float">
            <text:p>0</text:p>
          </table:table-cell>
          <table:table-cell table:formula="of:=SIN([.R73])" office:value-type="float" office:value="1.22464679914735E-016" calcext:value-type="float">
            <text:p>1.22464679914735E-16</text:p>
          </table:table-cell>
          <table:table-cell table:formula="of:=[.T73]^[.U$71]" office:value-type="float" office:value="0.0256330972480305" calcext:value-type="float">
            <text:p>0.0256330972480305</text:p>
          </table:table-cell>
          <table:table-cell table:number-columns-repeated="6"/>
        </table:table-row>
        <table:table-row table:style-name="ro1">
          <table:table-cell table:formula="of:=[.A73]+0.01" office:value-type="float" office:value="0.01" calcext:value-type="float">
            <text:p>0.01</text:p>
          </table:table-cell>
          <table:table-cell table:formula="of:=[.A74]*2*PI()" office:value-type="float" office:value="0.0628318530717959" calcext:value-type="float">
            <text:p>0.0628318530717959</text:p>
          </table:table-cell>
          <table:table-cell table:formula="of:=[.B74]*[.C$71]" office:value-type="float" office:value="0.251327412287183" calcext:value-type="float">
            <text:p>0.251327412287183</text:p>
          </table:table-cell>
          <table:table-cell table:formula="of:=SIN([.B74])" office:value-type="float" office:value="0.0627905195293134" calcext:value-type="float">
            <text:p>0.0627905195293134</text:p>
          </table:table-cell>
          <table:table-cell table:formula="of:=[.D74]^(1/[.E$71])" office:value-type="float" office:value="0.250580365410607" calcext:value-type="float">
            <text:p>0.250580365410607</text:p>
          </table:table-cell>
          <table:table-cell table:formula="of:=SIN([.C74])" office:value-type="float" office:value="0.248689887164855" calcext:value-type="float">
            <text:p>0.248689887164855</text:p>
          </table:table-cell>
          <table:table-cell table:number-columns-repeated="7"/>
          <table:table-cell table:formula="of:=[.N73]+0.02" office:value-type="float" office:value="0.02" calcext:value-type="float">
            <text:p>0.02</text:p>
          </table:table-cell>
          <table:table-cell table:formula="of:=[.N74]/2" office:value-type="float" office:value="0.01" calcext:value-type="float">
            <text:p>0.01</text:p>
          </table:table-cell>
          <table:table-cell table:formula="of:=(0.5-[.N74]/2)^[.P$71]/[.P$70]/2" office:value-type="float" office:value="0.470596" calcext:value-type="float">
            <text:p>0.470596</text:p>
          </table:table-cell>
          <table:table-cell table:formula="of:=[.O74]*2*PI()" office:value-type="float" office:value="0.0628318530717959" calcext:value-type="float">
            <text:p>0.0628318530717959</text:p>
          </table:table-cell>
          <table:table-cell table:formula="of:=[.P74]*2*PI()" office:value-type="float" office:value="2.95684187281748" calcext:value-type="float">
            <text:p>2.95684187281748</text:p>
          </table:table-cell>
          <table:table-cell table:formula="of:=SIN([.Q74])" office:value-type="float" office:value="0.0627905195293134" calcext:value-type="float">
            <text:p>0.0627905195293134</text:p>
          </table:table-cell>
          <table:table-cell table:formula="of:=SIN([.R74])" office:value-type="float" office:value="0.183701561204845" calcext:value-type="float">
            <text:p>0.183701561204845</text:p>
          </table:table-cell>
          <table:table-cell table:formula="of:=[.T74]^[.U$71]" office:value-type="float" office:value="0.844133789306515" calcext:value-type="float">
            <text:p>0.844133789306515</text:p>
          </table:table-cell>
          <table:table-cell table:number-columns-repeated="6"/>
        </table:table-row>
        <table:table-row table:style-name="ro1">
          <table:table-cell table:formula="of:=[.A74]+0.01" office:value-type="float" office:value="0.02" calcext:value-type="float">
            <text:p>0.02</text:p>
          </table:table-cell>
          <table:table-cell table:formula="of:=[.A75]*2*PI()" office:value-type="float" office:value="0.125663706143592" calcext:value-type="float">
            <text:p>0.125663706143592</text:p>
          </table:table-cell>
          <table:table-cell table:formula="of:=[.B75]*[.C$71]" office:value-type="float" office:value="0.502654824574367" calcext:value-type="float">
            <text:p>0.502654824574367</text:p>
          </table:table-cell>
          <table:table-cell table:formula="of:=SIN([.B75])" office:value-type="float" office:value="0.125333233564304" calcext:value-type="float">
            <text:p>0.125333233564304</text:p>
          </table:table-cell>
          <table:table-cell table:formula="of:=[.D75]^(1/[.E$71])" office:value-type="float" office:value="0.354024340355722" calcext:value-type="float">
            <text:p>0.354024340355722</text:p>
          </table:table-cell>
          <table:table-cell table:formula="of:=SIN([.C75])" office:value-type="float" office:value="0.481753674101715" calcext:value-type="float">
            <text:p>0.481753674101715</text:p>
          </table:table-cell>
          <table:table-cell table:number-columns-repeated="7"/>
          <table:table-cell table:formula="of:=[.N74]+0.02" office:value-type="float" office:value="0.04" calcext:value-type="float">
            <text:p>0.04</text:p>
          </table:table-cell>
          <table:table-cell table:formula="of:=[.N75]/2" office:value-type="float" office:value="0.02" calcext:value-type="float">
            <text:p>0.02</text:p>
          </table:table-cell>
          <table:table-cell table:formula="of:=(0.5-[.N75]/2)^[.P$71]/[.P$70]/2" office:value-type="float" office:value="0.442368" calcext:value-type="float">
            <text:p>0.442368</text:p>
          </table:table-cell>
          <table:table-cell table:formula="of:=[.O75]*2*PI()" office:value-type="float" office:value="0.125663706143592" calcext:value-type="float">
            <text:p>0.125663706143592</text:p>
          </table:table-cell>
          <table:table-cell table:formula="of:=[.P75]*2*PI()" office:value-type="float" office:value="2.77948011796642" calcext:value-type="float">
            <text:p>2.77948011796642</text:p>
          </table:table-cell>
          <table:table-cell table:formula="of:=SIN([.Q75])" office:value-type="float" office:value="0.125333233564304" calcext:value-type="float">
            <text:p>0.125333233564304</text:p>
          </table:table-cell>
          <table:table-cell table:formula="of:=SIN([.R75])" office:value-type="float" office:value="0.35425056111871" calcext:value-type="float">
            <text:p>0.35425056111871</text:p>
          </table:table-cell>
          <table:table-cell table:formula="of:=[.T75]^[.U$71]" office:value-type="float" office:value="0.901428022329996" calcext:value-type="float">
            <text:p>0.901428022329996</text:p>
          </table:table-cell>
          <table:table-cell table:number-columns-repeated="6"/>
        </table:table-row>
        <table:table-row table:style-name="ro1">
          <table:table-cell table:formula="of:=[.A75]+0.01" office:value-type="float" office:value="0.03" calcext:value-type="float">
            <text:p>0.03</text:p>
          </table:table-cell>
          <table:table-cell table:formula="of:=[.A76]*2*PI()" office:value-type="float" office:value="0.188495559215388" calcext:value-type="float">
            <text:p>0.188495559215388</text:p>
          </table:table-cell>
          <table:table-cell table:formula="of:=[.B76]*[.C$71]" office:value-type="float" office:value="0.75398223686155" calcext:value-type="float">
            <text:p>0.75398223686155</text:p>
          </table:table-cell>
          <table:table-cell table:formula="of:=SIN([.B76])" office:value-type="float" office:value="0.187381314585725" calcext:value-type="float">
            <text:p>0.187381314585725</text:p>
          </table:table-cell>
          <table:table-cell table:formula="of:=[.D76]^(1/[.E$71])" office:value-type="float" office:value="0.432875634086425" calcext:value-type="float">
            <text:p>0.432875634086425</text:p>
          </table:table-cell>
          <table:table-cell table:formula="of:=SIN([.C76])" office:value-type="float" office:value="0.684547105928689" calcext:value-type="float">
            <text:p>0.684547105928689</text:p>
          </table:table-cell>
          <table:table-cell table:number-columns-repeated="7"/>
          <table:table-cell table:formula="of:=[.N75]+0.02" office:value-type="float" office:value="0.06" calcext:value-type="float">
            <text:p>0.06</text:p>
          </table:table-cell>
          <table:table-cell table:formula="of:=[.N76]/2" office:value-type="float" office:value="0.03" calcext:value-type="float">
            <text:p>0.03</text:p>
          </table:table-cell>
          <table:table-cell table:formula="of:=(0.5-[.N76]/2)^[.P$71]/[.P$70]/2" office:value-type="float" office:value="0.415292" calcext:value-type="float">
            <text:p>0.415292</text:p>
          </table:table-cell>
          <table:table-cell table:formula="of:=[.O76]*2*PI()" office:value-type="float" office:value="0.188495559215388" calcext:value-type="float">
            <text:p>0.188495559215388</text:p>
          </table:table-cell>
          <table:table-cell table:formula="of:=[.P76]*2*PI()" office:value-type="float" office:value="2.60935659258922" calcext:value-type="float">
            <text:p>2.60935659258922</text:p>
          </table:table-cell>
          <table:table-cell table:formula="of:=SIN([.Q76])" office:value-type="float" office:value="0.187381314585725" calcext:value-type="float">
            <text:p>0.187381314585725</text:p>
          </table:table-cell>
          <table:table-cell table:formula="of:=SIN([.R76])" office:value-type="float" office:value="0.50746136501357" calcext:value-type="float">
            <text:p>0.50746136501357</text:p>
          </table:table-cell>
          <table:table-cell table:formula="of:=[.T76]^[.U$71]" office:value-type="float" office:value="0.934416069021097" calcext:value-type="float">
            <text:p>0.934416069021097</text:p>
          </table:table-cell>
          <table:table-cell table:number-columns-repeated="3"/>
          <table:table-cell office:value-type="string" calcext:value-type="string">
            <text:p>attack</text:p>
          </table:table-cell>
          <table:table-cell office:value-type="string" calcext:value-type="string">
            <text:p>decay</text:p>
          </table:table-cell>
          <table:table-cell/>
        </table:table-row>
        <table:table-row table:style-name="ro1">
          <table:table-cell table:formula="of:=[.A76]+0.01" office:value-type="float" office:value="0.04" calcext:value-type="float">
            <text:p>0.04</text:p>
          </table:table-cell>
          <table:table-cell table:formula="of:=[.A77]*2*PI()" office:value-type="float" office:value="0.251327412287183" calcext:value-type="float">
            <text:p>0.251327412287183</text:p>
          </table:table-cell>
          <table:table-cell table:formula="of:=[.B77]*[.C$71]" office:value-type="float" office:value="1.00530964914873" calcext:value-type="float">
            <text:p>1.00530964914873</text:p>
          </table:table-cell>
          <table:table-cell table:formula="of:=SIN([.B77])" office:value-type="float" office:value="0.248689887164855" calcext:value-type="float">
            <text:p>0.248689887164855</text:p>
          </table:table-cell>
          <table:table-cell table:formula="of:=[.D77]^(1/[.E$71])" office:value-type="float" office:value="0.498688166257086" calcext:value-type="float">
            <text:p>0.498688166257086</text:p>
          </table:table-cell>
          <table:table-cell table:formula="of:=SIN([.C77])" office:value-type="float" office:value="0.844327925502015" calcext:value-type="float">
            <text:p>0.844327925502015</text:p>
          </table:table-cell>
          <table:table-cell table:number-columns-repeated="7"/>
          <table:table-cell table:formula="of:=[.N76]+0.02" office:value-type="float" office:value="0.08" calcext:value-type="float">
            <text:p>0.08</text:p>
          </table:table-cell>
          <table:table-cell table:formula="of:=[.N77]/2" office:value-type="float" office:value="0.04" calcext:value-type="float">
            <text:p>0.04</text:p>
          </table:table-cell>
          <table:table-cell table:formula="of:=(0.5-[.N77]/2)^[.P$71]/[.P$70]/2" office:value-type="float" office:value="0.389344" calcext:value-type="float">
            <text:p>0.389344</text:p>
          </table:table-cell>
          <table:table-cell table:formula="of:=[.O77]*2*PI()" office:value-type="float" office:value="0.251327412287183" calcext:value-type="float">
            <text:p>0.251327412287183</text:p>
          </table:table-cell>
          <table:table-cell table:formula="of:=[.P77]*2*PI()" office:value-type="float" office:value="2.44632050023853" calcext:value-type="float">
            <text:p>2.44632050023853</text:p>
          </table:table-cell>
          <table:table-cell table:formula="of:=SIN([.Q77])" office:value-type="float" office:value="0.248689887164855" calcext:value-type="float">
            <text:p>0.248689887164855</text:p>
          </table:table-cell>
          <table:table-cell table:formula="of:=SIN([.R77])" office:value-type="float" office:value="0.640594444201603" calcext:value-type="float">
            <text:p>0.640594444201603</text:p>
          </table:table-cell>
          <table:table-cell table:formula="of:=[.T77]^[.U$71]" office:value-type="float" office:value="0.956441290528082" calcext:value-type="float">
            <text:p>0.95644129052808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table:formula="of:=[.A77]+0.01" office:value-type="float" office:value="0.05" calcext:value-type="float">
            <text:p>0.05</text:p>
          </table:table-cell>
          <table:table-cell table:formula="of:=[.A78]*2*PI()" office:value-type="float" office:value="0.314159265358979" calcext:value-type="float">
            <text:p>0.314159265358979</text:p>
          </table:table-cell>
          <table:table-cell table:formula="of:=[.B78]*[.C$71]" office:value-type="float" office:value="1.25663706143592" calcext:value-type="float">
            <text:p>1.25663706143592</text:p>
          </table:table-cell>
          <table:table-cell table:formula="of:=SIN([.B78])" office:value-type="float" office:value="0.309016994374947" calcext:value-type="float">
            <text:p>0.309016994374947</text:p>
          </table:table-cell>
          <table:table-cell table:formula="of:=[.D78]^(1/[.E$71])" office:value-type="float" office:value="0.555892970251421" calcext:value-type="float">
            <text:p>0.555892970251421</text:p>
          </table:table-cell>
          <table:table-cell table:formula="of:=SIN([.C78])" office:value-type="float" office:value="0.951056516295153" calcext:value-type="float">
            <text:p>0.951056516295153</text:p>
          </table:table-cell>
          <table:table-cell table:number-columns-repeated="7"/>
          <table:table-cell table:formula="of:=[.N77]+0.02" office:value-type="float" office:value="0.1" calcext:value-type="float">
            <text:p>0.1</text:p>
          </table:table-cell>
          <table:table-cell table:formula="of:=[.N78]/2" office:value-type="float" office:value="0.05" calcext:value-type="float">
            <text:p>0.05</text:p>
          </table:table-cell>
          <table:table-cell table:formula="of:=(0.5-[.N78]/2)^[.P$71]/[.P$70]/2" office:value-type="float" office:value="0.3645" calcext:value-type="float">
            <text:p>0.3645</text:p>
          </table:table-cell>
          <table:table-cell table:formula="of:=[.O78]*2*PI()" office:value-type="float" office:value="0.314159265358979" calcext:value-type="float">
            <text:p>0.314159265358979</text:p>
          </table:table-cell>
          <table:table-cell table:formula="of:=[.P78]*2*PI()" office:value-type="float" office:value="2.29022104446696" calcext:value-type="float">
            <text:p>2.29022104446696</text:p>
          </table:table-cell>
          <table:table-cell table:formula="of:=SIN([.Q78])" office:value-type="float" office:value="0.309016994374947" calcext:value-type="float">
            <text:p>0.309016994374947</text:p>
          </table:table-cell>
          <table:table-cell table:formula="of:=SIN([.R78])" office:value-type="float" office:value="0.752184937064111" calcext:value-type="float">
            <text:p>0.752184937064111</text:p>
          </table:table-cell>
          <table:table-cell table:formula="of:=[.T78]^[.U$71]" office:value-type="float" office:value="0.971924350910318" calcext:value-type="float">
            <text:p>0.9719243509103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78]+0.01" office:value-type="float" office:value="0.06" calcext:value-type="float">
            <text:p>0.06</text:p>
          </table:table-cell>
          <table:table-cell table:formula="of:=[.A79]*2*PI()" office:value-type="float" office:value="0.376991118430775" calcext:value-type="float">
            <text:p>0.376991118430775</text:p>
          </table:table-cell>
          <table:table-cell table:formula="of:=[.B79]*[.C$71]" office:value-type="float" office:value="1.5079644737231" calcext:value-type="float">
            <text:p>1.5079644737231</text:p>
          </table:table-cell>
          <table:table-cell table:formula="of:=SIN([.B79])" office:value-type="float" office:value="0.368124552684678" calcext:value-type="float">
            <text:p>0.368124552684678</text:p>
          </table:table-cell>
          <table:table-cell table:formula="of:=[.D79]^(1/[.E$71])" office:value-type="float" office:value="0.606732686349333" calcext:value-type="float">
            <text:p>0.606732686349333</text:p>
          </table:table-cell>
          <table:table-cell table:formula="of:=SIN([.C79])" office:value-type="float" office:value="0.998026728428271" calcext:value-type="float">
            <text:p>0.998026728428271</text:p>
          </table:table-cell>
          <table:table-cell table:number-columns-repeated="7"/>
          <table:table-cell table:formula="of:=[.N78]+0.02" office:value-type="float" office:value="0.12" calcext:value-type="float">
            <text:p>0.12</text:p>
          </table:table-cell>
          <table:table-cell table:formula="of:=[.N79]/2" office:value-type="float" office:value="0.06" calcext:value-type="float">
            <text:p>0.06</text:p>
          </table:table-cell>
          <table:table-cell table:formula="of:=(0.5-[.N79]/2)^[.P$71]/[.P$70]/2" office:value-type="float" office:value="0.340736" calcext:value-type="float">
            <text:p>0.340736</text:p>
          </table:table-cell>
          <table:table-cell table:formula="of:=[.O79]*2*PI()" office:value-type="float" office:value="0.376991118430775" calcext:value-type="float">
            <text:p>0.376991118430775</text:p>
          </table:table-cell>
          <table:table-cell table:formula="of:=[.P79]*2*PI()" office:value-type="float" office:value="2.14090742882714" calcext:value-type="float">
            <text:p>2.14090742882714</text:p>
          </table:table-cell>
          <table:table-cell table:formula="of:=SIN([.Q79])" office:value-type="float" office:value="0.368124552684678" calcext:value-type="float">
            <text:p>0.368124552684678</text:p>
          </table:table-cell>
          <table:table-cell table:formula="of:=SIN([.R79])" office:value-type="float" office:value="0.841841015749042" calcext:value-type="float">
            <text:p>0.841841015749042</text:p>
          </table:table-cell>
          <table:table-cell table:formula="of:=[.T79]^[.U$71]" office:value-type="float" office:value="0.982930945533504" calcext:value-type="float">
            <text:p>0.982930945533504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tanh(1-p)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table:formula="of:=[.A79]+0.01" office:value-type="float" office:value="0.07" calcext:value-type="float">
            <text:p>0.07</text:p>
          </table:table-cell>
          <table:table-cell table:formula="of:=[.A80]*2*PI()" office:value-type="float" office:value="0.439822971502571" calcext:value-type="float">
            <text:p>0.439822971502571</text:p>
          </table:table-cell>
          <table:table-cell table:formula="of:=[.B80]*[.C$71]" office:value-type="float" office:value="1.75929188601028" calcext:value-type="float">
            <text:p>1.75929188601028</text:p>
          </table:table-cell>
          <table:table-cell table:formula="of:=SIN([.B80])" office:value-type="float" office:value="0.425779291565073" calcext:value-type="float">
            <text:p>0.425779291565073</text:p>
          </table:table-cell>
          <table:table-cell table:formula="of:=[.D80]^(1/[.E$71])" office:value-type="float" office:value="0.652517656132823" calcext:value-type="float">
            <text:p>0.652517656132823</text:p>
          </table:table-cell>
          <table:table-cell table:formula="of:=SIN([.C80])" office:value-type="float" office:value="0.982287250728689" calcext:value-type="float">
            <text:p>0.982287250728689</text:p>
          </table:table-cell>
          <table:table-cell table:number-columns-repeated="7"/>
          <table:table-cell table:formula="of:=[.N79]+0.02" office:value-type="float" office:value="0.14" calcext:value-type="float">
            <text:p>0.14</text:p>
          </table:table-cell>
          <table:table-cell table:formula="of:=[.N80]/2" office:value-type="float" office:value="0.07" calcext:value-type="float">
            <text:p>0.07</text:p>
          </table:table-cell>
          <table:table-cell table:formula="of:=(0.5-[.N80]/2)^[.P$71]/[.P$70]/2" office:value-type="float" office:value="0.318028" calcext:value-type="float">
            <text:p>0.318028</text:p>
          </table:table-cell>
          <table:table-cell table:formula="of:=[.O80]*2*PI()" office:value-type="float" office:value="0.439822971502571" calcext:value-type="float">
            <text:p>0.439822971502571</text:p>
          </table:table-cell>
          <table:table-cell table:formula="of:=[.P80]*2*PI()" office:value-type="float" office:value="1.99822885687171" calcext:value-type="float">
            <text:p>1.99822885687171</text:p>
          </table:table-cell>
          <table:table-cell table:formula="of:=SIN([.Q80])" office:value-type="float" office:value="0.425779291565073" calcext:value-type="float">
            <text:p>0.425779291565073</text:p>
          </table:table-cell>
          <table:table-cell table:formula="of:=SIN([.R80])" office:value-type="float" office:value="0.910033055841251" calcext:value-type="float">
            <text:p>0.910033055841251</text:p>
          </table:table-cell>
          <table:table-cell table:formula="of:=[.T80]^[.U$71]" office:value-type="float" office:value="0.99061686344921" calcext:value-type="float">
            <text:p>0.9906168634492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80]*2*PI()" office:value-type="float" office:value="0" calcext:value-type="float">
            <text:p>0</text:p>
          </table:table-cell>
          <table:table-cell table:formula="of:=TANH([.X80]*[.Y$77])^[.Y$78]" office:value-type="float" office:value="0" calcext:value-type="float">
            <text:p>0</text:p>
          </table:table-cell>
          <table:table-cell table:formula="of:=TANH((2*PI() - [.X80])*[.Z$77])^[.Z$78]" office:value-type="float" office:value="0.974095377716757" calcext:value-type="float">
            <text:p>0.974095377716757</text:p>
          </table:table-cell>
          <table:table-cell table:formula="of:=[.Z80]*[.Y80]" office:value-type="float" office:value="0" calcext:value-type="float">
            <text:p>0</text:p>
          </table:table-cell>
        </table:table-row>
        <table:table-row table:style-name="ro1">
          <table:table-cell table:formula="of:=[.A80]+0.01" office:value-type="float" office:value="0.08" calcext:value-type="float">
            <text:p>0.08</text:p>
          </table:table-cell>
          <table:table-cell table:formula="of:=[.A81]*2*PI()" office:value-type="float" office:value="0.502654824574367" calcext:value-type="float">
            <text:p>0.502654824574367</text:p>
          </table:table-cell>
          <table:table-cell table:formula="of:=[.B81]*[.C$71]" office:value-type="float" office:value="2.01061929829747" calcext:value-type="float">
            <text:p>2.01061929829747</text:p>
          </table:table-cell>
          <table:table-cell table:formula="of:=SIN([.B81])" office:value-type="float" office:value="0.481753674101715" calcext:value-type="float">
            <text:p>0.481753674101715</text:p>
          </table:table-cell>
          <table:table-cell table:formula="of:=[.D81]^(1/[.E$71])" office:value-type="float" office:value="0.694084774434446" calcext:value-type="float">
            <text:p>0.694084774434446</text:p>
          </table:table-cell>
          <table:table-cell table:formula="of:=SIN([.C81])" office:value-type="float" office:value="0.90482705246602" calcext:value-type="float">
            <text:p>0.90482705246602</text:p>
          </table:table-cell>
          <table:table-cell table:number-columns-repeated="7"/>
          <table:table-cell table:formula="of:=[.N80]+0.02" office:value-type="float" office:value="0.16" calcext:value-type="float">
            <text:p>0.16</text:p>
          </table:table-cell>
          <table:table-cell table:formula="of:=[.N81]/2" office:value-type="float" office:value="0.08" calcext:value-type="float">
            <text:p>0.08</text:p>
          </table:table-cell>
          <table:table-cell table:formula="of:=(0.5-[.N81]/2)^[.P$71]/[.P$70]/2" office:value-type="float" office:value="0.296352" calcext:value-type="float">
            <text:p>0.296352</text:p>
          </table:table-cell>
          <table:table-cell table:formula="of:=[.O81]*2*PI()" office:value-type="float" office:value="0.502654824574367" calcext:value-type="float">
            <text:p>0.502654824574367</text:p>
          </table:table-cell>
          <table:table-cell table:formula="of:=[.P81]*2*PI()" office:value-type="float" office:value="1.86203453215328" calcext:value-type="float">
            <text:p>1.86203453215328</text:p>
          </table:table-cell>
          <table:table-cell table:formula="of:=SIN([.Q81])" office:value-type="float" office:value="0.481753674101715" calcext:value-type="float">
            <text:p>0.481753674101715</text:p>
          </table:table-cell>
          <table:table-cell table:formula="of:=SIN([.R81])" office:value-type="float" office:value="0.957889073458895" calcext:value-type="float">
            <text:p>0.957889073458895</text:p>
          </table:table-cell>
          <table:table-cell table:formula="of:=[.T81]^[.U$71]" office:value-type="float" office:value="0.995706912019723" calcext:value-type="float">
            <text:p>0.995706912019723</text:p>
          </table:table-cell>
          <table:table-cell/>
          <table:table-cell table:formula="of:=[.W80]+0.02" office:value-type="float" office:value="0.02" calcext:value-type="float">
            <text:p>0.02</text:p>
          </table:table-cell>
          <table:table-cell table:formula="of:=[.W81]*2*PI()" office:value-type="float" office:value="0.125663706143592" calcext:value-type="float">
            <text:p>0.125663706143592</text:p>
          </table:table-cell>
          <table:table-cell table:formula="of:=TANH([.X81]*[.Y$77])^[.Y$78]" office:value-type="float" office:value="0.850134323921939" calcext:value-type="float">
            <text:p>0.850134323921939</text:p>
          </table:table-cell>
          <table:table-cell table:formula="of:=TANH((2*PI() - [.X81])*[.Z$77])^[.Z$78]" office:value-type="float" office:value="0.97139521354433" calcext:value-type="float">
            <text:p>0.97139521354433</text:p>
          </table:table-cell>
          <table:table-cell table:formula="of:=[.Z81]*[.Y81]" office:value-type="float" office:value="0.825816413127516" calcext:value-type="float">
            <text:p>0.825816413127516</text:p>
          </table:table-cell>
        </table:table-row>
        <table:table-row table:style-name="ro1">
          <table:table-cell table:formula="of:=[.A81]+0.01" office:value-type="float" office:value="0.09" calcext:value-type="float">
            <text:p>0.09</text:p>
          </table:table-cell>
          <table:table-cell table:formula="of:=[.A82]*2*PI()" office:value-type="float" office:value="0.565486677646163" calcext:value-type="float">
            <text:p>0.565486677646163</text:p>
          </table:table-cell>
          <table:table-cell table:formula="of:=[.B82]*[.C$71]" office:value-type="float" office:value="2.26194671058465" calcext:value-type="float">
            <text:p>2.26194671058465</text:p>
          </table:table-cell>
          <table:table-cell table:formula="of:=SIN([.B82])" office:value-type="float" office:value="0.535826794978997" calcext:value-type="float">
            <text:p>0.535826794978997</text:p>
          </table:table-cell>
          <table:table-cell table:formula="of:=[.D82]^(1/[.E$71])" office:value-type="float" office:value="0.732001909136169" calcext:value-type="float">
            <text:p>0.732001909136169</text:p>
          </table:table-cell>
          <table:table-cell table:formula="of:=SIN([.C82])" office:value-type="float" office:value="0.770513242775789" calcext:value-type="float">
            <text:p>0.770513242775789</text:p>
          </table:table-cell>
          <table:table-cell table:number-columns-repeated="7"/>
          <table:table-cell table:formula="of:=[.N81]+0.02" office:value-type="float" office:value="0.18" calcext:value-type="float">
            <text:p>0.18</text:p>
          </table:table-cell>
          <table:table-cell table:formula="of:=[.N82]/2" office:value-type="float" office:value="0.09" calcext:value-type="float">
            <text:p>0.09</text:p>
          </table:table-cell>
          <table:table-cell table:formula="of:=(0.5-[.N82]/2)^[.P$71]/[.P$70]/2" office:value-type="float" office:value="0.275684" calcext:value-type="float">
            <text:p>0.275684</text:p>
          </table:table-cell>
          <table:table-cell table:formula="of:=[.O82]*2*PI()" office:value-type="float" office:value="0.565486677646163" calcext:value-type="float">
            <text:p>0.565486677646163</text:p>
          </table:table-cell>
          <table:table-cell table:formula="of:=[.P82]*2*PI()" office:value-type="float" office:value="1.7321736582245" calcext:value-type="float">
            <text:p>1.7321736582245</text:p>
          </table:table-cell>
          <table:table-cell table:formula="of:=SIN([.Q82])" office:value-type="float" office:value="0.535826794978997" calcext:value-type="float">
            <text:p>0.535826794978997</text:p>
          </table:table-cell>
          <table:table-cell table:formula="of:=SIN([.R82])" office:value-type="float" office:value="0.987006913066132" calcext:value-type="float">
            <text:p>0.987006913066132</text:p>
          </table:table-cell>
          <table:table-cell table:formula="of:=[.T82]^[.U$71]" office:value-type="float" office:value="0.998693031283168" calcext:value-type="float">
            <text:p>0.998693031283168</text:p>
          </table:table-cell>
          <table:table-cell/>
          <table:table-cell table:formula="of:=[.W81]+0.02" office:value-type="float" office:value="0.04" calcext:value-type="float">
            <text:p>0.04</text:p>
          </table:table-cell>
          <table:table-cell table:formula="of:=[.W82]*2*PI()" office:value-type="float" office:value="0.251327412287183" calcext:value-type="float">
            <text:p>0.251327412287183</text:p>
          </table:table-cell>
          <table:table-cell table:formula="of:=TANH([.X82]*[.Y$77])^[.Y$78]" office:value-type="float" office:value="0.986962703305832" calcext:value-type="float">
            <text:p>0.986962703305832</text:p>
          </table:table-cell>
          <table:table-cell table:formula="of:=TANH((2*PI() - [.X82])*[.Z$77])^[.Z$78]" office:value-type="float" office:value="0.968418167253441" calcext:value-type="float">
            <text:p>0.968418167253441</text:p>
          </table:table-cell>
          <table:table-cell table:formula="of:=[.Z82]*[.Y82]" office:value-type="float" office:value="0.955792612282936" calcext:value-type="float">
            <text:p>0.955792612282936</text:p>
          </table:table-cell>
        </table:table-row>
        <table:table-row table:style-name="ro1">
          <table:table-cell table:formula="of:=[.A82]+0.01" office:value-type="float" office:value="0.1" calcext:value-type="float">
            <text:p>0.1</text:p>
          </table:table-cell>
          <table:table-cell table:formula="of:=[.A83]*2*PI()" office:value-type="float" office:value="0.628318530717959" calcext:value-type="float">
            <text:p>0.628318530717959</text:p>
          </table:table-cell>
          <table:table-cell table:formula="of:=[.B83]*[.C$71]" office:value-type="float" office:value="2.51327412287183" calcext:value-type="float">
            <text:p>2.51327412287183</text:p>
          </table:table-cell>
          <table:table-cell table:formula="of:=SIN([.B83])" office:value-type="float" office:value="0.587785252292473" calcext:value-type="float">
            <text:p>0.587785252292473</text:p>
          </table:table-cell>
          <table:table-cell table:formula="of:=[.D83]^(1/[.E$71])" office:value-type="float" office:value="0.766671541334666" calcext:value-type="float">
            <text:p>0.766671541334666</text:p>
          </table:table-cell>
          <table:table-cell table:formula="of:=SIN([.C83])" office:value-type="float" office:value="0.587785252292473" calcext:value-type="float">
            <text:p>0.587785252292473</text:p>
          </table:table-cell>
          <table:table-cell table:number-columns-repeated="7"/>
          <table:table-cell table:formula="of:=[.N82]+0.02" office:value-type="float" office:value="0.2" calcext:value-type="float">
            <text:p>0.2</text:p>
          </table:table-cell>
          <table:table-cell table:formula="of:=[.N83]/2" office:value-type="float" office:value="0.1" calcext:value-type="float">
            <text:p>0.1</text:p>
          </table:table-cell>
          <table:table-cell table:formula="of:=(0.5-[.N83]/2)^[.P$71]/[.P$70]/2" office:value-type="float" office:value="0.256" calcext:value-type="float">
            <text:p>0.256</text:p>
          </table:table-cell>
          <table:table-cell table:formula="of:=[.O83]*2*PI()" office:value-type="float" office:value="0.628318530717959" calcext:value-type="float">
            <text:p>0.628318530717959</text:p>
          </table:table-cell>
          <table:table-cell table:formula="of:=[.P83]*2*PI()" office:value-type="float" office:value="1.60849543863797" calcext:value-type="float">
            <text:p>1.60849543863797</text:p>
          </table:table-cell>
          <table:table-cell table:formula="of:=SIN([.Q83])" office:value-type="float" office:value="0.587785252292473" calcext:value-type="float">
            <text:p>0.587785252292473</text:p>
          </table:table-cell>
          <table:table-cell table:formula="of:=SIN([.R83])" office:value-type="float" office:value="0.999289472640589" calcext:value-type="float">
            <text:p>0.999289472640589</text:p>
          </table:table-cell>
          <table:table-cell table:formula="of:=[.T83]^[.U$71]" office:value-type="float" office:value="0.99992892453562" calcext:value-type="float">
            <text:p>0.99992892453562</text:p>
          </table:table-cell>
          <table:table-cell/>
          <table:table-cell table:formula="of:=[.W82]+0.02" office:value-type="float" office:value="0.06" calcext:value-type="float">
            <text:p>0.06</text:p>
          </table:table-cell>
          <table:table-cell table:formula="of:=[.W83]*2*PI()" office:value-type="float" office:value="0.376991118430775" calcext:value-type="float">
            <text:p>0.376991118430775</text:p>
          </table:table-cell>
          <table:table-cell table:formula="of:=TANH([.X83]*[.Y$77])^[.Y$78]" office:value-type="float" office:value="0.99893758062127" calcext:value-type="float">
            <text:p>0.99893758062127</text:p>
          </table:table-cell>
          <table:table-cell table:formula="of:=TANH((2*PI() - [.X83])*[.Z$77])^[.Z$78]" office:value-type="float" office:value="0.965136853279826" calcext:value-type="float">
            <text:p>0.965136853279826</text:p>
          </table:table-cell>
          <table:table-cell table:formula="of:=[.Z83]*[.Y83]" office:value-type="float" office:value="0.964111473183774" calcext:value-type="float">
            <text:p>0.964111473183774</text:p>
          </table:table-cell>
        </table:table-row>
        <table:table-row table:style-name="ro1">
          <table:table-cell table:formula="of:=[.A83]+0.01" office:value-type="float" office:value="0.11" calcext:value-type="float">
            <text:p>0.11</text:p>
          </table:table-cell>
          <table:table-cell table:formula="of:=[.A84]*2*PI()" office:value-type="float" office:value="0.691150383789754" calcext:value-type="float">
            <text:p>0.691150383789754</text:p>
          </table:table-cell>
          <table:table-cell table:formula="of:=[.B84]*[.C$71]" office:value-type="float" office:value="2.76460153515902" calcext:value-type="float">
            <text:p>2.76460153515902</text:p>
          </table:table-cell>
          <table:table-cell table:formula="of:=SIN([.B84])" office:value-type="float" office:value="0.63742398974869" calcext:value-type="float">
            <text:p>0.63742398974869</text:p>
          </table:table-cell>
          <table:table-cell table:formula="of:=[.D84]^(1/[.E$71])" office:value-type="float" office:value="0.798388370248897" calcext:value-type="float">
            <text:p>0.798388370248897</text:p>
          </table:table-cell>
          <table:table-cell table:formula="of:=SIN([.C84])" office:value-type="float" office:value="0.368124552684678" calcext:value-type="float">
            <text:p>0.368124552684678</text:p>
          </table:table-cell>
          <table:table-cell table:number-columns-repeated="7"/>
          <table:table-cell table:formula="of:=[.N83]+0.02" office:value-type="float" office:value="0.22" calcext:value-type="float">
            <text:p>0.22</text:p>
          </table:table-cell>
          <table:table-cell table:formula="of:=[.N84]/2" office:value-type="float" office:value="0.11" calcext:value-type="float">
            <text:p>0.11</text:p>
          </table:table-cell>
          <table:table-cell table:formula="of:=(0.5-[.N84]/2)^[.P$71]/[.P$70]/2" office:value-type="float" office:value="0.237276" calcext:value-type="float">
            <text:p>0.237276</text:p>
          </table:table-cell>
          <table:table-cell table:formula="of:=[.O84]*2*PI()" office:value-type="float" office:value="0.691150383789754" calcext:value-type="float">
            <text:p>0.691150383789754</text:p>
          </table:table-cell>
          <table:table-cell table:formula="of:=[.P84]*2*PI()" office:value-type="float" office:value="1.49084907694634" calcext:value-type="float">
            <text:p>1.49084907694634</text:p>
          </table:table-cell>
          <table:table-cell table:formula="of:=SIN([.Q84])" office:value-type="float" office:value="0.63742398974869" calcext:value-type="float">
            <text:p>0.63742398974869</text:p>
          </table:table-cell>
          <table:table-cell table:formula="of:=SIN([.R84])" office:value-type="float" office:value="0.996805920427988" calcext:value-type="float">
            <text:p>0.996805920427988</text:p>
          </table:table-cell>
          <table:table-cell table:formula="of:=[.T84]^[.U$71]" office:value-type="float" office:value="0.999680132015435" calcext:value-type="float">
            <text:p>0.999680132015435</text:p>
          </table:table-cell>
          <table:table-cell/>
          <table:table-cell table:formula="of:=[.W83]+0.02" office:value-type="float" office:value="0.08" calcext:value-type="float">
            <text:p>0.08</text:p>
          </table:table-cell>
          <table:table-cell table:formula="of:=[.W84]*2*PI()" office:value-type="float" office:value="0.502654824574367" calcext:value-type="float">
            <text:p>0.502654824574367</text:p>
          </table:table-cell>
          <table:table-cell table:formula="of:=TANH([.X84]*[.Y$77])^[.Y$78]" office:value-type="float" office:value="0.999913899243669" calcext:value-type="float">
            <text:p>0.999913899243669</text:p>
          </table:table-cell>
          <table:table-cell table:formula="of:=TANH((2*PI() - [.X84])*[.Z$77])^[.Z$78]" office:value-type="float" office:value="0.961521399632001" calcext:value-type="float">
            <text:p>0.961521399632001</text:p>
          </table:table-cell>
          <table:table-cell table:formula="of:=[.Z84]*[.Y84]" office:value-type="float" office:value="0.961438611912264" calcext:value-type="float">
            <text:p>0.961438611912264</text:p>
          </table:table-cell>
        </table:table-row>
        <table:table-row table:style-name="ro1">
          <table:table-cell table:formula="of:=[.A84]+0.01" office:value-type="float" office:value="0.12" calcext:value-type="float">
            <text:p>0.12</text:p>
          </table:table-cell>
          <table:table-cell table:formula="of:=[.A85]*2*PI()" office:value-type="float" office:value="0.75398223686155" calcext:value-type="float">
            <text:p>0.75398223686155</text:p>
          </table:table-cell>
          <table:table-cell table:formula="of:=[.B85]*[.C$71]" office:value-type="float" office:value="3.0159289474462" calcext:value-type="float">
            <text:p>3.0159289474462</text:p>
          </table:table-cell>
          <table:table-cell table:formula="of:=SIN([.B85])" office:value-type="float" office:value="0.684547105928688" calcext:value-type="float">
            <text:p>0.684547105928688</text:p>
          </table:table-cell>
          <table:table-cell table:formula="of:=[.D85]^(1/[.E$71])" office:value-type="float" office:value="0.82737361930913" calcext:value-type="float">
            <text:p>0.82737361930913</text:p>
          </table:table-cell>
          <table:table-cell table:formula="of:=SIN([.C85])" office:value-type="float" office:value="0.125333233564305" calcext:value-type="float">
            <text:p>0.125333233564305</text:p>
          </table:table-cell>
          <table:table-cell table:number-columns-repeated="7"/>
          <table:table-cell table:formula="of:=[.N84]+0.02" office:value-type="float" office:value="0.24" calcext:value-type="float">
            <text:p>0.24</text:p>
          </table:table-cell>
          <table:table-cell table:formula="of:=[.N85]/2" office:value-type="float" office:value="0.12" calcext:value-type="float">
            <text:p>0.12</text:p>
          </table:table-cell>
          <table:table-cell table:formula="of:=(0.5-[.N85]/2)^[.P$71]/[.P$70]/2" office:value-type="float" office:value="0.219488" calcext:value-type="float">
            <text:p>0.219488</text:p>
          </table:table-cell>
          <table:table-cell table:formula="of:=[.O85]*2*PI()" office:value-type="float" office:value="0.75398223686155" calcext:value-type="float">
            <text:p>0.75398223686155</text:p>
          </table:table-cell>
          <table:table-cell table:formula="of:=[.P85]*2*PI()" office:value-type="float" office:value="1.37908377670223" calcext:value-type="float">
            <text:p>1.37908377670223</text:p>
          </table:table-cell>
          <table:table-cell table:formula="of:=SIN([.Q85])" office:value-type="float" office:value="0.684547105928688" calcext:value-type="float">
            <text:p>0.684547105928688</text:p>
          </table:table-cell>
          <table:table-cell table:formula="of:=SIN([.R85])" office:value-type="float" office:value="0.981679364932954" calcext:value-type="float">
            <text:p>0.981679364932954</text:p>
          </table:table-cell>
          <table:table-cell table:formula="of:=[.T85]^[.U$71]" office:value-type="float" office:value="0.998152654823221" calcext:value-type="float">
            <text:p>0.998152654823221</text:p>
          </table:table-cell>
          <table:table-cell/>
          <table:table-cell table:formula="of:=[.W84]+0.02" office:value-type="float" office:value="0.1" calcext:value-type="float">
            <text:p>0.1</text:p>
          </table:table-cell>
          <table:table-cell table:formula="of:=[.W85]*2*PI()" office:value-type="float" office:value="0.628318530717959" calcext:value-type="float">
            <text:p>0.628318530717959</text:p>
          </table:table-cell>
          <table:table-cell table:formula="of:=TANH([.X85]*[.Y$77])^[.Y$78]" office:value-type="float" office:value="0.999993025339611" calcext:value-type="float">
            <text:p>0.999993025339611</text:p>
          </table:table-cell>
          <table:table-cell table:formula="of:=TANH((2*PI() - [.X85])*[.Z$77])^[.Z$78]" office:value-type="float" office:value="0.957539271854845" calcext:value-type="float">
            <text:p>0.957539271854845</text:p>
          </table:table-cell>
          <table:table-cell table:formula="of:=[.Z85]*[.Y85]" office:value-type="float" office:value="0.957532593343614" calcext:value-type="float">
            <text:p>0.957532593343614</text:p>
          </table:table-cell>
        </table:table-row>
        <table:table-row table:style-name="ro1">
          <table:table-cell table:formula="of:=[.A85]+0.01" office:value-type="float" office:value="0.13" calcext:value-type="float">
            <text:p>0.13</text:p>
          </table:table-cell>
          <table:table-cell table:formula="of:=[.A86]*2*PI()" office:value-type="float" office:value="0.816814089933346" calcext:value-type="float">
            <text:p>0.816814089933346</text:p>
          </table:table-cell>
          <table:table-cell table:formula="of:=[.B86]*[.C$71]" office:value-type="float" office:value="3.26725635973338" calcext:value-type="float">
            <text:p>3.26725635973338</text:p>
          </table:table-cell>
          <table:table-cell table:formula="of:=SIN([.B86])" office:value-type="float" office:value="0.728968627421411" calcext:value-type="float">
            <text:p>0.728968627421411</text:p>
          </table:table-cell>
          <table:table-cell table:formula="of:=[.D86]^(1/[.E$71])" office:value-type="float" office:value="0.853796596046981" calcext:value-type="float">
            <text:p>0.853796596046981</text:p>
          </table:table-cell>
          <table:table-cell table:formula="of:=SIN([.C86])" office:value-type="float" office:value="-0.125333233564303" calcext:value-type="float">
            <text:p>-0.125333233564303</text:p>
          </table:table-cell>
          <table:table-cell table:number-columns-repeated="7"/>
          <table:table-cell table:formula="of:=[.N85]+0.02" office:value-type="float" office:value="0.26" calcext:value-type="float">
            <text:p>0.26</text:p>
          </table:table-cell>
          <table:table-cell table:formula="of:=[.N86]/2" office:value-type="float" office:value="0.13" calcext:value-type="float">
            <text:p>0.13</text:p>
          </table:table-cell>
          <table:table-cell table:formula="of:=(0.5-[.N86]/2)^[.P$71]/[.P$70]/2" office:value-type="float" office:value="0.202612" calcext:value-type="float">
            <text:p>0.202612</text:p>
          </table:table-cell>
          <table:table-cell table:formula="of:=[.O86]*2*PI()" office:value-type="float" office:value="0.816814089933346" calcext:value-type="float">
            <text:p>0.816814089933346</text:p>
          </table:table-cell>
          <table:table-cell table:formula="of:=[.P86]*2*PI()" office:value-type="float" office:value="1.27304874145827" calcext:value-type="float">
            <text:p>1.27304874145827</text:p>
          </table:table-cell>
          <table:table-cell table:formula="of:=SIN([.Q86])" office:value-type="float" office:value="0.728968627421411" calcext:value-type="float">
            <text:p>0.728968627421411</text:p>
          </table:table-cell>
          <table:table-cell table:formula="of:=SIN([.R86])" office:value-type="float" office:value="0.955999699221994" calcext:value-type="float">
            <text:p>0.955999699221994</text:p>
          </table:table-cell>
          <table:table-cell table:formula="of:=[.T86]^[.U$71]" office:value-type="float" office:value="0.995510340732978" calcext:value-type="float">
            <text:p>0.995510340732978</text:p>
          </table:table-cell>
          <table:table-cell/>
          <table:table-cell table:formula="of:=[.W85]+0.02" office:value-type="float" office:value="0.12" calcext:value-type="float">
            <text:p>0.12</text:p>
          </table:table-cell>
          <table:table-cell table:formula="of:=[.W86]*2*PI()" office:value-type="float" office:value="0.75398223686155" calcext:value-type="float">
            <text:p>0.75398223686155</text:p>
          </table:table-cell>
          <table:table-cell table:formula="of:=TANH([.X86]*[.Y$77])^[.Y$78]" office:value-type="float" office:value="0.999999435032618" calcext:value-type="float">
            <text:p>0.999999435032618</text:p>
          </table:table-cell>
          <table:table-cell table:formula="of:=TANH((2*PI() - [.X86])*[.Z$77])^[.Z$78]" office:value-type="float" office:value="0.953155096254999" calcext:value-type="float">
            <text:p>0.953155096254999</text:p>
          </table:table-cell>
          <table:table-cell table:formula="of:=[.Z86]*[.Y86]" office:value-type="float" office:value="0.95315455775346" calcext:value-type="float">
            <text:p>0.95315455775346</text:p>
          </table:table-cell>
        </table:table-row>
        <table:table-row table:style-name="ro1">
          <table:table-cell table:formula="of:=[.A86]+0.01" office:value-type="float" office:value="0.14" calcext:value-type="float">
            <text:p>0.14</text:p>
          </table:table-cell>
          <table:table-cell table:formula="of:=[.A87]*2*PI()" office:value-type="float" office:value="0.879645943005142" calcext:value-type="float">
            <text:p>0.879645943005142</text:p>
          </table:table-cell>
          <table:table-cell table:formula="of:=[.B87]*[.C$71]" office:value-type="float" office:value="3.51858377202057" calcext:value-type="float">
            <text:p>3.51858377202057</text:p>
          </table:table-cell>
          <table:table-cell table:formula="of:=SIN([.B87])" office:value-type="float" office:value="0.770513242775789" calcext:value-type="float">
            <text:p>0.770513242775789</text:p>
          </table:table-cell>
          <table:table-cell table:formula="of:=[.D87]^(1/[.E$71])" office:value-type="float" office:value="0.877788837235806" calcext:value-type="float">
            <text:p>0.877788837235806</text:p>
          </table:table-cell>
          <table:table-cell table:formula="of:=SIN([.C87])" office:value-type="float" office:value="-0.368124552684677" calcext:value-type="float">
            <text:p>-0.368124552684677</text:p>
          </table:table-cell>
          <table:table-cell table:number-columns-repeated="7"/>
          <table:table-cell table:formula="of:=[.N86]+0.02" office:value-type="float" office:value="0.28" calcext:value-type="float">
            <text:p>0.28</text:p>
          </table:table-cell>
          <table:table-cell table:formula="of:=[.N87]/2" office:value-type="float" office:value="0.14" calcext:value-type="float">
            <text:p>0.14</text:p>
          </table:table-cell>
          <table:table-cell table:formula="of:=(0.5-[.N87]/2)^[.P$71]/[.P$70]/2" office:value-type="float" office:value="0.186624" calcext:value-type="float">
            <text:p>0.186624</text:p>
          </table:table-cell>
          <table:table-cell table:formula="of:=[.O87]*2*PI()" office:value-type="float" office:value="0.879645943005142" calcext:value-type="float">
            <text:p>0.879645943005142</text:p>
          </table:table-cell>
          <table:table-cell table:formula="of:=[.P87]*2*PI()" office:value-type="float" office:value="1.17259317476708" calcext:value-type="float">
            <text:p>1.17259317476708</text:p>
          </table:table-cell>
          <table:table-cell table:formula="of:=SIN([.Q87])" office:value-type="float" office:value="0.770513242775789" calcext:value-type="float">
            <text:p>0.770513242775789</text:p>
          </table:table-cell>
          <table:table-cell table:formula="of:=SIN([.R87])" office:value-type="float" office:value="0.921759232287857" calcext:value-type="float">
            <text:p>0.921759232287857</text:p>
          </table:table-cell>
          <table:table-cell table:formula="of:=[.T87]^[.U$71]" office:value-type="float" office:value="0.991885975270653" calcext:value-type="float">
            <text:p>0.991885975270653</text:p>
          </table:table-cell>
          <table:table-cell/>
          <table:table-cell table:formula="of:=[.W86]+0.02" office:value-type="float" office:value="0.14" calcext:value-type="float">
            <text:p>0.14</text:p>
          </table:table-cell>
          <table:table-cell table:formula="of:=[.W87]*2*PI()" office:value-type="float" office:value="0.879645943005142" calcext:value-type="float">
            <text:p>0.879645943005142</text:p>
          </table:table-cell>
          <table:table-cell table:formula="of:=TANH([.X87]*[.Y$77])^[.Y$78]" office:value-type="float" office:value="0.999999954236166" calcext:value-type="float">
            <text:p>0.999999954236166</text:p>
          </table:table-cell>
          <table:table-cell table:formula="of:=TANH((2*PI() - [.X87])*[.Z$77])^[.Z$78]" office:value-type="float" office:value="0.948330485795238" calcext:value-type="float">
            <text:p>0.948330485795238</text:p>
          </table:table-cell>
          <table:table-cell table:formula="of:=[.Z87]*[.Y87]" office:value-type="float" office:value="0.948330442395999" calcext:value-type="float">
            <text:p>0.948330442395999</text:p>
          </table:table-cell>
        </table:table-row>
        <table:table-row table:style-name="ro1">
          <table:table-cell table:formula="of:=[.A87]+0.01" office:value-type="float" office:value="0.15" calcext:value-type="float">
            <text:p>0.15</text:p>
          </table:table-cell>
          <table:table-cell table:formula="of:=[.A88]*2*PI()" office:value-type="float" office:value="0.942477796076938" calcext:value-type="float">
            <text:p>0.942477796076938</text:p>
          </table:table-cell>
          <table:table-cell table:formula="of:=[.B88]*[.C$71]" office:value-type="float" office:value="3.76991118430775" calcext:value-type="float">
            <text:p>3.76991118430775</text:p>
          </table:table-cell>
          <table:table-cell table:formula="of:=SIN([.B88])" office:value-type="float" office:value="0.809016994374947" calcext:value-type="float">
            <text:p>0.809016994374947</text:p>
          </table:table-cell>
          <table:table-cell table:formula="of:=[.D88]^(1/[.E$71])" office:value-type="float" office:value="0.899453719973934" calcext:value-type="float">
            <text:p>0.899453719973934</text:p>
          </table:table-cell>
          <table:table-cell table:formula="of:=SIN([.C88])" office:value-type="float" office:value="-0.587785252292473" calcext:value-type="float">
            <text:p>-0.587785252292473</text:p>
          </table:table-cell>
          <table:table-cell table:number-columns-repeated="7"/>
          <table:table-cell table:formula="of:=[.N87]+0.02" office:value-type="float" office:value="0.3" calcext:value-type="float">
            <text:p>0.3</text:p>
          </table:table-cell>
          <table:table-cell table:formula="of:=[.N88]/2" office:value-type="float" office:value="0.15" calcext:value-type="float">
            <text:p>0.15</text:p>
          </table:table-cell>
          <table:table-cell table:formula="of:=(0.5-[.N88]/2)^[.P$71]/[.P$70]/2" office:value-type="float" office:value="0.1715" calcext:value-type="float">
            <text:p>0.1715</text:p>
          </table:table-cell>
          <table:table-cell table:formula="of:=[.O88]*2*PI()" office:value-type="float" office:value="0.942477796076938" calcext:value-type="float">
            <text:p>0.942477796076938</text:p>
          </table:table-cell>
          <table:table-cell table:formula="of:=[.P88]*2*PI()" office:value-type="float" office:value="1.0775662801813" calcext:value-type="float">
            <text:p>1.0775662801813</text:p>
          </table:table-cell>
          <table:table-cell table:formula="of:=SIN([.Q88])" office:value-type="float" office:value="0.809016994374947" calcext:value-type="float">
            <text:p>0.809016994374947</text:p>
          </table:table-cell>
          <table:table-cell table:formula="of:=SIN([.R88])" office:value-type="float" office:value="0.880808114923003" calcext:value-type="float">
            <text:p>0.880808114923003</text:p>
          </table:table-cell>
          <table:table-cell table:formula="of:=[.T88]^[.U$71]" office:value-type="float" office:value="0.987388650009414" calcext:value-type="float">
            <text:p>0.987388650009414</text:p>
          </table:table-cell>
          <table:table-cell/>
          <table:table-cell table:formula="of:=[.W87]+0.02" office:value-type="float" office:value="0.16" calcext:value-type="float">
            <text:p>0.16</text:p>
          </table:table-cell>
          <table:table-cell table:formula="of:=[.W88]*2*PI()" office:value-type="float" office:value="1.00530964914873" calcext:value-type="float">
            <text:p>1.00530964914873</text:p>
          </table:table-cell>
          <table:table-cell table:formula="of:=TANH([.X88]*[.Y$77])^[.Y$78]" office:value-type="float" office:value="0.999999996293011" calcext:value-type="float">
            <text:p>0.999999996293011</text:p>
          </table:table-cell>
          <table:table-cell table:formula="of:=TANH((2*PI() - [.X88])*[.Z$77])^[.Z$78]" office:value-type="float" office:value="0.943023873038086" calcext:value-type="float">
            <text:p>0.943023873038086</text:p>
          </table:table-cell>
          <table:table-cell table:formula="of:=[.Z88]*[.Y88]" office:value-type="float" office:value="0.943023869542307" calcext:value-type="float">
            <text:p>0.943023869542307</text:p>
          </table:table-cell>
        </table:table-row>
        <table:table-row table:style-name="ro1">
          <table:table-cell table:formula="of:=[.A88]+0.01" office:value-type="float" office:value="0.16" calcext:value-type="float">
            <text:p>0.16</text:p>
          </table:table-cell>
          <table:table-cell table:formula="of:=[.A89]*2*PI()" office:value-type="float" office:value="1.00530964914873" calcext:value-type="float">
            <text:p>1.00530964914873</text:p>
          </table:table-cell>
          <table:table-cell table:formula="of:=[.B89]*[.C$71]" office:value-type="float" office:value="4.02123859659494" calcext:value-type="float">
            <text:p>4.02123859659494</text:p>
          </table:table-cell>
          <table:table-cell table:formula="of:=SIN([.B89])" office:value-type="float" office:value="0.844327925502015" calcext:value-type="float">
            <text:p>0.844327925502015</text:p>
          </table:table-cell>
          <table:table-cell table:formula="of:=[.D89]^(1/[.E$71])" office:value-type="float" office:value="0.918873182491477" calcext:value-type="float">
            <text:p>0.918873182491477</text:p>
          </table:table-cell>
          <table:table-cell table:formula="of:=SIN([.C89])" office:value-type="float" office:value="-0.770513242775789" calcext:value-type="float">
            <text:p>-0.770513242775789</text:p>
          </table:table-cell>
          <table:table-cell table:number-columns-repeated="7"/>
          <table:table-cell table:formula="of:=[.N88]+0.02" office:value-type="float" office:value="0.32" calcext:value-type="float">
            <text:p>0.32</text:p>
          </table:table-cell>
          <table:table-cell table:formula="of:=[.N89]/2" office:value-type="float" office:value="0.16" calcext:value-type="float">
            <text:p>0.16</text:p>
          </table:table-cell>
          <table:table-cell table:formula="of:=(0.5-[.N89]/2)^[.P$71]/[.P$70]/2" office:value-type="float" office:value="0.157216" calcext:value-type="float">
            <text:p>0.157216</text:p>
          </table:table-cell>
          <table:table-cell table:formula="of:=[.O89]*2*PI()" office:value-type="float" office:value="1.00530964914873" calcext:value-type="float">
            <text:p>1.00530964914873</text:p>
          </table:table-cell>
          <table:table-cell table:formula="of:=[.P89]*2*PI()" office:value-type="float" office:value="0.987817261253546" calcext:value-type="float">
            <text:p>0.987817261253546</text:p>
          </table:table-cell>
          <table:table-cell table:formula="of:=SIN([.Q89])" office:value-type="float" office:value="0.844327925502015" calcext:value-type="float">
            <text:p>0.844327925502015</text:p>
          </table:table-cell>
          <table:table-cell table:formula="of:=SIN([.R89])" office:value-type="float" office:value="0.834826341374302" calcext:value-type="float">
            <text:p>0.834826341374302</text:p>
          </table:table-cell>
          <table:table-cell table:formula="of:=[.T89]^[.U$71]" office:value-type="float" office:value="0.982108826960119" calcext:value-type="float">
            <text:p>0.982108826960119</text:p>
          </table:table-cell>
          <table:table-cell/>
          <table:table-cell table:formula="of:=[.W88]+0.02" office:value-type="float" office:value="0.18" calcext:value-type="float">
            <text:p>0.18</text:p>
          </table:table-cell>
          <table:table-cell table:formula="of:=[.W89]*2*PI()" office:value-type="float" office:value="1.13097335529233" calcext:value-type="float">
            <text:p>1.13097335529233</text:p>
          </table:table-cell>
          <table:table-cell table:formula="of:=TANH([.X89]*[.Y$77])^[.Y$78]" office:value-type="float" office:value="0.999999999699724" calcext:value-type="float">
            <text:p>0.999999999699724</text:p>
          </table:table-cell>
          <table:table-cell table:formula="of:=TANH((2*PI() - [.X89])*[.Z$77])^[.Z$78]" office:value-type="float" office:value="0.93719035567944" calcext:value-type="float">
            <text:p>0.93719035567944</text:p>
          </table:table-cell>
          <table:table-cell table:formula="of:=[.Z89]*[.Y89]" office:value-type="float" office:value="0.937190355398025" calcext:value-type="float">
            <text:p>0.937190355398025</text:p>
          </table:table-cell>
        </table:table-row>
        <table:table-row table:style-name="ro1">
          <table:table-cell table:formula="of:=[.A89]+0.01" office:value-type="float" office:value="0.17" calcext:value-type="float">
            <text:p>0.17</text:p>
          </table:table-cell>
          <table:table-cell table:formula="of:=[.A90]*2*PI()" office:value-type="float" office:value="1.06814150222053" calcext:value-type="float">
            <text:p>1.06814150222053</text:p>
          </table:table-cell>
          <table:table-cell table:formula="of:=[.B90]*[.C$71]" office:value-type="float" office:value="4.27256600888212" calcext:value-type="float">
            <text:p>4.27256600888212</text:p>
          </table:table-cell>
          <table:table-cell table:formula="of:=SIN([.B90])" office:value-type="float" office:value="0.876306680043864" calcext:value-type="float">
            <text:p>0.876306680043864</text:p>
          </table:table-cell>
          <table:table-cell table:formula="of:=[.D90]^(1/[.E$71])" office:value-type="float" office:value="0.93611253599333" calcext:value-type="float">
            <text:p>0.93611253599333</text:p>
          </table:table-cell>
          <table:table-cell table:formula="of:=SIN([.C90])" office:value-type="float" office:value="-0.90482705246602" calcext:value-type="float">
            <text:p>-0.90482705246602</text:p>
          </table:table-cell>
          <table:table-cell table:number-columns-repeated="7"/>
          <table:table-cell table:formula="of:=[.N89]+0.02" office:value-type="float" office:value="0.34" calcext:value-type="float">
            <text:p>0.34</text:p>
          </table:table-cell>
          <table:table-cell table:formula="of:=[.N90]/2" office:value-type="float" office:value="0.17" calcext:value-type="float">
            <text:p>0.17</text:p>
          </table:table-cell>
          <table:table-cell table:formula="of:=(0.5-[.N90]/2)^[.P$71]/[.P$70]/2" office:value-type="float" office:value="0.143748" calcext:value-type="float">
            <text:p>0.143748</text:p>
          </table:table-cell>
          <table:table-cell table:formula="of:=[.O90]*2*PI()" office:value-type="float" office:value="1.06814150222053" calcext:value-type="float">
            <text:p>1.06814150222053</text:p>
          </table:table-cell>
          <table:table-cell table:formula="of:=[.P90]*2*PI()" office:value-type="float" office:value="0.903195321536451" calcext:value-type="float">
            <text:p>0.903195321536451</text:p>
          </table:table-cell>
          <table:table-cell table:formula="of:=SIN([.Q90])" office:value-type="float" office:value="0.876306680043864" calcext:value-type="float">
            <text:p>0.876306680043864</text:p>
          </table:table-cell>
          <table:table-cell table:formula="of:=SIN([.R90])" office:value-type="float" office:value="0.785309151054727" calcext:value-type="float">
            <text:p>0.785309151054727</text:p>
          </table:table-cell>
          <table:table-cell table:formula="of:=[.T90]^[.U$71]" office:value-type="float" office:value="0.976121920746797" calcext:value-type="float">
            <text:p>0.976121920746797</text:p>
          </table:table-cell>
          <table:table-cell/>
          <table:table-cell table:formula="of:=[.W89]+0.02" office:value-type="float" office:value="0.2" calcext:value-type="float">
            <text:p>0.2</text:p>
          </table:table-cell>
          <table:table-cell table:formula="of:=[.W90]*2*PI()" office:value-type="float" office:value="1.25663706143592" calcext:value-type="float">
            <text:p>1.25663706143592</text:p>
          </table:table-cell>
          <table:table-cell table:formula="of:=TANH([.X90]*[.Y$77])^[.Y$78]" office:value-type="float" office:value="0.999999999975677" calcext:value-type="float">
            <text:p>0.999999999975677</text:p>
          </table:table-cell>
          <table:table-cell table:formula="of:=TANH((2*PI() - [.X90])*[.Z$77])^[.Z$78]" office:value-type="float" office:value="0.930781561583486" calcext:value-type="float">
            <text:p>0.930781561583486</text:p>
          </table:table-cell>
          <table:table-cell table:formula="of:=[.Z90]*[.Y90]" office:value-type="float" office:value="0.930781561560847" calcext:value-type="float">
            <text:p>0.930781561560847</text:p>
          </table:table-cell>
        </table:table-row>
        <table:table-row table:style-name="ro1">
          <table:table-cell table:formula="of:=[.A90]+0.01" office:value-type="float" office:value="0.18" calcext:value-type="float">
            <text:p>0.18</text:p>
          </table:table-cell>
          <table:table-cell table:formula="of:=[.A91]*2*PI()" office:value-type="float" office:value="1.13097335529233" calcext:value-type="float">
            <text:p>1.13097335529233</text:p>
          </table:table-cell>
          <table:table-cell table:formula="of:=[.B91]*[.C$71]" office:value-type="float" office:value="4.5238934211693" calcext:value-type="float">
            <text:p>4.5238934211693</text:p>
          </table:table-cell>
          <table:table-cell table:formula="of:=SIN([.B91])" office:value-type="float" office:value="0.90482705246602" calcext:value-type="float">
            <text:p>0.90482705246602</text:p>
          </table:table-cell>
          <table:table-cell table:formula="of:=[.D91]^(1/[.E$71])" office:value-type="float" office:value="0.951223975973072" calcext:value-type="float">
            <text:p>0.951223975973072</text:p>
          </table:table-cell>
          <table:table-cell table:formula="of:=SIN([.C91])" office:value-type="float" office:value="-0.982287250728689" calcext:value-type="float">
            <text:p>-0.982287250728689</text:p>
          </table:table-cell>
          <table:table-cell table:number-columns-repeated="7"/>
          <table:table-cell table:formula="of:=[.N90]+0.02" office:value-type="float" office:value="0.36" calcext:value-type="float">
            <text:p>0.36</text:p>
          </table:table-cell>
          <table:table-cell table:formula="of:=[.N91]/2" office:value-type="float" office:value="0.18" calcext:value-type="float">
            <text:p>0.18</text:p>
          </table:table-cell>
          <table:table-cell table:formula="of:=(0.5-[.N91]/2)^[.P$71]/[.P$70]/2" office:value-type="float" office:value="0.131072" calcext:value-type="float">
            <text:p>0.131072</text:p>
          </table:table-cell>
          <table:table-cell table:formula="of:=[.O91]*2*PI()" office:value-type="float" office:value="1.13097335529233" calcext:value-type="float">
            <text:p>1.13097335529233</text:p>
          </table:table-cell>
          <table:table-cell table:formula="of:=[.P91]*2*PI()" office:value-type="float" office:value="0.823549664582642" calcext:value-type="float">
            <text:p>0.823549664582642</text:p>
          </table:table-cell>
          <table:table-cell table:formula="of:=SIN([.Q91])" office:value-type="float" office:value="0.90482705246602" calcext:value-type="float">
            <text:p>0.90482705246602</text:p>
          </table:table-cell>
          <table:table-cell table:formula="of:=SIN([.R91])" office:value-type="float" office:value="0.733562874841143" calcext:value-type="float">
            <text:p>0.733562874841143</text:p>
          </table:table-cell>
          <table:table-cell table:formula="of:=[.T91]^[.U$71]" office:value-type="float" office:value="0.969490894194311" calcext:value-type="float">
            <text:p>0.969490894194311</text:p>
          </table:table-cell>
          <table:table-cell/>
          <table:table-cell table:formula="of:=[.W90]+0.02" office:value-type="float" office:value="0.22" calcext:value-type="float">
            <text:p>0.22</text:p>
          </table:table-cell>
          <table:table-cell table:formula="of:=[.W91]*2*PI()" office:value-type="float" office:value="1.38230076757951" calcext:value-type="float">
            <text:p>1.38230076757951</text:p>
          </table:table-cell>
          <table:table-cell table:formula="of:=TANH([.X91]*[.Y$77])^[.Y$78]" office:value-type="float" office:value="0.99999999999803" calcext:value-type="float">
            <text:p>0.99999999999803</text:p>
          </table:table-cell>
          <table:table-cell table:formula="of:=TANH((2*PI() - [.X91])*[.Z$77])^[.Z$78]" office:value-type="float" office:value="0.923745541832171" calcext:value-type="float">
            <text:p>0.923745541832171</text:p>
          </table:table-cell>
          <table:table-cell table:formula="of:=[.Z91]*[.Y91]" office:value-type="float" office:value="0.923745541830351" calcext:value-type="float">
            <text:p>0.923745541830351</text:p>
          </table:table-cell>
        </table:table-row>
        <table:table-row table:style-name="ro1">
          <table:table-cell table:formula="of:=[.A91]+0.01" office:value-type="float" office:value="0.19" calcext:value-type="float">
            <text:p>0.19</text:p>
          </table:table-cell>
          <table:table-cell table:formula="of:=[.A92]*2*PI()" office:value-type="float" office:value="1.19380520836412" calcext:value-type="float">
            <text:p>1.19380520836412</text:p>
          </table:table-cell>
          <table:table-cell table:formula="of:=[.B92]*[.C$71]" office:value-type="float" office:value="4.77522083345649" calcext:value-type="float">
            <text:p>4.77522083345649</text:p>
          </table:table-cell>
          <table:table-cell table:formula="of:=SIN([.B92])" office:value-type="float" office:value="0.929776485888251" calcext:value-type="float">
            <text:p>0.929776485888251</text:p>
          </table:table-cell>
          <table:table-cell table:formula="of:=[.D92]^(1/[.E$71])" office:value-type="float" office:value="0.964249182466986" calcext:value-type="float">
            <text:p>0.964249182466986</text:p>
          </table:table-cell>
          <table:table-cell table:formula="of:=SIN([.C92])" office:value-type="float" office:value="-0.998026728428271" calcext:value-type="float">
            <text:p>-0.998026728428271</text:p>
          </table:table-cell>
          <table:table-cell table:number-columns-repeated="7"/>
          <table:table-cell table:formula="of:=[.N91]+0.02" office:value-type="float" office:value="0.38" calcext:value-type="float">
            <text:p>0.38</text:p>
          </table:table-cell>
          <table:table-cell table:formula="of:=[.N92]/2" office:value-type="float" office:value="0.19" calcext:value-type="float">
            <text:p>0.19</text:p>
          </table:table-cell>
          <table:table-cell table:formula="of:=(0.5-[.N92]/2)^[.P$71]/[.P$70]/2" office:value-type="float" office:value="0.119164" calcext:value-type="float">
            <text:p>0.119164</text:p>
          </table:table-cell>
          <table:table-cell table:formula="of:=[.O92]*2*PI()" office:value-type="float" office:value="1.19380520836412" calcext:value-type="float">
            <text:p>1.19380520836412</text:p>
          </table:table-cell>
          <table:table-cell table:formula="of:=[.P92]*2*PI()" office:value-type="float" office:value="0.748729493944748" calcext:value-type="float">
            <text:p>0.748729493944748</text:p>
          </table:table-cell>
          <table:table-cell table:formula="of:=SIN([.Q92])" office:value-type="float" office:value="0.929776485888251" calcext:value-type="float">
            <text:p>0.929776485888251</text:p>
          </table:table-cell>
          <table:table-cell table:formula="of:=SIN([.R92])" office:value-type="float" office:value="0.680708594989291" calcext:value-type="float">
            <text:p>0.680708594989291</text:p>
          </table:table-cell>
          <table:table-cell table:formula="of:=[.T92]^[.U$71]" office:value-type="float" office:value="0.962268176714961" calcext:value-type="float">
            <text:p>0.962268176714961</text:p>
          </table:table-cell>
          <table:table-cell/>
          <table:table-cell table:formula="of:=[.W91]+0.02" office:value-type="float" office:value="0.24" calcext:value-type="float">
            <text:p>0.24</text:p>
          </table:table-cell>
          <table:table-cell table:formula="of:=[.W92]*2*PI()" office:value-type="float" office:value="1.5079644737231" calcext:value-type="float">
            <text:p>1.5079644737231</text:p>
          </table:table-cell>
          <table:table-cell table:formula="of:=TANH([.X92]*[.Y$77])^[.Y$78]" office:value-type="float" office:value="0.999999999999841" calcext:value-type="float">
            <text:p>0.999999999999841</text:p>
          </table:table-cell>
          <table:table-cell table:formula="of:=TANH((2*PI() - [.X92])*[.Z$77])^[.Z$78]" office:value-type="float" office:value="0.916026702153805" calcext:value-type="float">
            <text:p>0.916026702153805</text:p>
          </table:table-cell>
          <table:table-cell table:formula="of:=[.Z92]*[.Y92]" office:value-type="float" office:value="0.916026702153658" calcext:value-type="float">
            <text:p>0.916026702153658</text:p>
          </table:table-cell>
        </table:table-row>
        <table:table-row table:style-name="ro1">
          <table:table-cell table:formula="of:=[.A92]+0.01" office:value-type="float" office:value="0.2" calcext:value-type="float">
            <text:p>0.2</text:p>
          </table:table-cell>
          <table:table-cell table:formula="of:=[.A93]*2*PI()" office:value-type="float" office:value="1.25663706143592" calcext:value-type="float">
            <text:p>1.25663706143592</text:p>
          </table:table-cell>
          <table:table-cell table:formula="of:=[.B93]*[.C$71]" office:value-type="float" office:value="5.02654824574367" calcext:value-type="float">
            <text:p>5.02654824574367</text:p>
          </table:table-cell>
          <table:table-cell table:formula="of:=SIN([.B93])" office:value-type="float" office:value="0.951056516295154" calcext:value-type="float">
            <text:p>0.951056516295154</text:p>
          </table:table-cell>
          <table:table-cell table:formula="of:=[.D93]^(1/[.E$71])" office:value-type="float" office:value="0.975221265300933" calcext:value-type="float">
            <text:p>0.975221265300933</text:p>
          </table:table-cell>
          <table:table-cell table:formula="of:=SIN([.C93])" office:value-type="float" office:value="-0.951056516295153" calcext:value-type="float">
            <text:p>-0.951056516295153</text:p>
          </table:table-cell>
          <table:table-cell table:number-columns-repeated="7"/>
          <table:table-cell table:formula="of:=[.N92]+0.02" office:value-type="float" office:value="0.4" calcext:value-type="float">
            <text:p>0.4</text:p>
          </table:table-cell>
          <table:table-cell table:formula="of:=[.N93]/2" office:value-type="float" office:value="0.2" calcext:value-type="float">
            <text:p>0.2</text:p>
          </table:table-cell>
          <table:table-cell table:formula="of:=(0.5-[.N93]/2)^[.P$71]/[.P$70]/2" office:value-type="float" office:value="0.108" calcext:value-type="float">
            <text:p>0.108</text:p>
          </table:table-cell>
          <table:table-cell table:formula="of:=[.O93]*2*PI()" office:value-type="float" office:value="1.25663706143592" calcext:value-type="float">
            <text:p>1.25663706143592</text:p>
          </table:table-cell>
          <table:table-cell table:formula="of:=[.P93]*2*PI()" office:value-type="float" office:value="0.678584013175395" calcext:value-type="float">
            <text:p>0.678584013175395</text:p>
          </table:table-cell>
          <table:table-cell table:formula="of:=SIN([.Q93])" office:value-type="float" office:value="0.951056516295154" calcext:value-type="float">
            <text:p>0.951056516295154</text:p>
          </table:table-cell>
          <table:table-cell table:formula="of:=SIN([.R93])" office:value-type="float" office:value="0.6276913612907" calcext:value-type="float">
            <text:p>0.6276913612907</text:p>
          </table:table-cell>
          <table:table-cell table:formula="of:=[.T93]^[.U$71]" office:value-type="float" office:value="0.954497104235518" calcext:value-type="float">
            <text:p>0.954497104235518</text:p>
          </table:table-cell>
          <table:table-cell/>
          <table:table-cell table:formula="of:=[.W92]+0.02" office:value-type="float" office:value="0.26" calcext:value-type="float">
            <text:p>0.26</text:p>
          </table:table-cell>
          <table:table-cell table:formula="of:=[.W93]*2*PI()" office:value-type="float" office:value="1.63362817986669" calcext:value-type="float">
            <text:p>1.63362817986669</text:p>
          </table:table-cell>
          <table:table-cell table:formula="of:=TANH([.X93]*[.Y$77])^[.Y$78]" office:value-type="float" office:value="0.999999999999987" calcext:value-type="float">
            <text:p>0.999999999999987</text:p>
          </table:table-cell>
          <table:table-cell table:formula="of:=TANH((2*PI() - [.X93])*[.Z$77])^[.Z$78]" office:value-type="float" office:value="0.907565785207686" calcext:value-type="float">
            <text:p>0.907565785207686</text:p>
          </table:table-cell>
          <table:table-cell table:formula="of:=[.Z93]*[.Y93]" office:value-type="float" office:value="0.907565785207675" calcext:value-type="float">
            <text:p>0.907565785207675</text:p>
          </table:table-cell>
        </table:table-row>
        <table:table-row table:style-name="ro1">
          <table:table-cell table:formula="of:=[.A93]+0.01" office:value-type="float" office:value="0.21" calcext:value-type="float">
            <text:p>0.21</text:p>
          </table:table-cell>
          <table:table-cell table:formula="of:=[.A94]*2*PI()" office:value-type="float" office:value="1.31946891450771" calcext:value-type="float">
            <text:p>1.31946891450771</text:p>
          </table:table-cell>
          <table:table-cell table:formula="of:=[.B94]*[.C$71]" office:value-type="float" office:value="5.27787565803085" calcext:value-type="float">
            <text:p>5.27787565803085</text:p>
          </table:table-cell>
          <table:table-cell table:formula="of:=SIN([.B94])" office:value-type="float" office:value="0.968583161128631" calcext:value-type="float">
            <text:p>0.968583161128631</text:p>
          </table:table-cell>
          <table:table-cell table:formula="of:=[.D94]^(1/[.E$71])" office:value-type="float" office:value="0.984166226370643" calcext:value-type="float">
            <text:p>0.984166226370643</text:p>
          </table:table-cell>
          <table:table-cell table:formula="of:=SIN([.C94])" office:value-type="float" office:value="-0.844327925502014" calcext:value-type="float">
            <text:p>-0.844327925502014</text:p>
          </table:table-cell>
          <table:table-cell table:number-columns-repeated="7"/>
          <table:table-cell table:formula="of:=[.N93]+0.02" office:value-type="float" office:value="0.42" calcext:value-type="float">
            <text:p>0.42</text:p>
          </table:table-cell>
          <table:table-cell table:formula="of:=[.N94]/2" office:value-type="float" office:value="0.21" calcext:value-type="float">
            <text:p>0.21</text:p>
          </table:table-cell>
          <table:table-cell table:formula="of:=(0.5-[.N94]/2)^[.P$71]/[.P$70]/2" office:value-type="float" office:value="0.0975559999999999" calcext:value-type="float">
            <text:p>0.0975559999999999</text:p>
          </table:table-cell>
          <table:table-cell table:formula="of:=[.O94]*2*PI()" office:value-type="float" office:value="1.31946891450771" calcext:value-type="float">
            <text:p>1.31946891450771</text:p>
          </table:table-cell>
          <table:table-cell table:formula="of:=[.P94]*2*PI()" office:value-type="float" office:value="0.612962425827211" calcext:value-type="float">
            <text:p>0.612962425827211</text:p>
          </table:table-cell>
          <table:table-cell table:formula="of:=SIN([.Q94])" office:value-type="float" office:value="0.968583161128631" calcext:value-type="float">
            <text:p>0.968583161128631</text:p>
          </table:table-cell>
          <table:table-cell table:formula="of:=SIN([.R94])" office:value-type="float" office:value="0.575293089275154" calcext:value-type="float">
            <text:p>0.575293089275154</text:p>
          </table:table-cell>
          <table:table-cell table:formula="of:=[.T94]^[.U$71]" office:value-type="float" office:value="0.946213011312274" calcext:value-type="float">
            <text:p>0.946213011312274</text:p>
          </table:table-cell>
          <table:table-cell/>
          <table:table-cell table:formula="of:=[.W93]+0.02" office:value-type="float" office:value="0.28" calcext:value-type="float">
            <text:p>0.28</text:p>
          </table:table-cell>
          <table:table-cell table:formula="of:=[.W94]*2*PI()" office:value-type="float" office:value="1.75929188601028" calcext:value-type="float">
            <text:p>1.75929188601028</text:p>
          </table:table-cell>
          <table:table-cell table:formula="of:=TANH([.X94]*[.Y$77])^[.Y$78]" office:value-type="float" office:value="0.999999999999999" calcext:value-type="float">
            <text:p>0.999999999999999</text:p>
          </table:table-cell>
          <table:table-cell table:formula="of:=TANH((2*PI() - [.X94])*[.Z$77])^[.Z$78]" office:value-type="float" office:value="0.898299918576272" calcext:value-type="float">
            <text:p>0.898299918576272</text:p>
          </table:table-cell>
          <table:table-cell table:formula="of:=[.Z94]*[.Y94]" office:value-type="float" office:value="0.898299918576271" calcext:value-type="float">
            <text:p>0.898299918576271</text:p>
          </table:table-cell>
        </table:table-row>
        <table:table-row table:style-name="ro1">
          <table:table-cell table:formula="of:=[.A94]+0.01" office:value-type="float" office:value="0.22" calcext:value-type="float">
            <text:p>0.22</text:p>
          </table:table-cell>
          <table:table-cell table:formula="of:=[.A95]*2*PI()" office:value-type="float" office:value="1.38230076757951" calcext:value-type="float">
            <text:p>1.38230076757951</text:p>
          </table:table-cell>
          <table:table-cell table:formula="of:=[.B95]*[.C$71]" office:value-type="float" office:value="5.52920307031804" calcext:value-type="float">
            <text:p>5.52920307031804</text:p>
          </table:table-cell>
          <table:table-cell table:formula="of:=SIN([.B95])" office:value-type="float" office:value="0.982287250728689" calcext:value-type="float">
            <text:p>0.982287250728689</text:p>
          </table:table-cell>
          <table:table-cell table:formula="of:=[.D95]^(1/[.E$71])" office:value-type="float" office:value="0.991104056458598" calcext:value-type="float">
            <text:p>0.991104056458598</text:p>
          </table:table-cell>
          <table:table-cell table:formula="of:=SIN([.C95])" office:value-type="float" office:value="-0.684547105928688" calcext:value-type="float">
            <text:p>-0.684547105928688</text:p>
          </table:table-cell>
          <table:table-cell table:number-columns-repeated="7"/>
          <table:table-cell table:formula="of:=[.N94]+0.02" office:value-type="float" office:value="0.44" calcext:value-type="float">
            <text:p>0.44</text:p>
          </table:table-cell>
          <table:table-cell table:formula="of:=[.N95]/2" office:value-type="float" office:value="0.22" calcext:value-type="float">
            <text:p>0.22</text:p>
          </table:table-cell>
          <table:table-cell table:formula="of:=(0.5-[.N95]/2)^[.P$71]/[.P$70]/2" office:value-type="float" office:value="0.0878079999999999" calcext:value-type="float">
            <text:p>0.0878079999999999</text:p>
          </table:table-cell>
          <table:table-cell table:formula="of:=[.O95]*2*PI()" office:value-type="float" office:value="1.38230076757951" calcext:value-type="float">
            <text:p>1.38230076757951</text:p>
          </table:table-cell>
          <table:table-cell table:formula="of:=[.P95]*2*PI()" office:value-type="float" office:value="0.551713935452825" calcext:value-type="float">
            <text:p>0.551713935452825</text:p>
          </table:table-cell>
          <table:table-cell table:formula="of:=SIN([.Q95])" office:value-type="float" office:value="0.982287250728689" calcext:value-type="float">
            <text:p>0.982287250728689</text:p>
          </table:table-cell>
          <table:table-cell table:formula="of:=SIN([.R95])" office:value-type="float" office:value="0.524147632501824" calcext:value-type="float">
            <text:p>0.524147632501824</text:p>
          </table:table-cell>
          <table:table-cell table:formula="of:=[.T95]^[.U$71]" office:value-type="float" office:value="0.937444062773413" calcext:value-type="float">
            <text:p>0.937444062773413</text:p>
          </table:table-cell>
          <table:table-cell/>
          <table:table-cell table:formula="of:=[.W94]+0.02" office:value-type="float" office:value="0.3" calcext:value-type="float">
            <text:p>0.3</text:p>
          </table:table-cell>
          <table:table-cell table:formula="of:=[.W95]*2*PI()" office:value-type="float" office:value="1.88495559215388" calcext:value-type="float">
            <text:p>1.88495559215388</text:p>
          </table:table-cell>
          <table:table-cell table:formula="of:=TANH([.X95]*[.Y$77])^[.Y$78]" office:value-type="float" office:value="1" calcext:value-type="float">
            <text:p>1</text:p>
          </table:table-cell>
          <table:table-cell table:formula="of:=TANH((2*PI() - [.X95])*[.Z$77])^[.Z$78]" office:value-type="float" office:value="0.88816274593943" calcext:value-type="float">
            <text:p>0.88816274593943</text:p>
          </table:table-cell>
          <table:table-cell table:formula="of:=[.Z95]*[.Y95]" office:value-type="float" office:value="0.88816274593943" calcext:value-type="float">
            <text:p>0.88816274593943</text:p>
          </table:table-cell>
        </table:table-row>
        <table:table-row table:style-name="ro1">
          <table:table-cell table:formula="of:=[.A95]+0.01" office:value-type="float" office:value="0.23" calcext:value-type="float">
            <text:p>0.23</text:p>
          </table:table-cell>
          <table:table-cell table:formula="of:=[.A96]*2*PI()" office:value-type="float" office:value="1.44513262065131" calcext:value-type="float">
            <text:p>1.44513262065131</text:p>
          </table:table-cell>
          <table:table-cell table:formula="of:=[.B96]*[.C$71]" office:value-type="float" office:value="5.78053048260522" calcext:value-type="float">
            <text:p>5.78053048260522</text:p>
          </table:table-cell>
          <table:table-cell table:formula="of:=SIN([.B96])" office:value-type="float" office:value="0.992114701314478" calcext:value-type="float">
            <text:p>0.992114701314478</text:p>
          </table:table-cell>
          <table:table-cell table:formula="of:=[.D96]^(1/[.E$71])" office:value-type="float" office:value="0.996049547620236" calcext:value-type="float">
            <text:p>0.996049547620236</text:p>
          </table:table-cell>
          <table:table-cell table:formula="of:=SIN([.C96])" office:value-type="float" office:value="-0.481753674101714" calcext:value-type="float">
            <text:p>-0.481753674101714</text:p>
          </table:table-cell>
          <table:table-cell table:number-columns-repeated="7"/>
          <table:table-cell table:formula="of:=[.N95]+0.02" office:value-type="float" office:value="0.46" calcext:value-type="float">
            <text:p>0.46</text:p>
          </table:table-cell>
          <table:table-cell table:formula="of:=[.N96]/2" office:value-type="float" office:value="0.23" calcext:value-type="float">
            <text:p>0.23</text:p>
          </table:table-cell>
          <table:table-cell table:formula="of:=(0.5-[.N96]/2)^[.P$71]/[.P$70]/2" office:value-type="float" office:value="0.0787319999999999" calcext:value-type="float">
            <text:p>0.0787319999999999</text:p>
          </table:table-cell>
          <table:table-cell table:formula="of:=[.O96]*2*PI()" office:value-type="float" office:value="1.44513262065131" calcext:value-type="float">
            <text:p>1.44513262065131</text:p>
          </table:table-cell>
          <table:table-cell table:formula="of:=[.P96]*2*PI()" office:value-type="float" office:value="0.494687745604863" calcext:value-type="float">
            <text:p>0.494687745604863</text:p>
          </table:table-cell>
          <table:table-cell table:formula="of:=SIN([.Q96])" office:value-type="float" office:value="0.992114701314478" calcext:value-type="float">
            <text:p>0.992114701314478</text:p>
          </table:table-cell>
          <table:table-cell table:formula="of:=SIN([.R96])" office:value-type="float" office:value="0.474756854019727" calcext:value-type="float">
            <text:p>0.474756854019727</text:p>
          </table:table-cell>
          <table:table-cell table:formula="of:=[.T96]^[.U$71]" office:value-type="float" office:value="0.928211883771512" calcext:value-type="float">
            <text:p>0.928211883771512</text:p>
          </table:table-cell>
          <table:table-cell/>
          <table:table-cell table:formula="of:=[.W95]+0.02" office:value-type="float" office:value="0.32" calcext:value-type="float">
            <text:p>0.32</text:p>
          </table:table-cell>
          <table:table-cell table:formula="of:=[.W96]*2*PI()" office:value-type="float" office:value="2.01061929829747" calcext:value-type="float">
            <text:p>2.01061929829747</text:p>
          </table:table-cell>
          <table:table-cell table:formula="of:=TANH([.X96]*[.Y$77])^[.Y$78]" office:value-type="float" office:value="1" calcext:value-type="float">
            <text:p>1</text:p>
          </table:table-cell>
          <table:table-cell table:formula="of:=TANH((2*PI() - [.X96])*[.Z$77])^[.Z$78]" office:value-type="float" office:value="0.87708466174083" calcext:value-type="float">
            <text:p>0.87708466174083</text:p>
          </table:table-cell>
          <table:table-cell table:formula="of:=[.Z96]*[.Y96]" office:value-type="float" office:value="0.87708466174083" calcext:value-type="float">
            <text:p>0.87708466174083</text:p>
          </table:table-cell>
        </table:table-row>
        <table:table-row table:style-name="ro1">
          <table:table-cell table:formula="of:=[.A96]+0.01" office:value-type="float" office:value="0.24" calcext:value-type="float">
            <text:p>0.24</text:p>
          </table:table-cell>
          <table:table-cell table:formula="of:=[.A97]*2*PI()" office:value-type="float" office:value="1.5079644737231" calcext:value-type="float">
            <text:p>1.5079644737231</text:p>
          </table:table-cell>
          <table:table-cell table:formula="of:=[.B97]*[.C$71]" office:value-type="float" office:value="6.03185789489241" calcext:value-type="float">
            <text:p>6.03185789489241</text:p>
          </table:table-cell>
          <table:table-cell table:formula="of:=SIN([.B97])" office:value-type="float" office:value="0.998026728428271" calcext:value-type="float">
            <text:p>0.998026728428271</text:p>
          </table:table-cell>
          <table:table-cell table:formula="of:=[.D97]^(1/[.E$71])" office:value-type="float" office:value="0.999012877008235" calcext:value-type="float">
            <text:p>0.999012877008235</text:p>
          </table:table-cell>
          <table:table-cell table:formula="of:=SIN([.C97])" office:value-type="float" office:value="-0.248689887164853" calcext:value-type="float">
            <text:p>-0.248689887164853</text:p>
          </table:table-cell>
          <table:table-cell table:number-columns-repeated="7"/>
          <table:table-cell table:formula="of:=[.N96]+0.02" office:value-type="float" office:value="0.48" calcext:value-type="float">
            <text:p>0.48</text:p>
          </table:table-cell>
          <table:table-cell table:formula="of:=[.N97]/2" office:value-type="float" office:value="0.24" calcext:value-type="float">
            <text:p>0.24</text:p>
          </table:table-cell>
          <table:table-cell table:formula="of:=(0.5-[.N97]/2)^[.P$71]/[.P$70]/2" office:value-type="float" office:value="0.0703039999999999" calcext:value-type="float">
            <text:p>0.0703039999999999</text:p>
          </table:table-cell>
          <table:table-cell table:formula="of:=[.O97]*2*PI()" office:value-type="float" office:value="1.5079644737231" calcext:value-type="float">
            <text:p>1.5079644737231</text:p>
          </table:table-cell>
          <table:table-cell table:formula="of:=[.P97]*2*PI()" office:value-type="float" office:value="0.441733059835953" calcext:value-type="float">
            <text:p>0.441733059835953</text:p>
          </table:table-cell>
          <table:table-cell table:formula="of:=SIN([.Q97])" office:value-type="float" office:value="0.998026728428271" calcext:value-type="float">
            <text:p>0.998026728428271</text:p>
          </table:table-cell>
          <table:table-cell table:formula="of:=SIN([.R97])" office:value-type="float" office:value="0.427506813396466" calcext:value-type="float">
            <text:p>0.427506813396466</text:p>
          </table:table-cell>
          <table:table-cell table:formula="of:=[.T97]^[.U$71]" office:value-type="float" office:value="0.91853202776306" calcext:value-type="float">
            <text:p>0.91853202776306</text:p>
          </table:table-cell>
          <table:table-cell/>
          <table:table-cell table:formula="of:=[.W96]+0.02" office:value-type="float" office:value="0.34" calcext:value-type="float">
            <text:p>0.34</text:p>
          </table:table-cell>
          <table:table-cell table:formula="of:=[.W97]*2*PI()" office:value-type="float" office:value="2.13628300444106" calcext:value-type="float">
            <text:p>2.13628300444106</text:p>
          </table:table-cell>
          <table:table-cell table:formula="of:=TANH([.X97]*[.Y$77])^[.Y$78]" office:value-type="float" office:value="1" calcext:value-type="float">
            <text:p>1</text:p>
          </table:table-cell>
          <table:table-cell table:formula="of:=TANH((2*PI() - [.X97])*[.Z$77])^[.Z$78]" office:value-type="float" office:value="0.864993172638518" calcext:value-type="float">
            <text:p>0.864993172638518</text:p>
          </table:table-cell>
          <table:table-cell table:formula="of:=[.Z97]*[.Y97]" office:value-type="float" office:value="0.864993172638518" calcext:value-type="float">
            <text:p>0.864993172638518</text:p>
          </table:table-cell>
        </table:table-row>
        <table:table-row table:style-name="ro1">
          <table:table-cell table:formula="of:=[.A97]+0.01" office:value-type="float" office:value="0.25" calcext:value-type="float">
            <text:p>0.25</text:p>
          </table:table-cell>
          <table:table-cell table:formula="of:=[.A98]*2*PI()" office:value-type="float" office:value="1.5707963267949" calcext:value-type="float">
            <text:p>1.5707963267949</text:p>
          </table:table-cell>
          <table:table-cell table:formula="of:=[.B98]*[.C$71]" office:value-type="float" office:value="6.28318530717959" calcext:value-type="float">
            <text:p>6.28318530717959</text:p>
          </table:table-cell>
          <table:table-cell table:formula="of:=SIN([.B98])" office:value-type="float" office:value="1" calcext:value-type="float">
            <text:p>1</text:p>
          </table:table-cell>
          <table:table-cell table:formula="of:=[.D98]^(1/[.E$71])" office:value-type="float" office:value="1" calcext:value-type="float">
            <text:p>1</text:p>
          </table:table-cell>
          <table:table-cell table:formula="of:=SIN([.C98])" office:value-type="float" office:value="1.53142747957078E-015" calcext:value-type="float">
            <text:p>1.53142747957078E-15</text:p>
          </table:table-cell>
          <table:table-cell table:number-columns-repeated="7"/>
          <table:table-cell table:formula="of:=[.N97]+0.02" office:value-type="float" office:value="0.5" calcext:value-type="float">
            <text:p>0.5</text:p>
          </table:table-cell>
          <table:table-cell table:formula="of:=[.N98]/2" office:value-type="float" office:value="0.25" calcext:value-type="float">
            <text:p>0.25</text:p>
          </table:table-cell>
          <table:table-cell table:formula="of:=(0.5-[.N98]/2)^[.P$71]/[.P$70]/2" office:value-type="float" office:value="0.0625" calcext:value-type="float">
            <text:p>0.0625</text:p>
          </table:table-cell>
          <table:table-cell table:formula="of:=[.O98]*2*PI()" office:value-type="float" office:value="1.5707963267949" calcext:value-type="float">
            <text:p>1.5707963267949</text:p>
          </table:table-cell>
          <table:table-cell table:formula="of:=[.P98]*2*PI()" office:value-type="float" office:value="0.392699081698724" calcext:value-type="float">
            <text:p>0.392699081698724</text:p>
          </table:table-cell>
          <table:table-cell table:formula="of:=SIN([.Q98])" office:value-type="float" office:value="1" calcext:value-type="float">
            <text:p>1</text:p>
          </table:table-cell>
          <table:table-cell table:formula="of:=SIN([.R98])" office:value-type="float" office:value="0.382683432365089" calcext:value-type="float">
            <text:p>0.382683432365089</text:p>
          </table:table-cell>
          <table:table-cell table:formula="of:=[.T98]^[.U$71]" office:value-type="float" office:value="0.908414308191873" calcext:value-type="float">
            <text:p>0.908414308191873</text:p>
          </table:table-cell>
          <table:table-cell/>
          <table:table-cell table:formula="of:=[.W97]+0.02" office:value-type="float" office:value="0.36" calcext:value-type="float">
            <text:p>0.36</text:p>
          </table:table-cell>
          <table:table-cell table:formula="of:=[.W98]*2*PI()" office:value-type="float" office:value="2.26194671058465" calcext:value-type="float">
            <text:p>2.26194671058465</text:p>
          </table:table-cell>
          <table:table-cell table:formula="of:=TANH([.X98]*[.Y$77])^[.Y$78]" office:value-type="float" office:value="1" calcext:value-type="float">
            <text:p>1</text:p>
          </table:table-cell>
          <table:table-cell table:formula="of:=TANH((2*PI() - [.X98])*[.Z$77])^[.Z$78]" office:value-type="float" office:value="0.851813412054198" calcext:value-type="float">
            <text:p>0.851813412054198</text:p>
          </table:table-cell>
          <table:table-cell table:formula="of:=[.Z98]*[.Y98]" office:value-type="float" office:value="0.851813412054198" calcext:value-type="float">
            <text:p>0.851813412054198</text:p>
          </table:table-cell>
        </table:table-row>
        <table:table-row table:style-name="ro1">
          <table:table-cell table:formula="of:=[.A98]+0.01" office:value-type="float" office:value="0.26" calcext:value-type="float">
            <text:p>0.26</text:p>
          </table:table-cell>
          <table:table-cell table:formula="of:=[.A99]*2*PI()" office:value-type="float" office:value="1.63362817986669" calcext:value-type="float">
            <text:p>1.63362817986669</text:p>
          </table:table-cell>
          <table:table-cell table:formula="of:=[.B99]*[.C$71]" office:value-type="float" office:value="6.53451271946677" calcext:value-type="float">
            <text:p>6.53451271946677</text:p>
          </table:table-cell>
          <table:table-cell table:formula="of:=SIN([.B99])" office:value-type="float" office:value="0.998026728428271" calcext:value-type="float">
            <text:p>0.998026728428271</text:p>
          </table:table-cell>
          <table:table-cell table:formula="of:=[.D99]^(1/[.E$71])" office:value-type="float" office:value="0.999012877008235" calcext:value-type="float">
            <text:p>0.999012877008235</text:p>
          </table:table-cell>
          <table:table-cell table:formula="of:=SIN([.C99])" office:value-type="float" office:value="0.248689887164856" calcext:value-type="float">
            <text:p>0.248689887164856</text:p>
          </table:table-cell>
          <table:table-cell table:number-columns-repeated="7"/>
          <table:table-cell table:formula="of:=[.N98]+0.02" office:value-type="float" office:value="0.52" calcext:value-type="float">
            <text:p>0.52</text:p>
          </table:table-cell>
          <table:table-cell table:formula="of:=[.N99]/2" office:value-type="float" office:value="0.26" calcext:value-type="float">
            <text:p>0.26</text:p>
          </table:table-cell>
          <table:table-cell table:formula="of:=(0.5-[.N99]/2)^[.P$71]/[.P$70]/2" office:value-type="float" office:value="0.055296" calcext:value-type="float">
            <text:p>0.055296</text:p>
          </table:table-cell>
          <table:table-cell table:formula="of:=[.O99]*2*PI()" office:value-type="float" office:value="1.63362817986669" calcext:value-type="float">
            <text:p>1.63362817986669</text:p>
          </table:table-cell>
          <table:table-cell table:formula="of:=[.P99]*2*PI()" office:value-type="float" office:value="0.347435014745802" calcext:value-type="float">
            <text:p>0.347435014745802</text:p>
          </table:table-cell>
          <table:table-cell table:formula="of:=SIN([.Q99])" office:value-type="float" office:value="0.998026728428271" calcext:value-type="float">
            <text:p>0.998026728428271</text:p>
          </table:table-cell>
          <table:table-cell table:formula="of:=SIN([.R99])" office:value-type="float" office:value="0.340487204953527" calcext:value-type="float">
            <text:p>0.340487204953527</text:p>
          </table:table-cell>
          <table:table-cell table:formula="of:=[.T99]^[.U$71]" office:value-type="float" office:value="0.897863009367444" calcext:value-type="float">
            <text:p>0.897863009367444</text:p>
          </table:table-cell>
          <table:table-cell/>
          <table:table-cell table:formula="of:=[.W98]+0.02" office:value-type="float" office:value="0.38" calcext:value-type="float">
            <text:p>0.38</text:p>
          </table:table-cell>
          <table:table-cell table:formula="of:=[.W99]*2*PI()" office:value-type="float" office:value="2.38761041672824" calcext:value-type="float">
            <text:p>2.38761041672824</text:p>
          </table:table-cell>
          <table:table-cell table:formula="of:=TANH([.X99]*[.Y$77])^[.Y$78]" office:value-type="float" office:value="1" calcext:value-type="float">
            <text:p>1</text:p>
          </table:table-cell>
          <table:table-cell table:formula="of:=TANH((2*PI() - [.X99])*[.Z$77])^[.Z$78]" office:value-type="float" office:value="0.837468837041336" calcext:value-type="float">
            <text:p>0.837468837041336</text:p>
          </table:table-cell>
          <table:table-cell table:formula="of:=[.Z99]*[.Y99]" office:value-type="float" office:value="0.837468837041336" calcext:value-type="float">
            <text:p>0.837468837041336</text:p>
          </table:table-cell>
        </table:table-row>
        <table:table-row table:style-name="ro1">
          <table:table-cell table:formula="of:=[.A99]+0.01" office:value-type="float" office:value="0.27" calcext:value-type="float">
            <text:p>0.27</text:p>
          </table:table-cell>
          <table:table-cell table:formula="of:=[.A100]*2*PI()" office:value-type="float" office:value="1.69646003293849" calcext:value-type="float">
            <text:p>1.69646003293849</text:p>
          </table:table-cell>
          <table:table-cell table:formula="of:=[.B100]*[.C$71]" office:value-type="float" office:value="6.78584013175396" calcext:value-type="float">
            <text:p>6.78584013175396</text:p>
          </table:table-cell>
          <table:table-cell table:formula="of:=SIN([.B100])" office:value-type="float" office:value="0.992114701314478" calcext:value-type="float">
            <text:p>0.992114701314478</text:p>
          </table:table-cell>
          <table:table-cell table:formula="of:=[.D100]^(1/[.E$71])" office:value-type="float" office:value="0.996049547620236" calcext:value-type="float">
            <text:p>0.996049547620236</text:p>
          </table:table-cell>
          <table:table-cell table:formula="of:=SIN([.C100])" office:value-type="float" office:value="0.481753674101716" calcext:value-type="float">
            <text:p>0.481753674101716</text:p>
          </table:table-cell>
          <table:table-cell table:number-columns-repeated="7"/>
          <table:table-cell table:formula="of:=[.N99]+0.02" office:value-type="float" office:value="0.54" calcext:value-type="float">
            <text:p>0.54</text:p>
          </table:table-cell>
          <table:table-cell table:formula="of:=[.N100]/2" office:value-type="float" office:value="0.27" calcext:value-type="float">
            <text:p>0.27</text:p>
          </table:table-cell>
          <table:table-cell table:formula="of:=(0.5-[.N100]/2)^[.P$71]/[.P$70]/2" office:value-type="float" office:value="0.048668" calcext:value-type="float">
            <text:p>0.048668</text:p>
          </table:table-cell>
          <table:table-cell table:formula="of:=[.O100]*2*PI()" office:value-type="float" office:value="1.69646003293849" calcext:value-type="float">
            <text:p>1.69646003293849</text:p>
          </table:table-cell>
          <table:table-cell table:formula="of:=[.P100]*2*PI()" office:value-type="float" office:value="0.305790062529816" calcext:value-type="float">
            <text:p>0.305790062529816</text:p>
          </table:table-cell>
          <table:table-cell table:formula="of:=SIN([.Q100])" office:value-type="float" office:value="0.992114701314478" calcext:value-type="float">
            <text:p>0.992114701314478</text:p>
          </table:table-cell>
          <table:table-cell table:formula="of:=SIN([.R100])" office:value-type="float" office:value="0.30104668014595" calcext:value-type="float">
            <text:p>0.30104668014595</text:p>
          </table:table-cell>
          <table:table-cell table:formula="of:=[.T100]^[.U$71]" office:value-type="float" office:value="0.886876983760865" calcext:value-type="float">
            <text:p>0.886876983760865</text:p>
          </table:table-cell>
          <table:table-cell/>
          <table:table-cell table:formula="of:=[.W99]+0.02" office:value-type="float" office:value="0.4" calcext:value-type="float">
            <text:p>0.4</text:p>
          </table:table-cell>
          <table:table-cell table:formula="of:=[.W100]*2*PI()" office:value-type="float" office:value="2.51327412287183" calcext:value-type="float">
            <text:p>2.51327412287183</text:p>
          </table:table-cell>
          <table:table-cell table:formula="of:=TANH([.X100]*[.Y$77])^[.Y$78]" office:value-type="float" office:value="1" calcext:value-type="float">
            <text:p>1</text:p>
          </table:table-cell>
          <table:table-cell table:formula="of:=TANH((2*PI() - [.X100])*[.Z$77])^[.Z$78]" office:value-type="float" office:value="0.821882139258962" calcext:value-type="float">
            <text:p>0.821882139258962</text:p>
          </table:table-cell>
          <table:table-cell table:formula="of:=[.Z100]*[.Y100]" office:value-type="float" office:value="0.821882139258962" calcext:value-type="float">
            <text:p>0.821882139258962</text:p>
          </table:table-cell>
        </table:table-row>
        <table:table-row table:style-name="ro1">
          <table:table-cell table:formula="of:=[.A100]+0.01" office:value-type="float" office:value="0.28" calcext:value-type="float">
            <text:p>0.28</text:p>
          </table:table-cell>
          <table:table-cell table:formula="of:=[.A101]*2*PI()" office:value-type="float" office:value="1.75929188601028" calcext:value-type="float">
            <text:p>1.75929188601028</text:p>
          </table:table-cell>
          <table:table-cell table:formula="of:=[.B101]*[.C$71]" office:value-type="float" office:value="7.03716754404114" calcext:value-type="float">
            <text:p>7.03716754404114</text:p>
          </table:table-cell>
          <table:table-cell table:formula="of:=SIN([.B101])" office:value-type="float" office:value="0.982287250728689" calcext:value-type="float">
            <text:p>0.982287250728689</text:p>
          </table:table-cell>
          <table:table-cell table:formula="of:=[.D101]^(1/[.E$71])" office:value-type="float" office:value="0.991104056458598" calcext:value-type="float">
            <text:p>0.991104056458598</text:p>
          </table:table-cell>
          <table:table-cell table:formula="of:=SIN([.C101])" office:value-type="float" office:value="0.68454710592869" calcext:value-type="float">
            <text:p>0.68454710592869</text:p>
          </table:table-cell>
          <table:table-cell table:number-columns-repeated="7"/>
          <table:table-cell table:formula="of:=[.N100]+0.02" office:value-type="float" office:value="0.56" calcext:value-type="float">
            <text:p>0.56</text:p>
          </table:table-cell>
          <table:table-cell table:formula="of:=[.N101]/2" office:value-type="float" office:value="0.28" calcext:value-type="float">
            <text:p>0.28</text:p>
          </table:table-cell>
          <table:table-cell table:formula="of:=(0.5-[.N101]/2)^[.P$71]/[.P$70]/2" office:value-type="float" office:value="0.0425919999999999" calcext:value-type="float">
            <text:p>0.0425919999999999</text:p>
          </table:table-cell>
          <table:table-cell table:formula="of:=[.O101]*2*PI()" office:value-type="float" office:value="1.75929188601028" calcext:value-type="float">
            <text:p>1.75929188601028</text:p>
          </table:table-cell>
          <table:table-cell table:formula="of:=[.P101]*2*PI()" office:value-type="float" office:value="0.267613428603393" calcext:value-type="float">
            <text:p>0.267613428603393</text:p>
          </table:table-cell>
          <table:table-cell table:formula="of:=SIN([.Q101])" office:value-type="float" office:value="0.982287250728689" calcext:value-type="float">
            <text:p>0.982287250728689</text:p>
          </table:table-cell>
          <table:table-cell table:formula="of:=SIN([.R101])" office:value-type="float" office:value="0.264430571204311" calcext:value-type="float">
            <text:p>0.264430571204311</text:p>
          </table:table-cell>
          <table:table-cell table:formula="of:=[.T101]^[.U$71]" office:value-type="float" office:value="0.875449635658505" calcext:value-type="float">
            <text:p>0.875449635658505</text:p>
          </table:table-cell>
          <table:table-cell/>
          <table:table-cell table:formula="of:=[.W100]+0.02" office:value-type="float" office:value="0.42" calcext:value-type="float">
            <text:p>0.42</text:p>
          </table:table-cell>
          <table:table-cell table:formula="of:=[.W101]*2*PI()" office:value-type="float" office:value="2.63893782901543" calcext:value-type="float">
            <text:p>2.63893782901543</text:p>
          </table:table-cell>
          <table:table-cell table:formula="of:=TANH([.X101]*[.Y$77])^[.Y$78]" office:value-type="float" office:value="1" calcext:value-type="float">
            <text:p>1</text:p>
          </table:table-cell>
          <table:table-cell table:formula="of:=TANH((2*PI() - [.X101])*[.Z$77])^[.Z$78]" office:value-type="float" office:value="0.804976403766671" calcext:value-type="float">
            <text:p>0.804976403766671</text:p>
          </table:table-cell>
          <table:table-cell table:formula="of:=[.Z101]*[.Y101]" office:value-type="float" office:value="0.804976403766671" calcext:value-type="float">
            <text:p>0.804976403766671</text:p>
          </table:table-cell>
        </table:table-row>
        <table:table-row table:style-name="ro1">
          <table:table-cell table:formula="of:=[.A101]+0.01" office:value-type="float" office:value="0.29" calcext:value-type="float">
            <text:p>0.29</text:p>
          </table:table-cell>
          <table:table-cell table:formula="of:=[.A102]*2*PI()" office:value-type="float" office:value="1.82212373908208" calcext:value-type="float">
            <text:p>1.82212373908208</text:p>
          </table:table-cell>
          <table:table-cell table:formula="of:=[.B102]*[.C$71]" office:value-type="float" office:value="7.28849495632832" calcext:value-type="float">
            <text:p>7.28849495632832</text:p>
          </table:table-cell>
          <table:table-cell table:formula="of:=SIN([.B102])" office:value-type="float" office:value="0.968583161128631" calcext:value-type="float">
            <text:p>0.968583161128631</text:p>
          </table:table-cell>
          <table:table-cell table:formula="of:=[.D102]^(1/[.E$71])" office:value-type="float" office:value="0.984166226370643" calcext:value-type="float">
            <text:p>0.984166226370643</text:p>
          </table:table-cell>
          <table:table-cell table:formula="of:=SIN([.C102])" office:value-type="float" office:value="0.844327925502016" calcext:value-type="float">
            <text:p>0.844327925502016</text:p>
          </table:table-cell>
          <table:table-cell table:number-columns-repeated="7"/>
          <table:table-cell table:formula="of:=[.N101]+0.02" office:value-type="float" office:value="0.58" calcext:value-type="float">
            <text:p>0.58</text:p>
          </table:table-cell>
          <table:table-cell table:formula="of:=[.N102]/2" office:value-type="float" office:value="0.29" calcext:value-type="float">
            <text:p>0.29</text:p>
          </table:table-cell>
          <table:table-cell table:formula="of:=(0.5-[.N102]/2)^[.P$71]/[.P$70]/2" office:value-type="float" office:value="0.037044" calcext:value-type="float">
            <text:p>0.037044</text:p>
          </table:table-cell>
          <table:table-cell table:formula="of:=[.O102]*2*PI()" office:value-type="float" office:value="1.82212373908208" calcext:value-type="float">
            <text:p>1.82212373908208</text:p>
          </table:table-cell>
          <table:table-cell table:formula="of:=[.P102]*2*PI()" office:value-type="float" office:value="0.23275431651916" calcext:value-type="float">
            <text:p>0.23275431651916</text:p>
          </table:table-cell>
          <table:table-cell table:formula="of:=SIN([.Q102])" office:value-type="float" office:value="0.968583161128631" calcext:value-type="float">
            <text:p>0.968583161128631</text:p>
          </table:table-cell>
          <table:table-cell table:formula="of:=SIN([.R102])" office:value-type="float" office:value="0.230658440832539" calcext:value-type="float">
            <text:p>0.230658440832539</text:p>
          </table:table-cell>
          <table:table-cell table:formula="of:=[.T102]^[.U$71]" office:value-type="float" office:value="0.863568783981806" calcext:value-type="float">
            <text:p>0.863568783981806</text:p>
          </table:table-cell>
          <table:table-cell/>
          <table:table-cell table:formula="of:=[.W101]+0.02" office:value-type="float" office:value="0.44" calcext:value-type="float">
            <text:p>0.44</text:p>
          </table:table-cell>
          <table:table-cell table:formula="of:=[.W102]*2*PI()" office:value-type="float" office:value="2.76460153515902" calcext:value-type="float">
            <text:p>2.76460153515902</text:p>
          </table:table-cell>
          <table:table-cell table:formula="of:=TANH([.X102]*[.Y$77])^[.Y$78]" office:value-type="float" office:value="1" calcext:value-type="float">
            <text:p>1</text:p>
          </table:table-cell>
          <table:table-cell table:formula="of:=TANH((2*PI() - [.X102])*[.Z$77])^[.Z$78]" office:value-type="float" office:value="0.78667655025686" calcext:value-type="float">
            <text:p>0.78667655025686</text:p>
          </table:table-cell>
          <table:table-cell table:formula="of:=[.Z102]*[.Y102]" office:value-type="float" office:value="0.78667655025686" calcext:value-type="float">
            <text:p>0.78667655025686</text:p>
          </table:table-cell>
        </table:table-row>
        <table:table-row table:style-name="ro1">
          <table:table-cell table:formula="of:=[.A102]+0.01" office:value-type="float" office:value="0.3" calcext:value-type="float">
            <text:p>0.3</text:p>
          </table:table-cell>
          <table:table-cell table:formula="of:=[.A103]*2*PI()" office:value-type="float" office:value="1.88495559215388" calcext:value-type="float">
            <text:p>1.88495559215388</text:p>
          </table:table-cell>
          <table:table-cell table:formula="of:=[.B103]*[.C$71]" office:value-type="float" office:value="7.53982236861551" calcext:value-type="float">
            <text:p>7.53982236861551</text:p>
          </table:table-cell>
          <table:table-cell table:formula="of:=SIN([.B103])" office:value-type="float" office:value="0.951056516295153" calcext:value-type="float">
            <text:p>0.951056516295153</text:p>
          </table:table-cell>
          <table:table-cell table:formula="of:=[.D103]^(1/[.E$71])" office:value-type="float" office:value="0.975221265300933" calcext:value-type="float">
            <text:p>0.975221265300933</text:p>
          </table:table-cell>
          <table:table-cell table:formula="of:=SIN([.C103])" office:value-type="float" office:value="0.951056516295154" calcext:value-type="float">
            <text:p>0.951056516295154</text:p>
          </table:table-cell>
          <table:table-cell table:number-columns-repeated="7"/>
          <table:table-cell table:formula="of:=[.N102]+0.02" office:value-type="float" office:value="0.6" calcext:value-type="float">
            <text:p>0.6</text:p>
          </table:table-cell>
          <table:table-cell table:formula="of:=[.N103]/2" office:value-type="float" office:value="0.3" calcext:value-type="float">
            <text:p>0.3</text:p>
          </table:table-cell>
          <table:table-cell table:formula="of:=(0.5-[.N103]/2)^[.P$71]/[.P$70]/2" office:value-type="float" office:value="0.032" calcext:value-type="float">
            <text:p>0.032</text:p>
          </table:table-cell>
          <table:table-cell table:formula="of:=[.O103]*2*PI()" office:value-type="float" office:value="1.88495559215388" calcext:value-type="float">
            <text:p>1.88495559215388</text:p>
          </table:table-cell>
          <table:table-cell table:formula="of:=[.P103]*2*PI()" office:value-type="float" office:value="0.201061929829746" calcext:value-type="float">
            <text:p>0.201061929829746</text:p>
          </table:table-cell>
          <table:table-cell table:formula="of:=SIN([.Q103])" office:value-type="float" office:value="0.951056516295153" calcext:value-type="float">
            <text:p>0.951056516295153</text:p>
          </table:table-cell>
          <table:table-cell table:formula="of:=SIN([.R103])" office:value-type="float" office:value="0.199709980514407" calcext:value-type="float">
            <text:p>0.199709980514407</text:p>
          </table:table-cell>
          <table:table-cell table:formula="of:=[.T103]^[.U$71]" office:value-type="float" office:value="0.851216389305302" calcext:value-type="float">
            <text:p>0.851216389305302</text:p>
          </table:table-cell>
          <table:table-cell/>
          <table:table-cell table:formula="of:=[.W102]+0.02" office:value-type="float" office:value="0.46" calcext:value-type="float">
            <text:p>0.46</text:p>
          </table:table-cell>
          <table:table-cell table:formula="of:=[.W103]*2*PI()" office:value-type="float" office:value="2.89026524130261" calcext:value-type="float">
            <text:p>2.89026524130261</text:p>
          </table:table-cell>
          <table:table-cell table:formula="of:=TANH([.X103]*[.Y$77])^[.Y$78]" office:value-type="float" office:value="1" calcext:value-type="float">
            <text:p>1</text:p>
          </table:table-cell>
          <table:table-cell table:formula="of:=TANH((2*PI() - [.X103])*[.Z$77])^[.Z$78]" office:value-type="float" office:value="0.766911090722505" calcext:value-type="float">
            <text:p>0.766911090722505</text:p>
          </table:table-cell>
          <table:table-cell table:formula="of:=[.Z103]*[.Y103]" office:value-type="float" office:value="0.766911090722505" calcext:value-type="float">
            <text:p>0.766911090722505</text:p>
          </table:table-cell>
        </table:table-row>
        <table:table-row table:style-name="ro1">
          <table:table-cell table:formula="of:=[.A103]+0.01" office:value-type="float" office:value="0.31" calcext:value-type="float">
            <text:p>0.31</text:p>
          </table:table-cell>
          <table:table-cell table:formula="of:=[.A104]*2*PI()" office:value-type="float" office:value="1.94778744522567" calcext:value-type="float">
            <text:p>1.94778744522567</text:p>
          </table:table-cell>
          <table:table-cell table:formula="of:=[.B104]*[.C$71]" office:value-type="float" office:value="7.79114978090269" calcext:value-type="float">
            <text:p>7.79114978090269</text:p>
          </table:table-cell>
          <table:table-cell table:formula="of:=SIN([.B104])" office:value-type="float" office:value="0.929776485888251" calcext:value-type="float">
            <text:p>0.929776485888251</text:p>
          </table:table-cell>
          <table:table-cell table:formula="of:=[.D104]^(1/[.E$71])" office:value-type="float" office:value="0.964249182466986" calcext:value-type="float">
            <text:p>0.964249182466986</text:p>
          </table:table-cell>
          <table:table-cell table:formula="of:=SIN([.C104])" office:value-type="float" office:value="0.998026728428272" calcext:value-type="float">
            <text:p>0.998026728428272</text:p>
          </table:table-cell>
          <table:table-cell table:number-columns-repeated="7"/>
          <table:table-cell table:formula="of:=[.N103]+0.02" office:value-type="float" office:value="0.62" calcext:value-type="float">
            <text:p>0.62</text:p>
          </table:table-cell>
          <table:table-cell table:formula="of:=[.N104]/2" office:value-type="float" office:value="0.31" calcext:value-type="float">
            <text:p>0.31</text:p>
          </table:table-cell>
          <table:table-cell table:formula="of:=(0.5-[.N104]/2)^[.P$71]/[.P$70]/2" office:value-type="float" office:value="0.027436" calcext:value-type="float">
            <text:p>0.027436</text:p>
          </table:table-cell>
          <table:table-cell table:formula="of:=[.O104]*2*PI()" office:value-type="float" office:value="1.94778744522567" calcext:value-type="float">
            <text:p>1.94778744522567</text:p>
          </table:table-cell>
          <table:table-cell table:formula="of:=[.P104]*2*PI()" office:value-type="float" office:value="0.172385472087779" calcext:value-type="float">
            <text:p>0.172385472087779</text:p>
          </table:table-cell>
          <table:table-cell table:formula="of:=SIN([.Q104])" office:value-type="float" office:value="0.929776485888251" calcext:value-type="float">
            <text:p>0.929776485888251</text:p>
          </table:table-cell>
          <table:table-cell table:formula="of:=SIN([.R104])" office:value-type="float" office:value="0.171532950424889" calcext:value-type="float">
            <text:p>0.171532950424889</text:p>
          </table:table-cell>
          <table:table-cell table:formula="of:=[.T104]^[.U$71]" office:value-type="float" office:value="0.838368120788174" calcext:value-type="float">
            <text:p>0.838368120788174</text:p>
          </table:table-cell>
          <table:table-cell/>
          <table:table-cell table:formula="of:=[.W103]+0.02" office:value-type="float" office:value="0.48" calcext:value-type="float">
            <text:p>0.48</text:p>
          </table:table-cell>
          <table:table-cell table:formula="of:=[.W104]*2*PI()" office:value-type="float" office:value="3.0159289474462" calcext:value-type="float">
            <text:p>3.0159289474462</text:p>
          </table:table-cell>
          <table:table-cell table:formula="of:=TANH([.X104]*[.Y$77])^[.Y$78]" office:value-type="float" office:value="1" calcext:value-type="float">
            <text:p>1</text:p>
          </table:table-cell>
          <table:table-cell table:formula="of:=TANH((2*PI() - [.X104])*[.Z$77])^[.Z$78]" office:value-type="float" office:value="0.745614234827785" calcext:value-type="float">
            <text:p>0.745614234827785</text:p>
          </table:table-cell>
          <table:table-cell table:formula="of:=[.Z104]*[.Y104]" office:value-type="float" office:value="0.745614234827785" calcext:value-type="float">
            <text:p>0.745614234827785</text:p>
          </table:table-cell>
        </table:table-row>
        <table:table-row table:style-name="ro1">
          <table:table-cell table:formula="of:=[.A104]+0.01" office:value-type="float" office:value="0.32" calcext:value-type="float">
            <text:p>0.32</text:p>
          </table:table-cell>
          <table:table-cell table:formula="of:=[.A105]*2*PI()" office:value-type="float" office:value="2.01061929829747" calcext:value-type="float">
            <text:p>2.01061929829747</text:p>
          </table:table-cell>
          <table:table-cell table:formula="of:=[.B105]*[.C$71]" office:value-type="float" office:value="8.04247719318987" calcext:value-type="float">
            <text:p>8.04247719318987</text:p>
          </table:table-cell>
          <table:table-cell table:formula="of:=SIN([.B105])" office:value-type="float" office:value="0.904827052466019" calcext:value-type="float">
            <text:p>0.904827052466019</text:p>
          </table:table-cell>
          <table:table-cell table:formula="of:=[.D105]^(1/[.E$71])" office:value-type="float" office:value="0.951223975973072" calcext:value-type="float">
            <text:p>0.951223975973072</text:p>
          </table:table-cell>
          <table:table-cell table:formula="of:=SIN([.C105])" office:value-type="float" office:value="0.982287250728688" calcext:value-type="float">
            <text:p>0.982287250728688</text:p>
          </table:table-cell>
          <table:table-cell table:number-columns-repeated="7"/>
          <table:table-cell table:formula="of:=[.N104]+0.02" office:value-type="float" office:value="0.64" calcext:value-type="float">
            <text:p>0.64</text:p>
          </table:table-cell>
          <table:table-cell table:formula="of:=[.N105]/2" office:value-type="float" office:value="0.32" calcext:value-type="float">
            <text:p>0.32</text:p>
          </table:table-cell>
          <table:table-cell table:formula="of:=(0.5-[.N105]/2)^[.P$71]/[.P$70]/2" office:value-type="float" office:value="0.023328" calcext:value-type="float">
            <text:p>0.023328</text:p>
          </table:table-cell>
          <table:table-cell table:formula="of:=[.O105]*2*PI()" office:value-type="float" office:value="2.01061929829747" calcext:value-type="float">
            <text:p>2.01061929829747</text:p>
          </table:table-cell>
          <table:table-cell table:formula="of:=[.P105]*2*PI()" office:value-type="float" office:value="0.146574146845885" calcext:value-type="float">
            <text:p>0.146574146845885</text:p>
          </table:table-cell>
          <table:table-cell table:formula="of:=SIN([.Q105])" office:value-type="float" office:value="0.904827052466019" calcext:value-type="float">
            <text:p>0.904827052466019</text:p>
          </table:table-cell>
          <table:table-cell table:formula="of:=SIN([.R105])" office:value-type="float" office:value="0.146049877646331" calcext:value-type="float">
            <text:p>0.146049877646331</text:p>
          </table:table-cell>
          <table:table-cell table:formula="of:=[.T105]^[.U$71]" office:value-type="float" office:value="0.824992726714407" calcext:value-type="float">
            <text:p>0.824992726714407</text:p>
          </table:table-cell>
          <table:table-cell/>
          <table:table-cell table:formula="of:=[.W104]+0.02" office:value-type="float" office:value="0.5" calcext:value-type="float">
            <text:p>0.5</text:p>
          </table:table-cell>
          <table:table-cell table:formula="of:=[.W105]*2*PI()" office:value-type="float" office:value="3.14159265358979" calcext:value-type="float">
            <text:p>3.14159265358979</text:p>
          </table:table-cell>
          <table:table-cell table:formula="of:=TANH([.X105]*[.Y$77])^[.Y$78]" office:value-type="float" office:value="1" calcext:value-type="float">
            <text:p>1</text:p>
          </table:table-cell>
          <table:table-cell table:formula="of:=TANH((2*PI() - [.X105])*[.Z$77])^[.Z$78]" office:value-type="float" office:value="0.722728368710213" calcext:value-type="float">
            <text:p>0.722728368710213</text:p>
          </table:table-cell>
          <table:table-cell table:formula="of:=[.Z105]*[.Y105]" office:value-type="float" office:value="0.722728368710213" calcext:value-type="float">
            <text:p>0.722728368710213</text:p>
          </table:table-cell>
        </table:table-row>
        <table:table-row table:style-name="ro1">
          <table:table-cell table:formula="of:=[.A105]+0.01" office:value-type="float" office:value="0.33" calcext:value-type="float">
            <text:p>0.33</text:p>
          </table:table-cell>
          <table:table-cell table:formula="of:=[.A106]*2*PI()" office:value-type="float" office:value="2.07345115136926" calcext:value-type="float">
            <text:p>2.07345115136926</text:p>
          </table:table-cell>
          <table:table-cell table:formula="of:=[.B106]*[.C$71]" office:value-type="float" office:value="8.29380460547706" calcext:value-type="float">
            <text:p>8.29380460547706</text:p>
          </table:table-cell>
          <table:table-cell table:formula="of:=SIN([.B106])" office:value-type="float" office:value="0.876306680043863" calcext:value-type="float">
            <text:p>0.876306680043863</text:p>
          </table:table-cell>
          <table:table-cell table:formula="of:=[.D106]^(1/[.E$71])" office:value-type="float" office:value="0.93611253599333" calcext:value-type="float">
            <text:p>0.93611253599333</text:p>
          </table:table-cell>
          <table:table-cell table:formula="of:=SIN([.C106])" office:value-type="float" office:value="0.904827052466018" calcext:value-type="float">
            <text:p>0.904827052466018</text:p>
          </table:table-cell>
          <table:table-cell table:number-columns-repeated="7"/>
          <table:table-cell table:formula="of:=[.N105]+0.02" office:value-type="float" office:value="0.66" calcext:value-type="float">
            <text:p>0.66</text:p>
          </table:table-cell>
          <table:table-cell table:formula="of:=[.N106]/2" office:value-type="float" office:value="0.33" calcext:value-type="float">
            <text:p>0.33</text:p>
          </table:table-cell>
          <table:table-cell table:formula="of:=(0.5-[.N106]/2)^[.P$71]/[.P$70]/2" office:value-type="float" office:value="0.019652" calcext:value-type="float">
            <text:p>0.019652</text:p>
          </table:table-cell>
          <table:table-cell table:formula="of:=[.O106]*2*PI()" office:value-type="float" office:value="2.07345115136926" calcext:value-type="float">
            <text:p>2.07345115136926</text:p>
          </table:table-cell>
          <table:table-cell table:formula="of:=[.P106]*2*PI()" office:value-type="float" office:value="0.123477157656693" calcext:value-type="float">
            <text:p>0.123477157656693</text:p>
          </table:table-cell>
          <table:table-cell table:formula="of:=SIN([.Q106])" office:value-type="float" office:value="0.876306680043863" calcext:value-type="float">
            <text:p>0.876306680043863</text:p>
          </table:table-cell>
          <table:table-cell table:formula="of:=SIN([.R106])" office:value-type="float" office:value="0.123163628785271" calcext:value-type="float">
            <text:p>0.123163628785271</text:p>
          </table:table-cell>
          <table:table-cell table:formula="of:=[.T106]^[.U$71]" office:value-type="float" office:value="0.811051155949218" calcext:value-type="float">
            <text:p>0.811051155949218</text:p>
          </table:table-cell>
          <table:table-cell/>
          <table:table-cell table:formula="of:=[.W105]+0.02" office:value-type="float" office:value="0.52" calcext:value-type="float">
            <text:p>0.52</text:p>
          </table:table-cell>
          <table:table-cell table:formula="of:=[.W106]*2*PI()" office:value-type="float" office:value="3.26725635973339" calcext:value-type="float">
            <text:p>3.26725635973339</text:p>
          </table:table-cell>
          <table:table-cell table:formula="of:=TANH([.X106]*[.Y$77])^[.Y$78]" office:value-type="float" office:value="1" calcext:value-type="float">
            <text:p>1</text:p>
          </table:table-cell>
          <table:table-cell table:formula="of:=TANH((2*PI() - [.X106])*[.Z$77])^[.Z$78]" office:value-type="float" office:value="0.698206923822877" calcext:value-type="float">
            <text:p>0.698206923822877</text:p>
          </table:table-cell>
          <table:table-cell table:formula="of:=[.Z106]*[.Y106]" office:value-type="float" office:value="0.698206923822877" calcext:value-type="float">
            <text:p>0.698206923822877</text:p>
          </table:table-cell>
        </table:table-row>
        <table:table-row table:style-name="ro1">
          <table:table-cell table:formula="of:=[.A106]+0.01" office:value-type="float" office:value="0.34" calcext:value-type="float">
            <text:p>0.34</text:p>
          </table:table-cell>
          <table:table-cell table:formula="of:=[.A107]*2*PI()" office:value-type="float" office:value="2.13628300444106" calcext:value-type="float">
            <text:p>2.13628300444106</text:p>
          </table:table-cell>
          <table:table-cell table:formula="of:=[.B107]*[.C$71]" office:value-type="float" office:value="8.54513201776424" calcext:value-type="float">
            <text:p>8.54513201776424</text:p>
          </table:table-cell>
          <table:table-cell table:formula="of:=SIN([.B107])" office:value-type="float" office:value="0.844327925502015" calcext:value-type="float">
            <text:p>0.844327925502015</text:p>
          </table:table-cell>
          <table:table-cell table:formula="of:=[.D107]^(1/[.E$71])" office:value-type="float" office:value="0.918873182491477" calcext:value-type="float">
            <text:p>0.918873182491477</text:p>
          </table:table-cell>
          <table:table-cell table:formula="of:=SIN([.C107])" office:value-type="float" office:value="0.770513242775787" calcext:value-type="float">
            <text:p>0.770513242775787</text:p>
          </table:table-cell>
          <table:table-cell table:number-columns-repeated="7"/>
          <table:table-cell table:formula="of:=[.N106]+0.02" office:value-type="float" office:value="0.68" calcext:value-type="float">
            <text:p>0.68</text:p>
          </table:table-cell>
          <table:table-cell table:formula="of:=[.N107]/2" office:value-type="float" office:value="0.34" calcext:value-type="float">
            <text:p>0.34</text:p>
          </table:table-cell>
          <table:table-cell table:formula="of:=(0.5-[.N107]/2)^[.P$71]/[.P$70]/2" office:value-type="float" office:value="0.016384" calcext:value-type="float">
            <text:p>0.016384</text:p>
          </table:table-cell>
          <table:table-cell table:formula="of:=[.O107]*2*PI()" office:value-type="float" office:value="2.13628300444106" calcext:value-type="float">
            <text:p>2.13628300444106</text:p>
          </table:table-cell>
          <table:table-cell table:formula="of:=[.P107]*2*PI()" office:value-type="float" office:value="0.10294370807283" calcext:value-type="float">
            <text:p>0.10294370807283</text:p>
          </table:table-cell>
          <table:table-cell table:formula="of:=SIN([.Q107])" office:value-type="float" office:value="0.844327925502015" calcext:value-type="float">
            <text:p>0.844327925502015</text:p>
          </table:table-cell>
          <table:table-cell table:formula="of:=SIN([.R107])" office:value-type="float" office:value="0.102761981661697" calcext:value-type="float">
            <text:p>0.102761981661697</text:p>
          </table:table-cell>
          <table:table-cell table:formula="of:=[.T107]^[.U$71]" office:value-type="float" office:value="0.796495354328719" calcext:value-type="float">
            <text:p>0.796495354328719</text:p>
          </table:table-cell>
          <table:table-cell/>
          <table:table-cell table:formula="of:=[.W106]+0.02" office:value-type="float" office:value="0.54" calcext:value-type="float">
            <text:p>0.54</text:p>
          </table:table-cell>
          <table:table-cell table:formula="of:=[.W107]*2*PI()" office:value-type="float" office:value="3.39292006587698" calcext:value-type="float">
            <text:p>3.39292006587698</text:p>
          </table:table-cell>
          <table:table-cell table:formula="of:=TANH([.X107]*[.Y$77])^[.Y$78]" office:value-type="float" office:value="1" calcext:value-type="float">
            <text:p>1</text:p>
          </table:table-cell>
          <table:table-cell table:formula="of:=TANH((2*PI() - [.X107])*[.Z$77])^[.Z$78]" office:value-type="float" office:value="0.672017638911842" calcext:value-type="float">
            <text:p>0.672017638911842</text:p>
          </table:table-cell>
          <table:table-cell table:formula="of:=[.Z107]*[.Y107]" office:value-type="float" office:value="0.672017638911842" calcext:value-type="float">
            <text:p>0.672017638911842</text:p>
          </table:table-cell>
        </table:table-row>
        <table:table-row table:style-name="ro1">
          <table:table-cell table:formula="of:=[.A107]+0.01" office:value-type="float" office:value="0.35" calcext:value-type="float">
            <text:p>0.35</text:p>
          </table:table-cell>
          <table:table-cell table:formula="of:=[.A108]*2*PI()" office:value-type="float" office:value="2.19911485751286" calcext:value-type="float">
            <text:p>2.19911485751286</text:p>
          </table:table-cell>
          <table:table-cell table:formula="of:=[.B108]*[.C$71]" office:value-type="float" office:value="8.79645943005142" calcext:value-type="float">
            <text:p>8.79645943005142</text:p>
          </table:table-cell>
          <table:table-cell table:formula="of:=SIN([.B108])" office:value-type="float" office:value="0.809016994374947" calcext:value-type="float">
            <text:p>0.809016994374947</text:p>
          </table:table-cell>
          <table:table-cell table:formula="of:=[.D108]^(1/[.E$71])" office:value-type="float" office:value="0.899453719973933" calcext:value-type="float">
            <text:p>0.899453719973933</text:p>
          </table:table-cell>
          <table:table-cell table:formula="of:=SIN([.C108])" office:value-type="float" office:value="0.587785252292471" calcext:value-type="float">
            <text:p>0.587785252292471</text:p>
          </table:table-cell>
          <table:table-cell table:number-columns-repeated="7"/>
          <table:table-cell table:formula="of:=[.N107]+0.02" office:value-type="float" office:value="0.7" calcext:value-type="float">
            <text:p>0.7</text:p>
          </table:table-cell>
          <table:table-cell table:formula="of:=[.N108]/2" office:value-type="float" office:value="0.35" calcext:value-type="float">
            <text:p>0.35</text:p>
          </table:table-cell>
          <table:table-cell table:formula="of:=(0.5-[.N108]/2)^[.P$71]/[.P$70]/2" office:value-type="float" office:value="0.0135" calcext:value-type="float">
            <text:p>0.0135</text:p>
          </table:table-cell>
          <table:table-cell table:formula="of:=[.O108]*2*PI()" office:value-type="float" office:value="2.19911485751286" calcext:value-type="float">
            <text:p>2.19911485751286</text:p>
          </table:table-cell>
          <table:table-cell table:formula="of:=[.P108]*2*PI()" office:value-type="float" office:value="0.0848230016469242" calcext:value-type="float">
            <text:p>0.0848230016469242</text:p>
          </table:table-cell>
          <table:table-cell table:formula="of:=SIN([.Q108])" office:value-type="float" office:value="0.809016994374947" calcext:value-type="float">
            <text:p>0.809016994374947</text:p>
          </table:table-cell>
          <table:table-cell table:formula="of:=SIN([.R108])" office:value-type="float" office:value="0.0847213221420732" calcext:value-type="float">
            <text:p>0.0847213221420732</text:p>
          </table:table-cell>
          <table:table-cell table:formula="of:=[.T108]^[.U$71]" office:value-type="float" office:value="0.781266625764809" calcext:value-type="float">
            <text:p>0.781266625764809</text:p>
          </table:table-cell>
          <table:table-cell/>
          <table:table-cell table:formula="of:=[.W107]+0.02" office:value-type="float" office:value="0.56" calcext:value-type="float">
            <text:p>0.56</text:p>
          </table:table-cell>
          <table:table-cell table:formula="of:=[.W108]*2*PI()" office:value-type="float" office:value="3.51858377202057" calcext:value-type="float">
            <text:p>3.51858377202057</text:p>
          </table:table-cell>
          <table:table-cell table:formula="of:=TANH([.X108]*[.Y$77])^[.Y$78]" office:value-type="float" office:value="1" calcext:value-type="float">
            <text:p>1</text:p>
          </table:table-cell>
          <table:table-cell table:formula="of:=TANH((2*PI() - [.X108])*[.Z$77])^[.Z$78]" office:value-type="float" office:value="0.64414619953502" calcext:value-type="float">
            <text:p>0.64414619953502</text:p>
          </table:table-cell>
          <table:table-cell table:formula="of:=[.Z108]*[.Y108]" office:value-type="float" office:value="0.64414619953502" calcext:value-type="float">
            <text:p>0.64414619953502</text:p>
          </table:table-cell>
        </table:table-row>
        <table:table-row table:style-name="ro1">
          <table:table-cell table:formula="of:=[.A108]+0.01" office:value-type="float" office:value="0.36" calcext:value-type="float">
            <text:p>0.36</text:p>
          </table:table-cell>
          <table:table-cell table:formula="of:=[.A109]*2*PI()" office:value-type="float" office:value="2.26194671058465" calcext:value-type="float">
            <text:p>2.26194671058465</text:p>
          </table:table-cell>
          <table:table-cell table:formula="of:=[.B109]*[.C$71]" office:value-type="float" office:value="9.04778684233861" calcext:value-type="float">
            <text:p>9.04778684233861</text:p>
          </table:table-cell>
          <table:table-cell table:formula="of:=SIN([.B109])" office:value-type="float" office:value="0.770513242775789" calcext:value-type="float">
            <text:p>0.770513242775789</text:p>
          </table:table-cell>
          <table:table-cell table:formula="of:=[.D109]^(1/[.E$71])" office:value-type="float" office:value="0.877788837235806" calcext:value-type="float">
            <text:p>0.877788837235806</text:p>
          </table:table-cell>
          <table:table-cell table:formula="of:=SIN([.C109])" office:value-type="float" office:value="0.368124552684675" calcext:value-type="float">
            <text:p>0.368124552684675</text:p>
          </table:table-cell>
          <table:table-cell table:number-columns-repeated="7"/>
          <table:table-cell table:formula="of:=[.N108]+0.02" office:value-type="float" office:value="0.72" calcext:value-type="float">
            <text:p>0.72</text:p>
          </table:table-cell>
          <table:table-cell table:formula="of:=[.N109]/2" office:value-type="float" office:value="0.36" calcext:value-type="float">
            <text:p>0.36</text:p>
          </table:table-cell>
          <table:table-cell table:formula="of:=(0.5-[.N109]/2)^[.P$71]/[.P$70]/2" office:value-type="float" office:value="0.010976" calcext:value-type="float">
            <text:p>0.010976</text:p>
          </table:table-cell>
          <table:table-cell table:formula="of:=[.O109]*2*PI()" office:value-type="float" office:value="2.26194671058465" calcext:value-type="float">
            <text:p>2.26194671058465</text:p>
          </table:table-cell>
          <table:table-cell table:formula="of:=[.P109]*2*PI()" office:value-type="float" office:value="0.0689642419316029" calcext:value-type="float">
            <text:p>0.0689642419316029</text:p>
          </table:table-cell>
          <table:table-cell table:formula="of:=SIN([.Q109])" office:value-type="float" office:value="0.770513242775789" calcext:value-type="float">
            <text:p>0.770513242775789</text:p>
          </table:table-cell>
          <table:table-cell table:formula="of:=SIN([.R109])" office:value-type="float" office:value="0.0689095885079647" calcext:value-type="float">
            <text:p>0.0689095885079647</text:p>
          </table:table-cell>
          <table:table-cell table:formula="of:=[.T109]^[.U$71]" office:value-type="float" office:value="0.765293395993846" calcext:value-type="float">
            <text:p>0.765293395993846</text:p>
          </table:table-cell>
          <table:table-cell/>
          <table:table-cell table:formula="of:=[.W108]+0.02" office:value-type="float" office:value="0.58" calcext:value-type="float">
            <text:p>0.58</text:p>
          </table:table-cell>
          <table:table-cell table:formula="of:=[.W109]*2*PI()" office:value-type="float" office:value="3.64424747816416" calcext:value-type="float">
            <text:p>3.64424747816416</text:p>
          </table:table-cell>
          <table:table-cell table:formula="of:=TANH([.X109]*[.Y$77])^[.Y$78]" office:value-type="float" office:value="1" calcext:value-type="float">
            <text:p>1</text:p>
          </table:table-cell>
          <table:table-cell table:formula="of:=TANH((2*PI() - [.X109])*[.Z$77])^[.Z$78]" office:value-type="float" office:value="0.614600215016118" calcext:value-type="float">
            <text:p>0.614600215016118</text:p>
          </table:table-cell>
          <table:table-cell table:formula="of:=[.Z109]*[.Y109]" office:value-type="float" office:value="0.614600215016118" calcext:value-type="float">
            <text:p>0.614600215016118</text:p>
          </table:table-cell>
        </table:table-row>
        <table:table-row table:style-name="ro1">
          <table:table-cell table:formula="of:=[.A109]+0.01" office:value-type="float" office:value="0.37" calcext:value-type="float">
            <text:p>0.37</text:p>
          </table:table-cell>
          <table:table-cell table:formula="of:=[.A110]*2*PI()" office:value-type="float" office:value="2.32477856365645" calcext:value-type="float">
            <text:p>2.32477856365645</text:p>
          </table:table-cell>
          <table:table-cell table:formula="of:=[.B110]*[.C$71]" office:value-type="float" office:value="9.29911425462579" calcext:value-type="float">
            <text:p>9.29911425462579</text:p>
          </table:table-cell>
          <table:table-cell table:formula="of:=SIN([.B110])" office:value-type="float" office:value="0.728968627421411" calcext:value-type="float">
            <text:p>0.728968627421411</text:p>
          </table:table-cell>
          <table:table-cell table:formula="of:=[.D110]^(1/[.E$71])" office:value-type="float" office:value="0.853796596046981" calcext:value-type="float">
            <text:p>0.853796596046981</text:p>
          </table:table-cell>
          <table:table-cell table:formula="of:=SIN([.C110])" office:value-type="float" office:value="0.1253332335643" calcext:value-type="float">
            <text:p>0.1253332335643</text:p>
          </table:table-cell>
          <table:table-cell table:number-columns-repeated="7"/>
          <table:table-cell table:formula="of:=[.N109]+0.02" office:value-type="float" office:value="0.74" calcext:value-type="float">
            <text:p>0.74</text:p>
          </table:table-cell>
          <table:table-cell table:formula="of:=[.N110]/2" office:value-type="float" office:value="0.37" calcext:value-type="float">
            <text:p>0.37</text:p>
          </table:table-cell>
          <table:table-cell table:formula="of:=(0.5-[.N110]/2)^[.P$71]/[.P$70]/2" office:value-type="float" office:value="0.00878799999999997" calcext:value-type="float">
            <text:p>0.00878799999999997</text:p>
          </table:table-cell>
          <table:table-cell table:formula="of:=[.O110]*2*PI()" office:value-type="float" office:value="2.32477856365645" calcext:value-type="float">
            <text:p>2.32477856365645</text:p>
          </table:table-cell>
          <table:table-cell table:formula="of:=[.P110]*2*PI()" office:value-type="float" office:value="0.055216632479494" calcext:value-type="float">
            <text:p>0.055216632479494</text:p>
          </table:table-cell>
          <table:table-cell table:formula="of:=SIN([.Q110])" office:value-type="float" office:value="0.728968627421411" calcext:value-type="float">
            <text:p>0.728968627421411</text:p>
          </table:table-cell>
          <table:table-cell table:formula="of:=SIN([.R110])" office:value-type="float" office:value="0.0551885786409188" calcext:value-type="float">
            <text:p>0.0551885786409188</text:p>
          </table:table-cell>
          <table:table-cell table:formula="of:=[.T110]^[.U$71]" office:value-type="float" office:value="0.748488136027551" calcext:value-type="float">
            <text:p>0.748488136027551</text:p>
          </table:table-cell>
          <table:table-cell/>
          <table:table-cell table:formula="of:=[.W109]+0.02" office:value-type="float" office:value="0.6" calcext:value-type="float">
            <text:p>0.6</text:p>
          </table:table-cell>
          <table:table-cell table:formula="of:=[.W110]*2*PI()" office:value-type="float" office:value="3.76991118430775" calcext:value-type="float">
            <text:p>3.76991118430775</text:p>
          </table:table-cell>
          <table:table-cell table:formula="of:=TANH([.X110]*[.Y$77])^[.Y$78]" office:value-type="float" office:value="1" calcext:value-type="float">
            <text:p>1</text:p>
          </table:table-cell>
          <table:table-cell table:formula="of:=TANH((2*PI() - [.X110])*[.Z$77])^[.Z$78]" office:value-type="float" office:value="0.583413462015775" calcext:value-type="float">
            <text:p>0.583413462015775</text:p>
          </table:table-cell>
          <table:table-cell table:formula="of:=[.Z110]*[.Y110]" office:value-type="float" office:value="0.583413462015775" calcext:value-type="float">
            <text:p>0.583413462015775</text:p>
          </table:table-cell>
        </table:table-row>
        <table:table-row table:style-name="ro1">
          <table:table-cell table:formula="of:=[.A110]+0.01" office:value-type="float" office:value="0.38" calcext:value-type="float">
            <text:p>0.38</text:p>
          </table:table-cell>
          <table:table-cell table:formula="of:=[.A111]*2*PI()" office:value-type="float" office:value="2.38761041672824" calcext:value-type="float">
            <text:p>2.38761041672824</text:p>
          </table:table-cell>
          <table:table-cell table:formula="of:=[.B111]*[.C$71]" office:value-type="float" office:value="9.55044166691298" calcext:value-type="float">
            <text:p>9.55044166691298</text:p>
          </table:table-cell>
          <table:table-cell table:formula="of:=SIN([.B111])" office:value-type="float" office:value="0.684547105928688" calcext:value-type="float">
            <text:p>0.684547105928688</text:p>
          </table:table-cell>
          <table:table-cell table:formula="of:=[.D111]^(1/[.E$71])" office:value-type="float" office:value="0.827373619309129" calcext:value-type="float">
            <text:p>0.827373619309129</text:p>
          </table:table-cell>
          <table:table-cell table:formula="of:=SIN([.C111])" office:value-type="float" office:value="-0.125333233564308" calcext:value-type="float">
            <text:p>-0.125333233564308</text:p>
          </table:table-cell>
          <table:table-cell table:number-columns-repeated="7"/>
          <table:table-cell table:formula="of:=[.N110]+0.02" office:value-type="float" office:value="0.76" calcext:value-type="float">
            <text:p>0.76</text:p>
          </table:table-cell>
          <table:table-cell table:formula="of:=[.N111]/2" office:value-type="float" office:value="0.38" calcext:value-type="float">
            <text:p>0.38</text:p>
          </table:table-cell>
          <table:table-cell table:formula="of:=(0.5-[.N111]/2)^[.P$71]/[.P$70]/2" office:value-type="float" office:value="0.00691199999999997" calcext:value-type="float">
            <text:p>0.00691199999999997</text:p>
          </table:table-cell>
          <table:table-cell table:formula="of:=[.O111]*2*PI()" office:value-type="float" office:value="2.38761041672824" calcext:value-type="float">
            <text:p>2.38761041672824</text:p>
          </table:table-cell>
          <table:table-cell table:formula="of:=[.P111]*2*PI()" office:value-type="float" office:value="0.0434293768432251" calcext:value-type="float">
            <text:p>0.0434293768432251</text:p>
          </table:table-cell>
          <table:table-cell table:formula="of:=SIN([.Q111])" office:value-type="float" office:value="0.684547105928688" calcext:value-type="float">
            <text:p>0.684547105928688</text:p>
          </table:table-cell>
          <table:table-cell table:formula="of:=SIN([.R111])" office:value-type="float" office:value="0.0434157260280481" calcext:value-type="float">
            <text:p>0.0434157260280481</text:p>
          </table:table-cell>
          <table:table-cell table:formula="of:=[.T111]^[.U$71]" office:value-type="float" office:value="0.730743072323745" calcext:value-type="float">
            <text:p>0.730743072323745</text:p>
          </table:table-cell>
          <table:table-cell/>
          <table:table-cell table:formula="of:=[.W110]+0.02" office:value-type="float" office:value="0.62" calcext:value-type="float">
            <text:p>0.62</text:p>
          </table:table-cell>
          <table:table-cell table:formula="of:=[.W111]*2*PI()" office:value-type="float" office:value="3.89557489045134" calcext:value-type="float">
            <text:p>3.89557489045134</text:p>
          </table:table-cell>
          <table:table-cell table:formula="of:=TANH([.X111]*[.Y$77])^[.Y$78]" office:value-type="float" office:value="1" calcext:value-type="float">
            <text:p>1</text:p>
          </table:table-cell>
          <table:table-cell table:formula="of:=TANH((2*PI() - [.X111])*[.Z$77])^[.Z$78]" office:value-type="float" office:value="0.550650287070258" calcext:value-type="float">
            <text:p>0.550650287070258</text:p>
          </table:table-cell>
          <table:table-cell table:formula="of:=[.Z111]*[.Y111]" office:value-type="float" office:value="0.550650287070258" calcext:value-type="float">
            <text:p>0.550650287070258</text:p>
          </table:table-cell>
        </table:table-row>
        <table:table-row table:style-name="ro1">
          <table:table-cell table:formula="of:=[.A111]+0.01" office:value-type="float" office:value="0.39" calcext:value-type="float">
            <text:p>0.39</text:p>
          </table:table-cell>
          <table:table-cell table:formula="of:=[.A112]*2*PI()" office:value-type="float" office:value="2.45044226980004" calcext:value-type="float">
            <text:p>2.45044226980004</text:p>
          </table:table-cell>
          <table:table-cell table:formula="of:=[.B112]*[.C$71]" office:value-type="float" office:value="9.80176907920016" calcext:value-type="float">
            <text:p>9.80176907920016</text:p>
          </table:table-cell>
          <table:table-cell table:formula="of:=SIN([.B112])" office:value-type="float" office:value="0.637423989748689" calcext:value-type="float">
            <text:p>0.637423989748689</text:p>
          </table:table-cell>
          <table:table-cell table:formula="of:=[.D112]^(1/[.E$71])" office:value-type="float" office:value="0.798388370248896" calcext:value-type="float">
            <text:p>0.798388370248896</text:p>
          </table:table-cell>
          <table:table-cell table:formula="of:=SIN([.C112])" office:value-type="float" office:value="-0.368124552684682" calcext:value-type="float">
            <text:p>-0.368124552684682</text:p>
          </table:table-cell>
          <table:table-cell table:number-columns-repeated="7"/>
          <table:table-cell table:formula="of:=[.N111]+0.02" office:value-type="float" office:value="0.78" calcext:value-type="float">
            <text:p>0.78</text:p>
          </table:table-cell>
          <table:table-cell table:formula="of:=[.N112]/2" office:value-type="float" office:value="0.39" calcext:value-type="float">
            <text:p>0.39</text:p>
          </table:table-cell>
          <table:table-cell table:formula="of:=(0.5-[.N112]/2)^[.P$71]/[.P$70]/2" office:value-type="float" office:value="0.00532399999999997" calcext:value-type="float">
            <text:p>0.00532399999999997</text:p>
          </table:table-cell>
          <table:table-cell table:formula="of:=[.O112]*2*PI()" office:value-type="float" office:value="2.45044226980004" calcext:value-type="float">
            <text:p>2.45044226980004</text:p>
          </table:table-cell>
          <table:table-cell table:formula="of:=[.P112]*2*PI()" office:value-type="float" office:value="0.0334516785754239" calcext:value-type="float">
            <text:p>0.0334516785754239</text:p>
          </table:table-cell>
          <table:table-cell table:formula="of:=SIN([.Q112])" office:value-type="float" office:value="0.637423989748689" calcext:value-type="float">
            <text:p>0.637423989748689</text:p>
          </table:table-cell>
          <table:table-cell table:formula="of:=SIN([.R112])" office:value-type="float" office:value="0.0334454401039155" calcext:value-type="float">
            <text:p>0.0334454401039155</text:p>
          </table:table-cell>
          <table:table-cell table:formula="of:=[.T112]^[.U$71]" office:value-type="float" office:value="0.711924094468133" calcext:value-type="float">
            <text:p>0.711924094468133</text:p>
          </table:table-cell>
          <table:table-cell/>
          <table:table-cell table:formula="of:=[.W111]+0.02" office:value-type="float" office:value="0.64" calcext:value-type="float">
            <text:p>0.64</text:p>
          </table:table-cell>
          <table:table-cell table:formula="of:=[.W112]*2*PI()" office:value-type="float" office:value="4.02123859659494" calcext:value-type="float">
            <text:p>4.02123859659494</text:p>
          </table:table-cell>
          <table:table-cell table:formula="of:=TANH([.X112]*[.Y$77])^[.Y$78]" office:value-type="float" office:value="1" calcext:value-type="float">
            <text:p>1</text:p>
          </table:table-cell>
          <table:table-cell table:formula="of:=TANH((2*PI() - [.X112])*[.Z$77])^[.Z$78]" office:value-type="float" office:value="0.516410018239336" calcext:value-type="float">
            <text:p>0.516410018239336</text:p>
          </table:table-cell>
          <table:table-cell table:formula="of:=[.Z112]*[.Y112]" office:value-type="float" office:value="0.516410018239336" calcext:value-type="float">
            <text:p>0.516410018239336</text:p>
          </table:table-cell>
        </table:table-row>
        <table:table-row table:style-name="ro1">
          <table:table-cell table:formula="of:=[.A112]+0.01" office:value-type="float" office:value="0.4" calcext:value-type="float">
            <text:p>0.4</text:p>
          </table:table-cell>
          <table:table-cell table:formula="of:=[.A113]*2*PI()" office:value-type="float" office:value="2.51327412287184" calcext:value-type="float">
            <text:p>2.51327412287184</text:p>
          </table:table-cell>
          <table:table-cell table:formula="of:=[.B113]*[.C$71]" office:value-type="float" office:value="10.0530964914873" calcext:value-type="float">
            <text:p>10.0530964914873</text:p>
          </table:table-cell>
          <table:table-cell table:formula="of:=SIN([.B113])" office:value-type="float" office:value="0.587785252292472" calcext:value-type="float">
            <text:p>0.587785252292472</text:p>
          </table:table-cell>
          <table:table-cell table:formula="of:=[.D113]^(1/[.E$71])" office:value-type="float" office:value="0.766671541334666" calcext:value-type="float">
            <text:p>0.766671541334666</text:p>
          </table:table-cell>
          <table:table-cell table:formula="of:=SIN([.C113])" office:value-type="float" office:value="-0.587785252292477" calcext:value-type="float">
            <text:p>-0.587785252292477</text:p>
          </table:table-cell>
          <table:table-cell table:number-columns-repeated="7"/>
          <table:table-cell table:formula="of:=[.N112]+0.02" office:value-type="float" office:value="0.8" calcext:value-type="float">
            <text:p>0.8</text:p>
          </table:table-cell>
          <table:table-cell table:formula="of:=[.N113]/2" office:value-type="float" office:value="0.4" calcext:value-type="float">
            <text:p>0.4</text:p>
          </table:table-cell>
          <table:table-cell table:formula="of:=(0.5-[.N113]/2)^[.P$71]/[.P$70]/2" office:value-type="float" office:value="0.00399999999999998" calcext:value-type="float">
            <text:p>0.00399999999999998</text:p>
          </table:table-cell>
          <table:table-cell table:formula="of:=[.O113]*2*PI()" office:value-type="float" office:value="2.51327412287184" calcext:value-type="float">
            <text:p>2.51327412287184</text:p>
          </table:table-cell>
          <table:table-cell table:formula="of:=[.P113]*2*PI()" office:value-type="float" office:value="0.0251327412287182" calcext:value-type="float">
            <text:p>0.0251327412287182</text:p>
          </table:table-cell>
          <table:table-cell table:formula="of:=SIN([.Q113])" office:value-type="float" office:value="0.587785252292472" calcext:value-type="float">
            <text:p>0.587785252292472</text:p>
          </table:table-cell>
          <table:table-cell table:formula="of:=SIN([.R113])" office:value-type="float" office:value="0.0251300954433373" calcext:value-type="float">
            <text:p>0.0251300954433373</text:p>
          </table:table-cell>
          <table:table-cell table:formula="of:=[.T113]^[.U$71]" office:value-type="float" office:value="0.69186189779262" calcext:value-type="float">
            <text:p>0.69186189779262</text:p>
          </table:table-cell>
          <table:table-cell/>
          <table:table-cell table:formula="of:=[.W112]+0.02" office:value-type="float" office:value="0.66" calcext:value-type="float">
            <text:p>0.66</text:p>
          </table:table-cell>
          <table:table-cell table:formula="of:=[.W113]*2*PI()" office:value-type="float" office:value="4.14690230273853" calcext:value-type="float">
            <text:p>4.14690230273853</text:p>
          </table:table-cell>
          <table:table-cell table:formula="of:=TANH([.X113]*[.Y$77])^[.Y$78]" office:value-type="float" office:value="1" calcext:value-type="float">
            <text:p>1</text:p>
          </table:table-cell>
          <table:table-cell table:formula="of:=TANH((2*PI() - [.X113])*[.Z$77])^[.Z$78]" office:value-type="float" office:value="0.48083119005316" calcext:value-type="float">
            <text:p>0.48083119005316</text:p>
          </table:table-cell>
          <table:table-cell table:formula="of:=[.Z113]*[.Y113]" office:value-type="float" office:value="0.48083119005316" calcext:value-type="float">
            <text:p>0.48083119005316</text:p>
          </table:table-cell>
        </table:table-row>
        <table:table-row table:style-name="ro1">
          <table:table-cell table:formula="of:=[.A113]+0.01" office:value-type="float" office:value="0.41" calcext:value-type="float">
            <text:p>0.41</text:p>
          </table:table-cell>
          <table:table-cell table:formula="of:=[.A114]*2*PI()" office:value-type="float" office:value="2.57610597594363" calcext:value-type="float">
            <text:p>2.57610597594363</text:p>
          </table:table-cell>
          <table:table-cell table:formula="of:=[.B114]*[.C$71]" office:value-type="float" office:value="10.3044239037745" calcext:value-type="float">
            <text:p>10.3044239037745</text:p>
          </table:table-cell>
          <table:table-cell table:formula="of:=SIN([.B114])" office:value-type="float" office:value="0.535826794978996" calcext:value-type="float">
            <text:p>0.535826794978996</text:p>
          </table:table-cell>
          <table:table-cell table:formula="of:=[.D114]^(1/[.E$71])" office:value-type="float" office:value="0.732001909136169" calcext:value-type="float">
            <text:p>0.732001909136169</text:p>
          </table:table-cell>
          <table:table-cell table:formula="of:=SIN([.C114])" office:value-type="float" office:value="-0.770513242775793" calcext:value-type="float">
            <text:p>-0.770513242775793</text:p>
          </table:table-cell>
          <table:table-cell table:number-columns-repeated="7"/>
          <table:table-cell table:formula="of:=[.N113]+0.02" office:value-type="float" office:value="0.82" calcext:value-type="float">
            <text:p>0.82</text:p>
          </table:table-cell>
          <table:table-cell table:formula="of:=[.N114]/2" office:value-type="float" office:value="0.41" calcext:value-type="float">
            <text:p>0.41</text:p>
          </table:table-cell>
          <table:table-cell table:formula="of:=(0.5-[.N114]/2)^[.P$71]/[.P$70]/2" office:value-type="float" office:value="0.00291599999999998" calcext:value-type="float">
            <text:p>0.00291599999999998</text:p>
          </table:table-cell>
          <table:table-cell table:formula="of:=[.O114]*2*PI()" office:value-type="float" office:value="2.57610597594363" calcext:value-type="float">
            <text:p>2.57610597594363</text:p>
          </table:table-cell>
          <table:table-cell table:formula="of:=[.P114]*2*PI()" office:value-type="float" office:value="0.0183217683557356" calcext:value-type="float">
            <text:p>0.0183217683557356</text:p>
          </table:table-cell>
          <table:table-cell table:formula="of:=SIN([.Q114])" office:value-type="float" office:value="0.535826794978996" calcext:value-type="float">
            <text:p>0.535826794978996</text:p>
          </table:table-cell>
          <table:table-cell table:formula="of:=SIN([.R114])" office:value-type="float" office:value="0.0183207433091006" calcext:value-type="float">
            <text:p>0.0183207433091006</text:p>
          </table:table-cell>
          <table:table-cell table:formula="of:=[.T114]^[.U$71]" office:value-type="float" office:value="0.670338724970535" calcext:value-type="float">
            <text:p>0.670338724970535</text:p>
          </table:table-cell>
          <table:table-cell/>
          <table:table-cell table:formula="of:=[.W113]+0.02" office:value-type="float" office:value="0.68" calcext:value-type="float">
            <text:p>0.68</text:p>
          </table:table-cell>
          <table:table-cell table:formula="of:=[.W114]*2*PI()" office:value-type="float" office:value="4.27256600888212" calcext:value-type="float">
            <text:p>4.27256600888212</text:p>
          </table:table-cell>
          <table:table-cell table:formula="of:=TANH([.X114]*[.Y$77])^[.Y$78]" office:value-type="float" office:value="1" calcext:value-type="float">
            <text:p>1</text:p>
          </table:table-cell>
          <table:table-cell table:formula="of:=TANH((2*PI() - [.X114])*[.Z$77])^[.Z$78]" office:value-type="float" office:value="0.444095338986972" calcext:value-type="float">
            <text:p>0.444095338986972</text:p>
          </table:table-cell>
          <table:table-cell table:formula="of:=[.Z114]*[.Y114]" office:value-type="float" office:value="0.444095338986972" calcext:value-type="float">
            <text:p>0.444095338986972</text:p>
          </table:table-cell>
        </table:table-row>
        <table:table-row table:style-name="ro1">
          <table:table-cell table:formula="of:=[.A114]+0.01" office:value-type="float" office:value="0.42" calcext:value-type="float">
            <text:p>0.42</text:p>
          </table:table-cell>
          <table:table-cell table:formula="of:=[.A115]*2*PI()" office:value-type="float" office:value="2.63893782901543" calcext:value-type="float">
            <text:p>2.63893782901543</text:p>
          </table:table-cell>
          <table:table-cell table:formula="of:=[.B115]*[.C$71]" office:value-type="float" office:value="10.5557513160617" calcext:value-type="float">
            <text:p>10.5557513160617</text:p>
          </table:table-cell>
          <table:table-cell table:formula="of:=SIN([.B115])" office:value-type="float" office:value="0.481753674101714" calcext:value-type="float">
            <text:p>0.481753674101714</text:p>
          </table:table-cell>
          <table:table-cell table:formula="of:=[.D115]^(1/[.E$71])" office:value-type="float" office:value="0.694084774434445" calcext:value-type="float">
            <text:p>0.694084774434445</text:p>
          </table:table-cell>
          <table:table-cell table:formula="of:=SIN([.C115])" office:value-type="float" office:value="-0.904827052466022" calcext:value-type="float">
            <text:p>-0.904827052466022</text:p>
          </table:table-cell>
          <table:table-cell table:number-columns-repeated="7"/>
          <table:table-cell table:formula="of:=[.N114]+0.02" office:value-type="float" office:value="0.84" calcext:value-type="float">
            <text:p>0.84</text:p>
          </table:table-cell>
          <table:table-cell table:formula="of:=[.N115]/2" office:value-type="float" office:value="0.42" calcext:value-type="float">
            <text:p>0.42</text:p>
          </table:table-cell>
          <table:table-cell table:formula="of:=(0.5-[.N115]/2)^[.P$71]/[.P$70]/2" office:value-type="float" office:value="0.00204799999999998" calcext:value-type="float">
            <text:p>0.00204799999999998</text:p>
          </table:table-cell>
          <table:table-cell table:formula="of:=[.O115]*2*PI()" office:value-type="float" office:value="2.63893782901543" calcext:value-type="float">
            <text:p>2.63893782901543</text:p>
          </table:table-cell>
          <table:table-cell table:formula="of:=[.P115]*2*PI()" office:value-type="float" office:value="0.0128679635091037" calcext:value-type="float">
            <text:p>0.0128679635091037</text:p>
          </table:table-cell>
          <table:table-cell table:formula="of:=SIN([.Q115])" office:value-type="float" office:value="0.481753674101714" calcext:value-type="float">
            <text:p>0.481753674101714</text:p>
          </table:table-cell>
          <table:table-cell table:formula="of:=SIN([.R115])" office:value-type="float" office:value="0.0128676083895257" calcext:value-type="float">
            <text:p>0.0128676083895257</text:p>
          </table:table-cell>
          <table:table-cell table:formula="of:=[.T115]^[.U$71]" office:value-type="float" office:value="0.647067792449105" calcext:value-type="float">
            <text:p>0.647067792449105</text:p>
          </table:table-cell>
          <table:table-cell/>
          <table:table-cell table:formula="of:=[.W114]+0.02" office:value-type="float" office:value="0.7" calcext:value-type="float">
            <text:p>0.7</text:p>
          </table:table-cell>
          <table:table-cell table:formula="of:=[.W115]*2*PI()" office:value-type="float" office:value="4.39822971502571" calcext:value-type="float">
            <text:p>4.39822971502571</text:p>
          </table:table-cell>
          <table:table-cell table:formula="of:=TANH([.X115]*[.Y$77])^[.Y$78]" office:value-type="float" office:value="1" calcext:value-type="float">
            <text:p>1</text:p>
          </table:table-cell>
          <table:table-cell table:formula="of:=TANH((2*PI() - [.X115])*[.Z$77])^[.Z$78]" office:value-type="float" office:value="0.406430082704008" calcext:value-type="float">
            <text:p>0.406430082704008</text:p>
          </table:table-cell>
          <table:table-cell table:formula="of:=[.Z115]*[.Y115]" office:value-type="float" office:value="0.406430082704008" calcext:value-type="float">
            <text:p>0.406430082704008</text:p>
          </table:table-cell>
        </table:table-row>
        <table:table-row table:style-name="ro1">
          <table:table-cell table:formula="of:=[.A115]+0.01" office:value-type="float" office:value="0.43" calcext:value-type="float">
            <text:p>0.43</text:p>
          </table:table-cell>
          <table:table-cell table:formula="of:=[.A116]*2*PI()" office:value-type="float" office:value="2.70176968208722" calcext:value-type="float">
            <text:p>2.70176968208722</text:p>
          </table:table-cell>
          <table:table-cell table:formula="of:=[.B116]*[.C$71]" office:value-type="float" office:value="10.8070787283489" calcext:value-type="float">
            <text:p>10.8070787283489</text:p>
          </table:table-cell>
          <table:table-cell table:formula="of:=SIN([.B116])" office:value-type="float" office:value="0.425779291565072" calcext:value-type="float">
            <text:p>0.425779291565072</text:p>
          </table:table-cell>
          <table:table-cell table:formula="of:=[.D116]^(1/[.E$71])" office:value-type="float" office:value="0.652517656132822" calcext:value-type="float">
            <text:p>0.652517656132822</text:p>
          </table:table-cell>
          <table:table-cell table:formula="of:=SIN([.C116])" office:value-type="float" office:value="-0.982287250728689" calcext:value-type="float">
            <text:p>-0.982287250728689</text:p>
          </table:table-cell>
          <table:table-cell table:number-columns-repeated="7"/>
          <table:table-cell table:formula="of:=[.N115]+0.02" office:value-type="float" office:value="0.86" calcext:value-type="float">
            <text:p>0.86</text:p>
          </table:table-cell>
          <table:table-cell table:formula="of:=[.N116]/2" office:value-type="float" office:value="0.43" calcext:value-type="float">
            <text:p>0.43</text:p>
          </table:table-cell>
          <table:table-cell table:formula="of:=(0.5-[.N116]/2)^[.P$71]/[.P$70]/2" office:value-type="float" office:value="0.00137199999999999" calcext:value-type="float">
            <text:p>0.00137199999999999</text:p>
          </table:table-cell>
          <table:table-cell table:formula="of:=[.O116]*2*PI()" office:value-type="float" office:value="2.70176968208722" calcext:value-type="float">
            <text:p>2.70176968208722</text:p>
          </table:table-cell>
          <table:table-cell table:formula="of:=[.P116]*2*PI()" office:value-type="float" office:value="0.00862053024145031" calcext:value-type="float">
            <text:p>0.00862053024145031</text:p>
          </table:table-cell>
          <table:table-cell table:formula="of:=SIN([.Q116])" office:value-type="float" office:value="0.425779291565072" calcext:value-type="float">
            <text:p>0.425779291565072</text:p>
          </table:table-cell>
          <table:table-cell table:formula="of:=SIN([.R116])" office:value-type="float" office:value="0.00862042347149152" calcext:value-type="float">
            <text:p>0.00862042347149152</text:p>
          </table:table-cell>
          <table:table-cell table:formula="of:=[.T116]^[.U$71]" office:value-type="float" office:value="0.621659908368203" calcext:value-type="float">
            <text:p>0.621659908368203</text:p>
          </table:table-cell>
          <table:table-cell/>
          <table:table-cell table:formula="of:=[.W115]+0.02" office:value-type="float" office:value="0.72" calcext:value-type="float">
            <text:p>0.72</text:p>
          </table:table-cell>
          <table:table-cell table:formula="of:=[.W116]*2*PI()" office:value-type="float" office:value="4.5238934211693" calcext:value-type="float">
            <text:p>4.5238934211693</text:p>
          </table:table-cell>
          <table:table-cell table:formula="of:=TANH([.X116]*[.Y$77])^[.Y$78]" office:value-type="float" office:value="1" calcext:value-type="float">
            <text:p>1</text:p>
          </table:table-cell>
          <table:table-cell table:formula="of:=TANH((2*PI() - [.X116])*[.Z$77])^[.Z$78]" office:value-type="float" office:value="0.368111160544327" calcext:value-type="float">
            <text:p>0.368111160544327</text:p>
          </table:table-cell>
          <table:table-cell table:formula="of:=[.Z116]*[.Y116]" office:value-type="float" office:value="0.368111160544327" calcext:value-type="float">
            <text:p>0.368111160544327</text:p>
          </table:table-cell>
        </table:table-row>
        <table:table-row table:style-name="ro1">
          <table:table-cell table:formula="of:=[.A116]+0.01" office:value-type="float" office:value="0.44" calcext:value-type="float">
            <text:p>0.44</text:p>
          </table:table-cell>
          <table:table-cell table:formula="of:=[.A117]*2*PI()" office:value-type="float" office:value="2.76460153515902" calcext:value-type="float">
            <text:p>2.76460153515902</text:p>
          </table:table-cell>
          <table:table-cell table:formula="of:=[.B117]*[.C$71]" office:value-type="float" office:value="11.0584061406361" calcext:value-type="float">
            <text:p>11.0584061406361</text:p>
          </table:table-cell>
          <table:table-cell table:formula="of:=SIN([.B117])" office:value-type="float" office:value="0.368124552684677" calcext:value-type="float">
            <text:p>0.368124552684677</text:p>
          </table:table-cell>
          <table:table-cell table:formula="of:=[.D117]^(1/[.E$71])" office:value-type="float" office:value="0.606732686349332" calcext:value-type="float">
            <text:p>0.606732686349332</text:p>
          </table:table-cell>
          <table:table-cell table:formula="of:=SIN([.C117])" office:value-type="float" office:value="-0.998026728428271" calcext:value-type="float">
            <text:p>-0.998026728428271</text:p>
          </table:table-cell>
          <table:table-cell table:number-columns-repeated="7"/>
          <table:table-cell table:formula="of:=[.N116]+0.02" office:value-type="float" office:value="0.88" calcext:value-type="float">
            <text:p>0.88</text:p>
          </table:table-cell>
          <table:table-cell table:formula="of:=[.N117]/2" office:value-type="float" office:value="0.44" calcext:value-type="float">
            <text:p>0.44</text:p>
          </table:table-cell>
          <table:table-cell table:formula="of:=(0.5-[.N117]/2)^[.P$71]/[.P$70]/2" office:value-type="float" office:value="0.00086399999999999" calcext:value-type="float">
            <text:p>0.00086399999999999</text:p>
          </table:table-cell>
          <table:table-cell table:formula="of:=[.O117]*2*PI()" office:value-type="float" office:value="2.76460153515902" calcext:value-type="float">
            <text:p>2.76460153515902</text:p>
          </table:table-cell>
          <table:table-cell table:formula="of:=[.P117]*2*PI()" office:value-type="float" office:value="0.0054286721054031" calcext:value-type="float">
            <text:p>0.0054286721054031</text:p>
          </table:table-cell>
          <table:table-cell table:formula="of:=SIN([.Q117])" office:value-type="float" office:value="0.368124552684677" calcext:value-type="float">
            <text:p>0.368124552684677</text:p>
          </table:table-cell>
          <table:table-cell table:formula="of:=SIN([.R117])" office:value-type="float" office:value="0.00542864544117953" calcext:value-type="float">
            <text:p>0.00542864544117953</text:p>
          </table:table-cell>
          <table:table-cell table:formula="of:=[.T117]^[.U$71]" office:value-type="float" office:value="0.593566179819169" calcext:value-type="float">
            <text:p>0.593566179819169</text:p>
          </table:table-cell>
          <table:table-cell/>
          <table:table-cell table:formula="of:=[.W116]+0.02" office:value-type="float" office:value="0.74" calcext:value-type="float">
            <text:p>0.74</text:p>
          </table:table-cell>
          <table:table-cell table:formula="of:=[.W117]*2*PI()" office:value-type="float" office:value="4.6495571273129" calcext:value-type="float">
            <text:p>4.6495571273129</text:p>
          </table:table-cell>
          <table:table-cell table:formula="of:=TANH([.X117]*[.Y$77])^[.Y$78]" office:value-type="float" office:value="1" calcext:value-type="float">
            <text:p>1</text:p>
          </table:table-cell>
          <table:table-cell table:formula="of:=TANH((2*PI() - [.X117])*[.Z$77])^[.Z$78]" office:value-type="float" office:value="0.329463091557185" calcext:value-type="float">
            <text:p>0.329463091557185</text:p>
          </table:table-cell>
          <table:table-cell table:formula="of:=[.Z117]*[.Y117]" office:value-type="float" office:value="0.329463091557185" calcext:value-type="float">
            <text:p>0.329463091557185</text:p>
          </table:table-cell>
        </table:table-row>
        <table:table-row table:style-name="ro1">
          <table:table-cell table:formula="of:=[.A117]+0.01" office:value-type="float" office:value="0.45" calcext:value-type="float">
            <text:p>0.45</text:p>
          </table:table-cell>
          <table:table-cell table:formula="of:=[.A118]*2*PI()" office:value-type="float" office:value="2.82743338823082" calcext:value-type="float">
            <text:p>2.82743338823082</text:p>
          </table:table-cell>
          <table:table-cell table:formula="of:=[.B118]*[.C$71]" office:value-type="float" office:value="11.3097335529233" calcext:value-type="float">
            <text:p>11.3097335529233</text:p>
          </table:table-cell>
          <table:table-cell table:formula="of:=SIN([.B118])" office:value-type="float" office:value="0.309016994374946" calcext:value-type="float">
            <text:p>0.309016994374946</text:p>
          </table:table-cell>
          <table:table-cell table:formula="of:=[.D118]^(1/[.E$71])" office:value-type="float" office:value="0.55589297025142" calcext:value-type="float">
            <text:p>0.55589297025142</text:p>
          </table:table-cell>
          <table:table-cell table:formula="of:=SIN([.C118])" office:value-type="float" office:value="-0.951056516295152" calcext:value-type="float">
            <text:p>-0.951056516295152</text:p>
          </table:table-cell>
          <table:table-cell table:number-columns-repeated="7"/>
          <table:table-cell table:formula="of:=[.N117]+0.02" office:value-type="float" office:value="0.9" calcext:value-type="float">
            <text:p>0.9</text:p>
          </table:table-cell>
          <table:table-cell table:formula="of:=[.N118]/2" office:value-type="float" office:value="0.45" calcext:value-type="float">
            <text:p>0.45</text:p>
          </table:table-cell>
          <table:table-cell table:formula="of:=(0.5-[.N118]/2)^[.P$71]/[.P$70]/2" office:value-type="float" office:value="0.000499999999999993" calcext:value-type="float">
            <text:p>0.000499999999999993</text:p>
          </table:table-cell>
          <table:table-cell table:formula="of:=[.O118]*2*PI()" office:value-type="float" office:value="2.82743338823082" calcext:value-type="float">
            <text:p>2.82743338823082</text:p>
          </table:table-cell>
          <table:table-cell table:formula="of:=[.P118]*2*PI()" office:value-type="float" office:value="0.00314159265358975" calcext:value-type="float">
            <text:p>0.00314159265358975</text:p>
          </table:table-cell>
          <table:table-cell table:formula="of:=SIN([.Q118])" office:value-type="float" office:value="0.309016994374946" calcext:value-type="float">
            <text:p>0.309016994374946</text:p>
          </table:table-cell>
          <table:table-cell table:formula="of:=SIN([.R118])" office:value-type="float" office:value="0.00314158748587952" calcext:value-type="float">
            <text:p>0.00314158748587952</text:p>
          </table:table-cell>
          <table:table-cell table:formula="of:=[.T118]^[.U$71]" office:value-type="float" office:value="0.561972308290577" calcext:value-type="float">
            <text:p>0.561972308290577</text:p>
          </table:table-cell>
          <table:table-cell/>
          <table:table-cell table:formula="of:=[.W117]+0.02" office:value-type="float" office:value="0.76" calcext:value-type="float">
            <text:p>0.76</text:p>
          </table:table-cell>
          <table:table-cell table:formula="of:=[.W118]*2*PI()" office:value-type="float" office:value="4.77522083345649" calcext:value-type="float">
            <text:p>4.77522083345649</text:p>
          </table:table-cell>
          <table:table-cell table:formula="of:=TANH([.X118]*[.Y$77])^[.Y$78]" office:value-type="float" office:value="1" calcext:value-type="float">
            <text:p>1</text:p>
          </table:table-cell>
          <table:table-cell table:formula="of:=TANH((2*PI() - [.X118])*[.Z$77])^[.Z$78]" office:value-type="float" office:value="0.29085810680819" calcext:value-type="float">
            <text:p>0.29085810680819</text:p>
          </table:table-cell>
          <table:table-cell table:formula="of:=[.Z118]*[.Y118]" office:value-type="float" office:value="0.29085810680819" calcext:value-type="float">
            <text:p>0.29085810680819</text:p>
          </table:table-cell>
        </table:table-row>
        <table:table-row table:style-name="ro1">
          <table:table-cell table:formula="of:=[.A118]+0.01" office:value-type="float" office:value="0.46" calcext:value-type="float">
            <text:p>0.46</text:p>
          </table:table-cell>
          <table:table-cell table:formula="of:=[.A119]*2*PI()" office:value-type="float" office:value="2.89026524130261" calcext:value-type="float">
            <text:p>2.89026524130261</text:p>
          </table:table-cell>
          <table:table-cell table:formula="of:=[.B119]*[.C$71]" office:value-type="float" office:value="11.5610609652104" calcext:value-type="float">
            <text:p>11.5610609652104</text:p>
          </table:table-cell>
          <table:table-cell table:formula="of:=SIN([.B119])" office:value-type="float" office:value="0.248689887164854" calcext:value-type="float">
            <text:p>0.248689887164854</text:p>
          </table:table-cell>
          <table:table-cell table:formula="of:=[.D119]^(1/[.E$71])" office:value-type="float" office:value="0.498688166257084" calcext:value-type="float">
            <text:p>0.498688166257084</text:p>
          </table:table-cell>
          <table:table-cell table:formula="of:=SIN([.C119])" office:value-type="float" office:value="-0.844327925502012" calcext:value-type="float">
            <text:p>-0.844327925502012</text:p>
          </table:table-cell>
          <table:table-cell table:number-columns-repeated="7"/>
          <table:table-cell table:formula="of:=[.N118]+0.02" office:value-type="float" office:value="0.92" calcext:value-type="float">
            <text:p>0.92</text:p>
          </table:table-cell>
          <table:table-cell table:formula="of:=[.N119]/2" office:value-type="float" office:value="0.46" calcext:value-type="float">
            <text:p>0.46</text:p>
          </table:table-cell>
          <table:table-cell table:formula="of:=(0.5-[.N119]/2)^[.P$71]/[.P$70]/2" office:value-type="float" office:value="0.000255999999999995" calcext:value-type="float">
            <text:p>0.000255999999999995</text:p>
          </table:table-cell>
          <table:table-cell table:formula="of:=[.O119]*2*PI()" office:value-type="float" office:value="2.89026524130261" calcext:value-type="float">
            <text:p>2.89026524130261</text:p>
          </table:table-cell>
          <table:table-cell table:formula="of:=[.P119]*2*PI()" office:value-type="float" office:value="0.00160849543863794" calcext:value-type="float">
            <text:p>0.00160849543863794</text:p>
          </table:table-cell>
          <table:table-cell table:formula="of:=SIN([.Q119])" office:value-type="float" office:value="0.248689887164854" calcext:value-type="float">
            <text:p>0.248689887164854</text:p>
          </table:table-cell>
          <table:table-cell table:formula="of:=SIN([.R119])" office:value-type="float" office:value="0.00160849474503937" calcext:value-type="float">
            <text:p>0.00160849474503937</text:p>
          </table:table-cell>
          <table:table-cell table:formula="of:=[.T119]^[.U$71]" office:value-type="float" office:value="0.525583792839471" calcext:value-type="float">
            <text:p>0.525583792839471</text:p>
          </table:table-cell>
          <table:table-cell/>
          <table:table-cell table:formula="of:=[.W118]+0.02" office:value-type="float" office:value="0.78" calcext:value-type="float">
            <text:p>0.78</text:p>
          </table:table-cell>
          <table:table-cell table:formula="of:=[.W119]*2*PI()" office:value-type="float" office:value="4.90088453960008" calcext:value-type="float">
            <text:p>4.90088453960008</text:p>
          </table:table-cell>
          <table:table-cell table:formula="of:=TANH([.X119]*[.Y$77])^[.Y$78]" office:value-type="float" office:value="1" calcext:value-type="float">
            <text:p>1</text:p>
          </table:table-cell>
          <table:table-cell table:formula="of:=TANH((2*PI() - [.X119])*[.Z$77])^[.Z$78]" office:value-type="float" office:value="0.252713041709858" calcext:value-type="float">
            <text:p>0.252713041709858</text:p>
          </table:table-cell>
          <table:table-cell table:formula="of:=[.Z119]*[.Y119]" office:value-type="float" office:value="0.252713041709858" calcext:value-type="float">
            <text:p>0.252713041709858</text:p>
          </table:table-cell>
        </table:table-row>
        <table:table-row table:style-name="ro1">
          <table:table-cell table:formula="of:=[.A119]+0.01" office:value-type="float" office:value="0.47" calcext:value-type="float">
            <text:p>0.47</text:p>
          </table:table-cell>
          <table:table-cell table:formula="of:=[.A120]*2*PI()" office:value-type="float" office:value="2.95309709437441" calcext:value-type="float">
            <text:p>2.95309709437441</text:p>
          </table:table-cell>
          <table:table-cell table:formula="of:=[.B120]*[.C$71]" office:value-type="float" office:value="11.8123883774976" calcext:value-type="float">
            <text:p>11.8123883774976</text:p>
          </table:table-cell>
          <table:table-cell table:formula="of:=SIN([.B120])" office:value-type="float" office:value="0.187381314585723" calcext:value-type="float">
            <text:p>0.187381314585723</text:p>
          </table:table-cell>
          <table:table-cell table:formula="of:=[.D120]^(1/[.E$71])" office:value-type="float" office:value="0.432875634086424" calcext:value-type="float">
            <text:p>0.432875634086424</text:p>
          </table:table-cell>
          <table:table-cell table:formula="of:=SIN([.C120])" office:value-type="float" office:value="-0.684547105928685" calcext:value-type="float">
            <text:p>-0.684547105928685</text:p>
          </table:table-cell>
          <table:table-cell table:number-columns-repeated="7"/>
          <table:table-cell table:formula="of:=[.N119]+0.02" office:value-type="float" office:value="0.94" calcext:value-type="float">
            <text:p>0.94</text:p>
          </table:table-cell>
          <table:table-cell table:formula="of:=[.N120]/2" office:value-type="float" office:value="0.47" calcext:value-type="float">
            <text:p>0.47</text:p>
          </table:table-cell>
          <table:table-cell table:formula="of:=(0.5-[.N120]/2)^[.P$71]/[.P$70]/2" office:value-type="float" office:value="0.000107999999999997" calcext:value-type="float">
            <text:p>0.000107999999999997</text:p>
          </table:table-cell>
          <table:table-cell table:formula="of:=[.O120]*2*PI()" office:value-type="float" office:value="2.95309709437441" calcext:value-type="float">
            <text:p>2.95309709437441</text:p>
          </table:table-cell>
          <table:table-cell table:formula="of:=[.P120]*2*PI()" office:value-type="float" office:value="0.000678584013175378" calcext:value-type="float">
            <text:p>0.000678584013175378</text:p>
          </table:table-cell>
          <table:table-cell table:formula="of:=SIN([.Q120])" office:value-type="float" office:value="0.187381314585723" calcext:value-type="float">
            <text:p>0.187381314585723</text:p>
          </table:table-cell>
          <table:table-cell table:formula="of:=SIN([.R120])" office:value-type="float" office:value="0.000678583961096741" calcext:value-type="float">
            <text:p>0.000678583961096741</text:p>
          </table:table-cell>
          <table:table-cell table:formula="of:=[.T120]^[.U$71]" office:value-type="float" office:value="0.482125785062166" calcext:value-type="float">
            <text:p>0.482125785062166</text:p>
          </table:table-cell>
          <table:table-cell/>
          <table:table-cell table:formula="of:=[.W119]+0.02" office:value-type="float" office:value="0.8" calcext:value-type="float">
            <text:p>0.8</text:p>
          </table:table-cell>
          <table:table-cell table:formula="of:=[.W120]*2*PI()" office:value-type="float" office:value="5.02654824574367" calcext:value-type="float">
            <text:p>5.02654824574367</text:p>
          </table:table-cell>
          <table:table-cell table:formula="of:=TANH([.X120]*[.Y$77])^[.Y$78]" office:value-type="float" office:value="1" calcext:value-type="float">
            <text:p>1</text:p>
          </table:table-cell>
          <table:table-cell table:formula="of:=TANH((2*PI() - [.X120])*[.Z$77])^[.Z$78]" office:value-type="float" office:value="0.21548393758989" calcext:value-type="float">
            <text:p>0.21548393758989</text:p>
          </table:table-cell>
          <table:table-cell table:formula="of:=[.Z120]*[.Y120]" office:value-type="float" office:value="0.21548393758989" calcext:value-type="float">
            <text:p>0.21548393758989</text:p>
          </table:table-cell>
        </table:table-row>
        <table:table-row table:style-name="ro1">
          <table:table-cell table:formula="of:=[.A120]+0.01" office:value-type="float" office:value="0.48" calcext:value-type="float">
            <text:p>0.48</text:p>
          </table:table-cell>
          <table:table-cell table:formula="of:=[.A121]*2*PI()" office:value-type="float" office:value="3.0159289474462" calcext:value-type="float">
            <text:p>3.0159289474462</text:p>
          </table:table-cell>
          <table:table-cell table:formula="of:=[.B121]*[.C$71]" office:value-type="float" office:value="12.0637157897848" calcext:value-type="float">
            <text:p>12.0637157897848</text:p>
          </table:table-cell>
          <table:table-cell table:formula="of:=SIN([.B121])" office:value-type="float" office:value="0.125333233564303" calcext:value-type="float">
            <text:p>0.125333233564303</text:p>
          </table:table-cell>
          <table:table-cell table:formula="of:=[.D121]^(1/[.E$71])" office:value-type="float" office:value="0.35402434035572" calcext:value-type="float">
            <text:p>0.35402434035572</text:p>
          </table:table-cell>
          <table:table-cell table:formula="of:=SIN([.C121])" office:value-type="float" office:value="-0.48175367410171" calcext:value-type="float">
            <text:p>-0.48175367410171</text:p>
          </table:table-cell>
          <table:table-cell table:number-columns-repeated="7"/>
          <table:table-cell table:formula="of:=[.N120]+0.02" office:value-type="float" office:value="0.960000000000001" calcext:value-type="float">
            <text:p>0.960000000000001</text:p>
          </table:table-cell>
          <table:table-cell table:formula="of:=[.N121]/2" office:value-type="float" office:value="0.48" calcext:value-type="float">
            <text:p>0.48</text:p>
          </table:table-cell>
          <table:table-cell table:formula="of:=(0.5-[.N121]/2)^[.P$71]/[.P$70]/2" office:value-type="float" office:value="0.0000319999999999987" calcext:value-type="float">
            <text:p>3.19999999999987E-05</text:p>
          </table:table-cell>
          <table:table-cell table:formula="of:=[.O121]*2*PI()" office:value-type="float" office:value="3.0159289474462" calcext:value-type="float">
            <text:p>3.0159289474462</text:p>
          </table:table-cell>
          <table:table-cell table:formula="of:=[.P121]*2*PI()" office:value-type="float" office:value="0.000201061929829739" calcext:value-type="float">
            <text:p>0.000201061929829739</text:p>
          </table:table-cell>
          <table:table-cell table:formula="of:=SIN([.Q121])" office:value-type="float" office:value="0.125333233564303" calcext:value-type="float">
            <text:p>0.125333233564303</text:p>
          </table:table-cell>
          <table:table-cell table:formula="of:=SIN([.R121])" office:value-type="float" office:value="0.000201061928475054" calcext:value-type="float">
            <text:p>0.000201061928475054</text:p>
          </table:table-cell>
          <table:table-cell table:formula="of:=[.T121]^[.U$71]" office:value-type="float" office:value="0.426906713340853" calcext:value-type="float">
            <text:p>0.426906713340853</text:p>
          </table:table-cell>
          <table:table-cell/>
          <table:table-cell table:formula="of:=[.W120]+0.02" office:value-type="float" office:value="0.82" calcext:value-type="float">
            <text:p>0.82</text:p>
          </table:table-cell>
          <table:table-cell table:formula="of:=[.W121]*2*PI()" office:value-type="float" office:value="5.15221195188726" calcext:value-type="float">
            <text:p>5.15221195188726</text:p>
          </table:table-cell>
          <table:table-cell table:formula="of:=TANH([.X121]*[.Y$77])^[.Y$78]" office:value-type="float" office:value="1" calcext:value-type="float">
            <text:p>1</text:p>
          </table:table-cell>
          <table:table-cell table:formula="of:=TANH((2*PI() - [.X121])*[.Z$77])^[.Z$78]" office:value-type="float" office:value="0.179658203098481" calcext:value-type="float">
            <text:p>0.179658203098481</text:p>
          </table:table-cell>
          <table:table-cell table:formula="of:=[.Z121]*[.Y121]" office:value-type="float" office:value="0.179658203098481" calcext:value-type="float">
            <text:p>0.179658203098481</text:p>
          </table:table-cell>
        </table:table-row>
        <table:table-row table:style-name="ro1">
          <table:table-cell table:formula="of:=[.A121]+0.01" office:value-type="float" office:value="0.49" calcext:value-type="float">
            <text:p>0.49</text:p>
          </table:table-cell>
          <table:table-cell table:formula="of:=[.A122]*2*PI()" office:value-type="float" office:value="3.078760800518" calcext:value-type="float">
            <text:p>3.078760800518</text:p>
          </table:table-cell>
          <table:table-cell table:formula="of:=[.B122]*[.C$71]" office:value-type="float" office:value="12.315043202072" calcext:value-type="float">
            <text:p>12.315043202072</text:p>
          </table:table-cell>
          <table:table-cell table:formula="of:=SIN([.B122])" office:value-type="float" office:value="0.0627905195293118" calcext:value-type="float">
            <text:p>0.0627905195293118</text:p>
          </table:table-cell>
          <table:table-cell table:formula="of:=[.D122]^(1/[.E$71])" office:value-type="float" office:value="0.250580365410604" calcext:value-type="float">
            <text:p>0.250580365410604</text:p>
          </table:table-cell>
          <table:table-cell table:formula="of:=SIN([.C122])" office:value-type="float" office:value="-0.248689887164849" calcext:value-type="float">
            <text:p>-0.248689887164849</text:p>
          </table:table-cell>
          <table:table-cell table:number-columns-repeated="7"/>
          <table:table-cell table:formula="of:=[.N121]+0.02" office:value-type="float" office:value="0.98" calcext:value-type="float">
            <text:p>0.98</text:p>
          </table:table-cell>
          <table:table-cell table:formula="of:=[.N122]/2" office:value-type="float" office:value="0.49" calcext:value-type="float">
            <text:p>0.49</text:p>
          </table:table-cell>
          <table:table-cell table:formula="of:=(0.5-[.N122]/2)^[.P$71]/[.P$70]/2" office:value-type="float" office:value="0.00000399999999999968" calcext:value-type="float">
            <text:p>3.99999999999968E-06</text:p>
          </table:table-cell>
          <table:table-cell table:formula="of:=[.O122]*2*PI()" office:value-type="float" office:value="3.078760800518" calcext:value-type="float">
            <text:p>3.078760800518</text:p>
          </table:table-cell>
          <table:table-cell table:formula="of:=[.P122]*2*PI()" office:value-type="float" office:value="0.0000251327412287163" calcext:value-type="float">
            <text:p>2.51327412287163E-05</text:p>
          </table:table-cell>
          <table:table-cell table:formula="of:=SIN([.Q122])" office:value-type="float" office:value="0.0627905195293118" calcext:value-type="float">
            <text:p>0.0627905195293118</text:p>
          </table:table-cell>
          <table:table-cell table:formula="of:=SIN([.R122])" office:value-type="float" office:value="0.0000251327412260704" calcext:value-type="float">
            <text:p>2.51327412260704E-05</text:p>
          </table:table-cell>
          <table:table-cell table:formula="of:=[.T122]^[.U$71]" office:value-type="float" office:value="0.346756001161652" calcext:value-type="float">
            <text:p>0.346756001161652</text:p>
          </table:table-cell>
          <table:table-cell/>
          <table:table-cell table:formula="of:=[.W121]+0.02" office:value-type="float" office:value="0.84" calcext:value-type="float">
            <text:p>0.84</text:p>
          </table:table-cell>
          <table:table-cell table:formula="of:=[.W122]*2*PI()" office:value-type="float" office:value="5.27787565803086" calcext:value-type="float">
            <text:p>5.27787565803086</text:p>
          </table:table-cell>
          <table:table-cell table:formula="of:=TANH([.X122]*[.Y$77])^[.Y$78]" office:value-type="float" office:value="1" calcext:value-type="float">
            <text:p>1</text:p>
          </table:table-cell>
          <table:table-cell table:formula="of:=TANH((2*PI() - [.X122])*[.Z$77])^[.Z$78]" office:value-type="float" office:value="0.145744325075669" calcext:value-type="float">
            <text:p>0.145744325075669</text:p>
          </table:table-cell>
          <table:table-cell table:formula="of:=[.Z122]*[.Y122]" office:value-type="float" office:value="0.145744325075669" calcext:value-type="float">
            <text:p>0.145744325075669</text:p>
          </table:table-cell>
        </table:table-row>
        <table:table-row table:style-name="ro1">
          <table:table-cell table:formula="of:=[.A122]+0.01" office:value-type="float" office:value="0.5" calcext:value-type="float">
            <text:p>0.5</text:p>
          </table:table-cell>
          <table:table-cell table:formula="of:=[.A123]*2*PI()" office:value-type="float" office:value="3.14159265358979" calcext:value-type="float">
            <text:p>3.14159265358979</text:p>
          </table:table-cell>
          <table:table-cell table:formula="of:=[.B123]*[.C$71]" office:value-type="float" office:value="12.5663706143592" calcext:value-type="float">
            <text:p>12.5663706143592</text:p>
          </table:table-cell>
          <table:table-cell table:formula="of:=SIN([.B123])" office:value-type="float" office:value="-1.20980294963545E-015" calcext:value-type="float">
            <text:p>-1.20980294963545E-15</text:p>
          </table:table-cell>
          <table:table-cell table:formula="of:=[.D123]^(1/[.E$71])" office:value-type="string" office:string-value="" calcext:value-type="error">
            <text:p>#NUM!</text:p>
          </table:table-cell>
          <table:table-cell table:formula="of:=SIN([.C123])" office:value-type="float" office:value="4.83921179854181E-015" calcext:value-type="float">
            <text:p>4.83921179854181E-15</text:p>
          </table:table-cell>
          <table:table-cell table:number-columns-repeated="7"/>
          <table:table-cell table:formula="of:=[.N122]+0.02" office:value-type="float" office:value="1" calcext:value-type="float">
            <text:p>1</text:p>
          </table:table-cell>
          <table:table-cell table:formula="of:=[.N123]/2" office:value-type="float" office:value="0.5" calcext:value-type="float">
            <text:p>0.5</text:p>
          </table:table-cell>
          <table:table-cell table:formula="of:=(0.5-[.N123]/2)^[.P$71]/[.P$70]/2" office:value-type="float" office:value="0" calcext:value-type="float">
            <text:p>0</text:p>
          </table:table-cell>
          <table:table-cell table:formula="of:=[.O123]*2*PI()" office:value-type="float" office:value="3.14159265358979" calcext:value-type="float">
            <text:p>3.14159265358979</text:p>
          </table:table-cell>
          <table:table-cell table:formula="of:=[.P123]*2*PI()" office:value-type="float" office:value="0" calcext:value-type="float">
            <text:p>0</text:p>
          </table:table-cell>
          <table:table-cell table:formula="of:=SIN([.Q123])" office:value-type="float" office:value="-1.20980294963545E-015" calcext:value-type="float">
            <text:p>-1.20980294963545E-15</text:p>
          </table:table-cell>
          <table:table-cell table:formula="of:=SIN([.R123])" office:value-type="float" office:value="0" calcext:value-type="float">
            <text:p>0</text:p>
          </table:table-cell>
          <table:table-cell table:formula="of:=[.T123]^[.U$71]" office:value-type="float" office:value="0" calcext:value-type="float">
            <text:p>0</text:p>
          </table:table-cell>
          <table:table-cell/>
          <table:table-cell table:formula="of:=[.W122]+0.02" office:value-type="float" office:value="0.86" calcext:value-type="float">
            <text:p>0.86</text:p>
          </table:table-cell>
          <table:table-cell table:formula="of:=[.W123]*2*PI()" office:value-type="float" office:value="5.40353936417445" calcext:value-type="float">
            <text:p>5.40353936417445</text:p>
          </table:table-cell>
          <table:table-cell table:formula="of:=TANH([.X123]*[.Y$77])^[.Y$78]" office:value-type="float" office:value="1" calcext:value-type="float">
            <text:p>1</text:p>
          </table:table-cell>
          <table:table-cell table:formula="of:=TANH((2*PI() - [.X123])*[.Z$77])^[.Z$78]" office:value-type="float" office:value="0.114259289894598" calcext:value-type="float">
            <text:p>0.114259289894598</text:p>
          </table:table-cell>
          <table:table-cell table:formula="of:=[.Z123]*[.Y123]" office:value-type="float" office:value="0.114259289894598" calcext:value-type="float">
            <text:p>0.114259289894598</text:p>
          </table:table-cell>
        </table:table-row>
        <table:table-row table:style-name="ro1">
          <table:table-cell table:number-columns-repeated="22"/>
          <table:table-cell table:formula="of:=[.W123]+0.02" office:value-type="float" office:value="0.88" calcext:value-type="float">
            <text:p>0.88</text:p>
          </table:table-cell>
          <table:table-cell table:formula="of:=[.W124]*2*PI()" office:value-type="float" office:value="5.52920307031804" calcext:value-type="float">
            <text:p>5.52920307031804</text:p>
          </table:table-cell>
          <table:table-cell table:formula="of:=TANH([.X124]*[.Y$77])^[.Y$78]" office:value-type="float" office:value="1" calcext:value-type="float">
            <text:p>1</text:p>
          </table:table-cell>
          <table:table-cell table:formula="of:=TANH((2*PI() - [.X124])*[.Z$77])^[.Z$78]" office:value-type="float" office:value="0.0857140691122012" calcext:value-type="float">
            <text:p>0.0857140691122012</text:p>
          </table:table-cell>
          <table:table-cell table:formula="of:=[.Z124]*[.Y124]" office:value-type="float" office:value="0.0857140691122012" calcext:value-type="float">
            <text:p>0.0857140691122012</text:p>
          </table:table-cell>
        </table:table-row>
        <table:table-row table:style-name="ro1">
          <table:table-cell table:number-columns-repeated="22"/>
          <table:table-cell table:formula="of:=[.W124]+0.02" office:value-type="float" office:value="0.9" calcext:value-type="float">
            <text:p>0.9</text:p>
          </table:table-cell>
          <table:table-cell table:formula="of:=[.W125]*2*PI()" office:value-type="float" office:value="5.65486677646163" calcext:value-type="float">
            <text:p>5.65486677646163</text:p>
          </table:table-cell>
          <table:table-cell table:formula="of:=TANH([.X125]*[.Y$77])^[.Y$78]" office:value-type="float" office:value="1" calcext:value-type="float">
            <text:p>1</text:p>
          </table:table-cell>
          <table:table-cell table:formula="of:=TANH((2*PI() - [.X125])*[.Z$77])^[.Z$78]" office:value-type="float" office:value="0.0605977209221857" calcext:value-type="float">
            <text:p>0.0605977209221857</text:p>
          </table:table-cell>
          <table:table-cell table:formula="of:=[.Z125]*[.Y125]" office:value-type="float" office:value="0.0605977209221857" calcext:value-type="float">
            <text:p>0.0605977209221857</text:p>
          </table:table-cell>
        </table:table-row>
        <table:table-row table:style-name="ro1">
          <table:table-cell table:number-columns-repeated="22"/>
          <table:table-cell table:formula="of:=[.W125]+0.02" office:value-type="float" office:value="0.92" calcext:value-type="float">
            <text:p>0.92</text:p>
          </table:table-cell>
          <table:table-cell table:formula="of:=[.W126]*2*PI()" office:value-type="float" office:value="5.78053048260522" calcext:value-type="float">
            <text:p>5.78053048260522</text:p>
          </table:table-cell>
          <table:table-cell table:formula="of:=TANH([.X126]*[.Y$77])^[.Y$78]" office:value-type="float" office:value="1" calcext:value-type="float">
            <text:p>1</text:p>
          </table:table-cell>
          <table:table-cell table:formula="of:=TANH((2*PI() - [.X126])*[.Z$77])^[.Z$78]" office:value-type="float" office:value="0.0393608403627392" calcext:value-type="float">
            <text:p>0.0393608403627392</text:p>
          </table:table-cell>
          <table:table-cell table:formula="of:=[.Z126]*[.Y126]" office:value-type="float" office:value="0.0393608403627392" calcext:value-type="float">
            <text:p>0.0393608403627392</text:p>
          </table:table-cell>
        </table:table-row>
        <table:table-row table:style-name="ro1">
          <table:table-cell table:number-columns-repeated="22"/>
          <table:table-cell table:formula="of:=[.W126]+0.02" office:value-type="float" office:value="0.94" calcext:value-type="float">
            <text:p>0.94</text:p>
          </table:table-cell>
          <table:table-cell table:formula="of:=[.W127]*2*PI()" office:value-type="float" office:value="5.90619418874881" calcext:value-type="float">
            <text:p>5.90619418874881</text:p>
          </table:table-cell>
          <table:table-cell table:formula="of:=TANH([.X127]*[.Y$77])^[.Y$78]" office:value-type="float" office:value="1" calcext:value-type="float">
            <text:p>1</text:p>
          </table:table-cell>
          <table:table-cell table:formula="of:=TANH((2*PI() - [.X127])*[.Z$77])^[.Z$78]" office:value-type="float" office:value="0.0223992332272422" calcext:value-type="float">
            <text:p>0.0223992332272422</text:p>
          </table:table-cell>
          <table:table-cell table:formula="of:=[.Z127]*[.Y127]" office:value-type="float" office:value="0.0223992332272422" calcext:value-type="float">
            <text:p>0.0223992332272422</text:p>
          </table:table-cell>
        </table:table-row>
        <table:table-row table:style-name="ro1">
          <table:table-cell table:number-columns-repeated="22"/>
          <table:table-cell table:formula="of:=[.W127]+0.02" office:value-type="float" office:value="0.960000000000001" calcext:value-type="float">
            <text:p>0.960000000000001</text:p>
          </table:table-cell>
          <table:table-cell table:formula="of:=[.W128]*2*PI()" office:value-type="float" office:value="6.03185789489241" calcext:value-type="float">
            <text:p>6.03185789489241</text:p>
          </table:table-cell>
          <table:table-cell table:formula="of:=TANH([.X128]*[.Y$77])^[.Y$78]" office:value-type="float" office:value="1" calcext:value-type="float">
            <text:p>1</text:p>
          </table:table-cell>
          <table:table-cell table:formula="of:=TANH((2*PI() - [.X128])*[.Z$77])^[.Z$78]" office:value-type="float" office:value="0.0100387689473634" calcext:value-type="float">
            <text:p>0.0100387689473634</text:p>
          </table:table-cell>
          <table:table-cell table:formula="of:=[.Z128]*[.Y128]" office:value-type="float" office:value="0.0100387689473634" calcext:value-type="float">
            <text:p>0.0100387689473634</text:p>
          </table:table-cell>
        </table:table-row>
        <table:table-row table:style-name="ro1">
          <table:table-cell table:number-columns-repeated="22"/>
          <table:table-cell table:formula="of:=[.W128]+0.02" office:value-type="float" office:value="0.98" calcext:value-type="float">
            <text:p>0.98</text:p>
          </table:table-cell>
          <table:table-cell table:formula="of:=[.W129]*2*PI()" office:value-type="float" office:value="6.157521601036" calcext:value-type="float">
            <text:p>6.157521601036</text:p>
          </table:table-cell>
          <table:table-cell table:formula="of:=TANH([.X129]*[.Y$77])^[.Y$78]" office:value-type="float" office:value="1" calcext:value-type="float">
            <text:p>1</text:p>
          </table:table-cell>
          <table:table-cell table:formula="of:=TANH((2*PI() - [.X129])*[.Z$77])^[.Z$78]" office:value-type="float" office:value="0.00252236894388268" calcext:value-type="float">
            <text:p>0.00252236894388268</text:p>
          </table:table-cell>
          <table:table-cell table:formula="of:=[.Z129]*[.Y129]" office:value-type="float" office:value="0.00252236894388268" calcext:value-type="float">
            <text:p>0.00252236894388268</text:p>
          </table:table-cell>
        </table:table-row>
        <table:table-row table:style-name="ro1">
          <table:table-cell table:number-columns-repeated="22"/>
          <table:table-cell table:formula="of:=[.W129]+0.02" office:value-type="float" office:value="1" calcext:value-type="float">
            <text:p>1</text:p>
          </table:table-cell>
          <table:table-cell table:formula="of:=[.W130]*2*PI()" office:value-type="float" office:value="6.28318530717959" calcext:value-type="float">
            <text:p>6.28318530717959</text:p>
          </table:table-cell>
          <table:table-cell table:formula="of:=TANH([.X130]*[.Y$77])^[.Y$78]" office:value-type="float" office:value="1" calcext:value-type="float">
            <text:p>1</text:p>
          </table:table-cell>
          <table:table-cell table:formula="of:=TANH((2*PI() - [.X130])*[.Z$77])^[.Z$78]" office:value-type="float" office:value="0" calcext:value-type="float">
            <text:p>0</text:p>
          </table:table-cell>
          <table:table-cell table:formula="of:=[.Z130]*[.Y130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8T09:41:00.955130931</meta:creation-date>
    <dc:date>2022-09-19T09:55:42.708594563</dc:date>
    <meta:editing-duration>PT20H59M5S</meta:editing-duration>
    <meta:editing-cycles>7</meta:editing-cycles>
    <meta:generator>LibreOffice/7.3.5.2$Linux_X86_64 LibreOffice_project/30$Build-2</meta:generator>
    <meta:document-statistic meta:table-count="1" meta:cell-count="1253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0.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Long_20_Dash_20__28_Rounded_29_" svg:stroke-width="0.08cm" svg:stroke-color="#004586" svg:stroke-linecap="round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4.869cm" svg:height="9cm" xlink:href=".." xlink:type="simple" chart:class="chart:scatter" chart:style-name="ch1">
        <chart:legend chart:legend-position="end" svg:x="32.064cm" svg:y="3.703cm" style:legend-expansion="high" chart:style-name="ch2"/>
        <chart:plot-area chart:style-name="ch3" table:cell-range-address="Sheet1.A2:Sheet1.D62 Sheet1.B1:Sheet1.D1" chart:data-source-has-labels="row" svg:x="0.697cm" svg:y="0.18cm" svg:width="30.67cm" svg:height="8.64cm">
          <chart:coordinate-region svg:x="0.989cm" svg:y="0.379cm" svg:width="30.138cm" svg:height="8.242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B2:Sheet1.B62" chart:label-cell-address="Sheet1.B1:Sheet1.B1" chart:class="chart:scatter">
            <chart:domain table:cell-range-address="Sheet1.A2:Sheet1.A62"/>
            <chart:data-point chart:repeated="61"/>
          </chart:series>
          <chart:series chart:style-name="ch8" chart:values-cell-range-address="Sheet1.C2:Sheet1.C62" chart:label-cell-address="Sheet1.C1:Sheet1.C1" chart:class="chart:scatter">
            <chart:data-point chart:repeated="61"/>
          </chart:series>
          <chart:series chart:style-name="ch9" chart:values-cell-range-address="Sheet1.D2:Sheet1.D62" chart:label-cell-address="Sheet1.D1:Sheet1.D1" chart:class="chart:scatter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g</text:p>
                <draw:g>
                  <svg:desc>Sheet1.B1:Sheet1.B1</svg:desc>
                </draw:g>
              </table:table-cell>
              <table:table-cell office:value-type="string">
                <text:p>tanh</text:p>
                <draw:g>
                  <svg:desc>Sheet1.C1:Sheet1.C1</svg:desc>
                </draw:g>
              </table:table-cell>
              <table:table-cell office:value-type="string">
                <text:p>atan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">
                <text:p>-3</text:p>
                <draw:g>
                  <svg:desc>Sheet1.A2:Sheet1.A62</svg:desc>
                </draw:g>
              </table:table-cell>
              <table:table-cell office:value-type="float" office:value="-0.99505475368673">
                <text:p>-0.99505475368673</text:p>
                <draw:g>
                  <svg:desc>Sheet1.B2:Sheet1.B62</svg:desc>
                </draw:g>
              </table:table-cell>
              <table:table-cell office:value-type="float" office:value="-0.99505475368673">
                <text:p>-0.99505475368673</text:p>
                <draw:g>
                  <svg:desc>Sheet1.C2:Sheet1.C62</svg:desc>
                </draw:g>
              </table:table-cell>
              <table:table-cell office:value-type="float" office:value="-1.24904577239825">
                <text:p>-1.24904577239825</text:p>
                <draw:g>
                  <svg:desc>Sheet1.D2:Sheet1.D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9">
                <text:p>-2.9</text:p>
              </table:table-cell>
              <table:table-cell office:value-type="float" office:value="-0.993963167350583">
                <text:p>-0.993963167350583</text:p>
              </table:table-cell>
              <table:table-cell office:value-type="float" office:value="-0.993963167350583">
                <text:p>-0.993963167350583</text:p>
              </table:table-cell>
              <table:table-cell office:value-type="float" office:value="-1.23873685925201">
                <text:p>-1.23873685925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8">
                <text:p>-2.8</text:p>
              </table:table-cell>
              <table:table-cell office:value-type="float" office:value="-0.992631520201128">
                <text:p>-0.992631520201128</text:p>
              </table:table-cell>
              <table:table-cell office:value-type="float" office:value="-0.992631520201128">
                <text:p>-0.992631520201128</text:p>
              </table:table-cell>
              <table:table-cell office:value-type="float" office:value="-1.22777238637419">
                <text:p>-1.227772386374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7">
                <text:p>-2.7</text:p>
              </table:table-cell>
              <table:table-cell office:value-type="float" office:value="-0.991007453678118">
                <text:p>-0.991007453678118</text:p>
              </table:table-cell>
              <table:table-cell office:value-type="float" office:value="-0.991007453678118">
                <text:p>-0.991007453678118</text:p>
              </table:table-cell>
              <table:table-cell office:value-type="float" office:value="-1.21609067478396">
                <text:p>-1.216090674783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6">
                <text:p>-2.6</text:p>
              </table:table-cell>
              <table:table-cell office:value-type="float" office:value="-0.989027402201099">
                <text:p>-0.989027402201099</text:p>
              </table:table-cell>
              <table:table-cell office:value-type="float" office:value="-0.989027402201099">
                <text:p>-0.989027402201099</text:p>
              </table:table-cell>
              <table:table-cell office:value-type="float" office:value="-1.20362249297668">
                <text:p>-1.20362249297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5">
                <text:p>-2.5</text:p>
              </table:table-cell>
              <table:table-cell office:value-type="float" office:value="-0.98661429815143">
                <text:p>-0.98661429815143</text:p>
              </table:table-cell>
              <table:table-cell office:value-type="float" office:value="-0.98661429815143">
                <text:p>-0.98661429815143</text:p>
              </table:table-cell>
              <table:table-cell office:value-type="float" office:value="-1.19028994968253">
                <text:p>-1.190289949682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4">
                <text:p>-2.4</text:p>
              </table:table-cell>
              <table:table-cell office:value-type="float" office:value="-0.98367485769368">
                <text:p>-0.98367485769368</text:p>
              </table:table-cell>
              <table:table-cell office:value-type="float" office:value="-0.98367485769368">
                <text:p>-0.98367485769368</text:p>
              </table:table-cell>
              <table:table-cell office:value-type="float" office:value="-1.17600520709514">
                <text:p>-1.176005207095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3">
                <text:p>-2.3</text:p>
              </table:table-cell>
              <table:table-cell office:value-type="float" office:value="-0.980096396266191">
                <text:p>-0.980096396266191</text:p>
              </table:table-cell>
              <table:table-cell office:value-type="float" office:value="-0.980096396266191">
                <text:p>-0.980096396266191</text:p>
              </table:table-cell>
              <table:table-cell office:value-type="float" office:value="-1.16066898625341">
                <text:p>-1.160668986253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2">
                <text:p>-2.2</text:p>
              </table:table-cell>
              <table:table-cell office:value-type="float" office:value="-0.975743130031452">
                <text:p>-0.975743130031452</text:p>
              </table:table-cell>
              <table:table-cell office:value-type="float" office:value="-0.975743130031452">
                <text:p>-0.975743130031452</text:p>
              </table:table-cell>
              <table:table-cell office:value-type="float" office:value="-1.14416883366802">
                <text:p>-1.14416883366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1">
                <text:p>-2.1</text:p>
              </table:table-cell>
              <table:table-cell office:value-type="float" office:value="-0.970451936613454">
                <text:p>-0.970451936613454</text:p>
              </table:table-cell>
              <table:table-cell office:value-type="float" office:value="-0.970451936613454">
                <text:p>-0.970451936613454</text:p>
              </table:table-cell>
              <table:table-cell office:value-type="float" office:value="-1.1263771168938">
                <text:p>-1.12637711689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-0.964027580075817">
                <text:p>-0.964027580075817</text:p>
              </table:table-cell>
              <table:table-cell office:value-type="float" office:value="-0.964027580075817">
                <text:p>-0.964027580075817</text:p>
              </table:table-cell>
              <table:table-cell office:value-type="float" office:value="-1.10714871779409">
                <text:p>-1.10714871779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9">
                <text:p>-1.9</text:p>
              </table:table-cell>
              <table:table-cell office:value-type="float" office:value="-0.956237458127739">
                <text:p>-0.956237458127739</text:p>
              </table:table-cell>
              <table:table-cell office:value-type="float" office:value="-0.956237458127739">
                <text:p>-0.956237458127739</text:p>
              </table:table-cell>
              <table:table-cell office:value-type="float" office:value="-1.08631839775787">
                <text:p>-1.086318397757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8">
                <text:p>-1.8</text:p>
              </table:table-cell>
              <table:table-cell office:value-type="float" office:value="-0.946806012846268">
                <text:p>-0.946806012846268</text:p>
              </table:table-cell>
              <table:table-cell office:value-type="float" office:value="-0.946806012846268">
                <text:p>-0.946806012846268</text:p>
              </table:table-cell>
              <table:table-cell office:value-type="float" office:value="-1.06369782240256">
                <text:p>-1.063697822402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7">
                <text:p>-1.7</text:p>
              </table:table-cell>
              <table:table-cell office:value-type="float" office:value="-0.935409070603099">
                <text:p>-0.935409070603099</text:p>
              </table:table-cell>
              <table:table-cell office:value-type="float" office:value="-0.935409070603099">
                <text:p>-0.935409070603099</text:p>
              </table:table-cell>
              <table:table-cell office:value-type="float" office:value="-1.03907225953609">
                <text:p>-1.039072259536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6">
                <text:p>-1.6</text:p>
              </table:table-cell>
              <table:table-cell office:value-type="float" office:value="-0.921668554406471">
                <text:p>-0.921668554406471</text:p>
              </table:table-cell>
              <table:table-cell office:value-type="float" office:value="-0.921668554406471">
                <text:p>-0.921668554406471</text:p>
              </table:table-cell>
              <table:table-cell office:value-type="float" office:value="-1.01219701145133">
                <text:p>-1.012197011451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5">
                <text:p>-1.5</text:p>
              </table:table-cell>
              <table:table-cell office:value-type="float" office:value="-0.905148253644866">
                <text:p>-0.905148253644866</text:p>
              </table:table-cell>
              <table:table-cell office:value-type="float" office:value="-0.905148253644866">
                <text:p>-0.905148253644866</text:p>
              </table:table-cell>
              <table:table-cell office:value-type="float" office:value="-0.982793723247329">
                <text:p>-0.9827937232473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4">
                <text:p>-1.4</text:p>
              </table:table-cell>
              <table:table-cell office:value-type="float" office:value="-0.885351648202262">
                <text:p>-0.885351648202262</text:p>
              </table:table-cell>
              <table:table-cell office:value-type="float" office:value="-0.885351648202262">
                <text:p>-0.885351648202262</text:p>
              </table:table-cell>
              <table:table-cell office:value-type="float" office:value="-0.950546840812075">
                <text:p>-0.9505468408120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3">
                <text:p>-1.3</text:p>
              </table:table-cell>
              <table:table-cell office:value-type="float" office:value="-0.861723159313306">
                <text:p>-0.861723159313306</text:p>
              </table:table-cell>
              <table:table-cell office:value-type="float" office:value="-0.861723159313306">
                <text:p>-0.861723159313306</text:p>
              </table:table-cell>
              <table:table-cell office:value-type="float" office:value="-0.91510070055336">
                <text:p>-0.915100700553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2">
                <text:p>-1.2</text:p>
              </table:table-cell>
              <table:table-cell office:value-type="float" office:value="-0.833654607012155">
                <text:p>-0.833654607012155</text:p>
              </table:table-cell>
              <table:table-cell office:value-type="float" office:value="-0.833654607012155">
                <text:p>-0.833654607012155</text:p>
              </table:table-cell>
              <table:table-cell office:value-type="float" office:value="-0.876058050598193">
                <text:p>-0.8760580505981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1">
                <text:p>-1.1</text:p>
              </table:table-cell>
              <table:table-cell office:value-type="float" office:value="-0.800499021760629">
                <text:p>-0.800499021760629</text:p>
              </table:table-cell>
              <table:table-cell office:value-type="float" office:value="-0.800499021760629">
                <text:p>-0.800499021760629</text:p>
              </table:table-cell>
              <table:table-cell office:value-type="float" office:value="-0.832981266674431">
                <text:p>-0.8329812666744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999999999999998">
                <text:p>-0.999999999999998</text:p>
              </table:table-cell>
              <table:table-cell office:value-type="float" office:value="-0.761594155955764">
                <text:p>-0.761594155955764</text:p>
              </table:table-cell>
              <table:table-cell office:value-type="float" office:value="-0.761594155955764">
                <text:p>-0.761594155955764</text:p>
              </table:table-cell>
              <table:table-cell office:value-type="float" office:value="-0.785398163397448">
                <text:p>-0.7853981633974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899999999999998">
                <text:p>-0.899999999999998</text:p>
              </table:table-cell>
              <table:table-cell office:value-type="float" office:value="-0.716297870199024">
                <text:p>-0.716297870199024</text:p>
              </table:table-cell>
              <table:table-cell office:value-type="float" office:value="-0.716297870199024">
                <text:p>-0.716297870199024</text:p>
              </table:table-cell>
              <table:table-cell office:value-type="float" office:value="-0.732815101786506">
                <text:p>-0.7328151017865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99999999999998">
                <text:p>-0.799999999999998</text:p>
              </table:table-cell>
              <table:table-cell office:value-type="float" office:value="-0.664036770267848">
                <text:p>-0.664036770267848</text:p>
              </table:table-cell>
              <table:table-cell office:value-type="float" office:value="-0.664036770267848">
                <text:p>-0.664036770267848</text:p>
              </table:table-cell>
              <table:table-cell office:value-type="float" office:value="-0.674740942223552">
                <text:p>-0.6747409422235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699999999999998">
                <text:p>-0.699999999999998</text:p>
              </table:table-cell>
              <table:table-cell office:value-type="float" office:value="-0.604367777117163">
                <text:p>-0.604367777117163</text:p>
              </table:table-cell>
              <table:table-cell office:value-type="float" office:value="-0.604367777117163">
                <text:p>-0.604367777117163</text:p>
              </table:table-cell>
              <table:table-cell office:value-type="float" office:value="-0.610725964389208">
                <text:p>-0.6107259643892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599999999999998">
                <text:p>-0.599999999999998</text:p>
              </table:table-cell>
              <table:table-cell office:value-type="float" office:value="-0.537049566998034">
                <text:p>-0.537049566998034</text:p>
              </table:table-cell>
              <table:table-cell office:value-type="float" office:value="-0.537049566998034">
                <text:p>-0.537049566998034</text:p>
              </table:table-cell>
              <table:table-cell office:value-type="float" office:value="-0.540419500270583">
                <text:p>-0.5404195002705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499999999999998">
                <text:p>-0.499999999999998</text:p>
              </table:table-cell>
              <table:table-cell office:value-type="float" office:value="-0.462117157260009">
                <text:p>-0.462117157260009</text:p>
              </table:table-cell>
              <table:table-cell office:value-type="float" office:value="-0.462117157260009">
                <text:p>-0.462117157260009</text:p>
              </table:table-cell>
              <table:table-cell office:value-type="float" office:value="-0.463647609000805">
                <text:p>-0.4636476090008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399999999999998">
                <text:p>-0.399999999999998</text:p>
              </table:table-cell>
              <table:table-cell office:value-type="float" office:value="-0.379948962255224">
                <text:p>-0.379948962255224</text:p>
              </table:table-cell>
              <table:table-cell office:value-type="float" office:value="-0.379948962255224">
                <text:p>-0.379948962255224</text:p>
              </table:table-cell>
              <table:table-cell office:value-type="float" office:value="-0.380506377112364">
                <text:p>-0.3805063771123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299999999999998">
                <text:p>-0.299999999999998</text:p>
              </table:table-cell>
              <table:table-cell office:value-type="float" office:value="-0.29131261245159">
                <text:p>-0.29131261245159</text:p>
              </table:table-cell>
              <table:table-cell office:value-type="float" office:value="-0.291312612451589">
                <text:p>-0.291312612451589</text:p>
              </table:table-cell>
              <table:table-cell office:value-type="float" office:value="-0.291456794477866">
                <text:p>-0.2914567944778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99999999999998">
                <text:p>-0.199999999999998</text:p>
              </table:table-cell>
              <table:table-cell office:value-type="float" office:value="-0.197375320224903">
                <text:p>-0.197375320224903</text:p>
              </table:table-cell>
              <table:table-cell office:value-type="float" office:value="-0.197375320224903">
                <text:p>-0.197375320224903</text:p>
              </table:table-cell>
              <table:table-cell office:value-type="float" office:value="-0.197395559849879">
                <text:p>-0.1973955598498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999999999999985">
                <text:p>-0.0999999999999985</text:p>
              </table:table-cell>
              <table:table-cell office:value-type="float" office:value="-0.0996679946249543">
                <text:p>-0.0996679946249543</text:p>
              </table:table-cell>
              <table:table-cell office:value-type="float" office:value="-0.0996679946249543">
                <text:p>-0.0996679946249543</text:p>
              </table:table-cell>
              <table:table-cell office:value-type="float" office:value="-0.0996686524911605">
                <text:p>-0.09966865249116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2655665885959E-015">
                <text:p>1.52655665885959E-015</text:p>
              </table:table-cell>
              <table:table-cell office:value-type="float" office:value="0">
                <text:p>0</text:p>
              </table:table-cell>
              <table:table-cell office:value-type="float" office:value="1.52655665885959E-015">
                <text:p>1.52655665885959E-015</text:p>
              </table:table-cell>
              <table:table-cell office:value-type="float" office:value="1.52655665885959E-015">
                <text:p>1.52655665885959E-0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00000000000002">
                <text:p>0.100000000000002</text:p>
              </table:table-cell>
              <table:table-cell office:value-type="float" office:value="0.0996679946249572">
                <text:p>0.0996679946249572</text:p>
              </table:table-cell>
              <table:table-cell office:value-type="float" office:value="0.0996679946249573">
                <text:p>0.0996679946249573</text:p>
              </table:table-cell>
              <table:table-cell office:value-type="float" office:value="0.0996686524911635">
                <text:p>0.09966865249116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197375320224905">
                <text:p>0.197375320224905</text:p>
              </table:table-cell>
              <table:table-cell office:value-type="float" office:value="0.197375320224905">
                <text:p>0.197375320224905</text:p>
              </table:table-cell>
              <table:table-cell office:value-type="float" office:value="0.197395559849882">
                <text:p>0.1973955598498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291312612451592">
                <text:p>0.291312612451592</text:p>
              </table:table-cell>
              <table:table-cell office:value-type="float" office:value="0.291312612451592">
                <text:p>0.291312612451592</text:p>
              </table:table-cell>
              <table:table-cell office:value-type="float" office:value="0.291456794477868">
                <text:p>0.2914567944778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00000000000002">
                <text:p>0.400000000000002</text:p>
              </table:table-cell>
              <table:table-cell office:value-type="float" office:value="0.379948962255226">
                <text:p>0.379948962255226</text:p>
              </table:table-cell>
              <table:table-cell office:value-type="float" office:value="0.379948962255226">
                <text:p>0.379948962255226</text:p>
              </table:table-cell>
              <table:table-cell office:value-type="float" office:value="0.380506377112366">
                <text:p>0.3805063771123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00000000000002">
                <text:p>0.500000000000002</text:p>
              </table:table-cell>
              <table:table-cell office:value-type="float" office:value="0.462117157260011">
                <text:p>0.462117157260011</text:p>
              </table:table-cell>
              <table:table-cell office:value-type="float" office:value="0.462117157260011">
                <text:p>0.462117157260011</text:p>
              </table:table-cell>
              <table:table-cell office:value-type="float" office:value="0.463647609000807">
                <text:p>0.4636476090008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00000000000002">
                <text:p>0.600000000000002</text:p>
              </table:table-cell>
              <table:table-cell office:value-type="float" office:value="0.537049566998036">
                <text:p>0.537049566998036</text:p>
              </table:table-cell>
              <table:table-cell office:value-type="float" office:value="0.537049566998036">
                <text:p>0.537049566998036</text:p>
              </table:table-cell>
              <table:table-cell office:value-type="float" office:value="0.540419500270585">
                <text:p>0.5404195002705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00000000000002">
                <text:p>0.700000000000002</text:p>
              </table:table-cell>
              <table:table-cell office:value-type="float" office:value="0.604367777117164">
                <text:p>0.604367777117164</text:p>
              </table:table-cell>
              <table:table-cell office:value-type="float" office:value="0.604367777117164">
                <text:p>0.604367777117164</text:p>
              </table:table-cell>
              <table:table-cell office:value-type="float" office:value="0.61072596438921">
                <text:p>0.610725964389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66403677026785">
                <text:p>0.66403677026785</text:p>
              </table:table-cell>
              <table:table-cell office:value-type="float" office:value="0.66403677026785">
                <text:p>0.66403677026785</text:p>
              </table:table-cell>
              <table:table-cell office:value-type="float" office:value="0.674740942223554">
                <text:p>0.6747409422235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716297870199025">
                <text:p>0.716297870199025</text:p>
              </table:table-cell>
              <table:table-cell office:value-type="float" office:value="0.716297870199025">
                <text:p>0.716297870199025</text:p>
              </table:table-cell>
              <table:table-cell office:value-type="float" office:value="0.732815101786507">
                <text:p>0.7328151017865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761594155955765">
                <text:p>0.761594155955765</text:p>
              </table:table-cell>
              <table:table-cell office:value-type="float" office:value="0.761594155955766">
                <text:p>0.761594155955766</text:p>
              </table:table-cell>
              <table:table-cell office:value-type="float" office:value="0.785398163397449">
                <text:p>0.7853981633974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">
                <text:p>1.1</text:p>
              </table:table-cell>
              <table:table-cell office:value-type="float" office:value="0.80049902176063">
                <text:p>0.80049902176063</text:p>
              </table:table-cell>
              <table:table-cell office:value-type="float" office:value="0.80049902176063">
                <text:p>0.80049902176063</text:p>
              </table:table-cell>
              <table:table-cell office:value-type="float" office:value="0.832981266674432">
                <text:p>0.8329812666744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2">
                <text:p>1.2</text:p>
              </table:table-cell>
              <table:table-cell office:value-type="float" office:value="0.833654607012156">
                <text:p>0.833654607012156</text:p>
              </table:table-cell>
              <table:table-cell office:value-type="float" office:value="0.833654607012156">
                <text:p>0.833654607012156</text:p>
              </table:table-cell>
              <table:table-cell office:value-type="float" office:value="0.876058050598194">
                <text:p>0.8760580505981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">
                <text:p>1.3</text:p>
              </table:table-cell>
              <table:table-cell office:value-type="float" office:value="0.861723159313307">
                <text:p>0.861723159313307</text:p>
              </table:table-cell>
              <table:table-cell office:value-type="float" office:value="0.861723159313307">
                <text:p>0.861723159313307</text:p>
              </table:table-cell>
              <table:table-cell office:value-type="float" office:value="0.915100700553361">
                <text:p>0.9151007005533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4">
                <text:p>1.4</text:p>
              </table:table-cell>
              <table:table-cell office:value-type="float" office:value="0.885351648202263">
                <text:p>0.885351648202263</text:p>
              </table:table-cell>
              <table:table-cell office:value-type="float" office:value="0.885351648202263">
                <text:p>0.885351648202263</text:p>
              </table:table-cell>
              <table:table-cell office:value-type="float" office:value="0.950546840812076">
                <text:p>0.9505468408120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">
                <text:p>1.5</text:p>
              </table:table-cell>
              <table:table-cell office:value-type="float" office:value="0.905148253644867">
                <text:p>0.905148253644867</text:p>
              </table:table-cell>
              <table:table-cell office:value-type="float" office:value="0.905148253644867">
                <text:p>0.905148253644867</text:p>
              </table:table-cell>
              <table:table-cell office:value-type="float" office:value="0.98279372324733">
                <text:p>0.982793723247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6">
                <text:p>1.6</text:p>
              </table:table-cell>
              <table:table-cell office:value-type="float" office:value="0.921668554406472">
                <text:p>0.921668554406472</text:p>
              </table:table-cell>
              <table:table-cell office:value-type="float" office:value="0.921668554406472">
                <text:p>0.921668554406472</text:p>
              </table:table-cell>
              <table:table-cell office:value-type="float" office:value="1.01219701145133">
                <text:p>1.012197011451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">
                <text:p>1.7</text:p>
              </table:table-cell>
              <table:table-cell office:value-type="float" office:value="0.935409070603099">
                <text:p>0.935409070603099</text:p>
              </table:table-cell>
              <table:table-cell office:value-type="float" office:value="0.935409070603099">
                <text:p>0.935409070603099</text:p>
              </table:table-cell>
              <table:table-cell office:value-type="float" office:value="1.03907225953609">
                <text:p>1.039072259536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">
                <text:p>1.8</text:p>
              </table:table-cell>
              <table:table-cell office:value-type="float" office:value="0.946806012846269">
                <text:p>0.946806012846269</text:p>
              </table:table-cell>
              <table:table-cell office:value-type="float" office:value="0.946806012846269">
                <text:p>0.946806012846269</text:p>
              </table:table-cell>
              <table:table-cell office:value-type="float" office:value="1.06369782240256">
                <text:p>1.063697822402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">
                <text:p>1.9</text:p>
              </table:table-cell>
              <table:table-cell office:value-type="float" office:value="0.956237458127739">
                <text:p>0.956237458127739</text:p>
              </table:table-cell>
              <table:table-cell office:value-type="float" office:value="0.956237458127739">
                <text:p>0.956237458127739</text:p>
              </table:table-cell>
              <table:table-cell office:value-type="float" office:value="1.08631839775787">
                <text:p>1.086318397757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0.964027580075817">
                <text:p>0.964027580075817</text:p>
              </table:table-cell>
              <table:table-cell office:value-type="float" office:value="0.964027580075817">
                <text:p>0.964027580075817</text:p>
              </table:table-cell>
              <table:table-cell office:value-type="float" office:value="1.10714871779409">
                <text:p>1.107148717794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1">
                <text:p>2.1</text:p>
              </table:table-cell>
              <table:table-cell office:value-type="float" office:value="0.970451936613454">
                <text:p>0.970451936613454</text:p>
              </table:table-cell>
              <table:table-cell office:value-type="float" office:value="0.970451936613454">
                <text:p>0.970451936613454</text:p>
              </table:table-cell>
              <table:table-cell office:value-type="float" office:value="1.1263771168938">
                <text:p>1.12637711689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2">
                <text:p>2.2</text:p>
              </table:table-cell>
              <table:table-cell office:value-type="float" office:value="0.975743130031451">
                <text:p>0.975743130031451</text:p>
              </table:table-cell>
              <table:table-cell office:value-type="float" office:value="0.975743130031452">
                <text:p>0.975743130031452</text:p>
              </table:table-cell>
              <table:table-cell office:value-type="float" office:value="1.14416883366802">
                <text:p>1.144168833668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3">
                <text:p>2.3</text:p>
              </table:table-cell>
              <table:table-cell office:value-type="float" office:value="0.980096396266191">
                <text:p>0.980096396266191</text:p>
              </table:table-cell>
              <table:table-cell office:value-type="float" office:value="0.980096396266191">
                <text:p>0.980096396266191</text:p>
              </table:table-cell>
              <table:table-cell office:value-type="float" office:value="1.16066898625341">
                <text:p>1.160668986253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4">
                <text:p>2.4</text:p>
              </table:table-cell>
              <table:table-cell office:value-type="float" office:value="0.98367485769368">
                <text:p>0.98367485769368</text:p>
              </table:table-cell>
              <table:table-cell office:value-type="float" office:value="0.98367485769368">
                <text:p>0.98367485769368</text:p>
              </table:table-cell>
              <table:table-cell office:value-type="float" office:value="1.17600520709514">
                <text:p>1.176005207095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5">
                <text:p>2.5</text:p>
              </table:table-cell>
              <table:table-cell office:value-type="float" office:value="0.98661429815143">
                <text:p>0.98661429815143</text:p>
              </table:table-cell>
              <table:table-cell office:value-type="float" office:value="0.98661429815143">
                <text:p>0.98661429815143</text:p>
              </table:table-cell>
              <table:table-cell office:value-type="float" office:value="1.19028994968253">
                <text:p>1.190289949682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6">
                <text:p>2.6</text:p>
              </table:table-cell>
              <table:table-cell office:value-type="float" office:value="0.989027402201099">
                <text:p>0.989027402201099</text:p>
              </table:table-cell>
              <table:table-cell office:value-type="float" office:value="0.989027402201099">
                <text:p>0.989027402201099</text:p>
              </table:table-cell>
              <table:table-cell office:value-type="float" office:value="1.20362249297668">
                <text:p>1.203622492976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7">
                <text:p>2.7</text:p>
              </table:table-cell>
              <table:table-cell office:value-type="float" office:value="0.991007453678118">
                <text:p>0.991007453678118</text:p>
              </table:table-cell>
              <table:table-cell office:value-type="float" office:value="0.991007453678118">
                <text:p>0.991007453678118</text:p>
              </table:table-cell>
              <table:table-cell office:value-type="float" office:value="1.21609067478396">
                <text:p>1.216090674783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8">
                <text:p>2.8</text:p>
              </table:table-cell>
              <table:table-cell office:value-type="float" office:value="0.992631520201128">
                <text:p>0.992631520201128</text:p>
              </table:table-cell>
              <table:table-cell office:value-type="float" office:value="0.992631520201128">
                <text:p>0.992631520201128</text:p>
              </table:table-cell>
              <table:table-cell office:value-type="float" office:value="1.22777238637419">
                <text:p>1.227772386374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">
                <text:p>2.9</text:p>
              </table:table-cell>
              <table:table-cell office:value-type="float" office:value="0.993963167350583">
                <text:p>0.993963167350583</text:p>
              </table:table-cell>
              <table:table-cell office:value-type="float" office:value="0.993963167350583">
                <text:p>0.993963167350583</text:p>
              </table:table-cell>
              <table:table-cell office:value-type="float" office:value="1.23873685925201">
                <text:p>1.238736859252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0.995054753686731">
                <text:p>0.995054753686731</text:p>
              </table:table-cell>
              <table:table-cell office:value-type="float" office:value="0.99505475368673">
                <text:p>0.99505475368673</text:p>
              </table:table-cell>
              <table:table-cell office:value-type="float" office:value="1.24904577239825">
                <text:p>1.249045772398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ash_20__28_Rounded_29_" draw:display-name="Long Dash (Rounded)" draw:style="round" draw:dots1="1" draw:dots1-length="301%" draw:distance="399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0.7" chart:maximum="0.7" chart:origin="0" chart:interval-major="0.0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-0.7" chart:maximum="0.7" chart:origin="0" chart:interval-major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Long_20_Dash_20__28_Rounded_29_" svg:stroke-width="0.08cm" svg:stroke-color="#004586" svg:stroke-linecap="round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13.308cm" xlink:href=".." xlink:type="simple" chart:class="chart:scatter" chart:style-name="ch1">
        <chart:legend chart:legend-position="end" svg:x="17.406cm" svg:y="6.106cm" style:legend-expansion="high" chart:style-name="ch2"/>
        <chart:plot-area chart:style-name="ch3" table:cell-range-address="Sheet1.A2:Sheet1.C62 Sheet1.B1:Sheet1.C1" chart:data-source-has-labels="row" svg:x="0.404cm" svg:y="0.266cm" svg:width="16.598cm" svg:height="12.776cm">
          <chart:coordinate-region svg:x="0.958cm" svg:y="0.466cm" svg:width="15.903cm" svg:height="12.377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B2:Sheet1.B62" chart:label-cell-address="Sheet1.B1:Sheet1.B1" chart:class="chart:scatter">
            <chart:domain table:cell-range-address="Sheet1.A2:Sheet1.A62"/>
            <chart:data-point chart:repeated="61"/>
          </chart:series>
          <chart:series chart:style-name="ch8" chart:values-cell-range-address="Sheet1.C2:Sheet1.C62" chart:label-cell-address="Sheet1.C1:Sheet1.C1" chart:class="chart:scatter">
            <chart:data-point chart:repeated="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g</text:p>
                <draw:g>
                  <svg:desc>Sheet1.B1:Sheet1.B1</svg:desc>
                </draw:g>
              </table:table-cell>
              <table:table-cell office:value-type="string">
                <text:p>tanh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">
                <text:p>-3</text:p>
                <draw:g>
                  <svg:desc>Sheet1.A2:Sheet1.A62</svg:desc>
                </draw:g>
              </table:table-cell>
              <table:table-cell office:value-type="float" office:value="-0.99505475368673">
                <text:p>-0.99505475368673</text:p>
                <draw:g>
                  <svg:desc>Sheet1.B2:Sheet1.B62</svg:desc>
                </draw:g>
              </table:table-cell>
              <table:table-cell office:value-type="float" office:value="-0.99505475368673">
                <text:p>-0.99505475368673</text:p>
                <draw:g>
                  <svg:desc>Sheet1.C2:Sheet1.C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9">
                <text:p>-2.9</text:p>
              </table:table-cell>
              <table:table-cell office:value-type="float" office:value="-0.993963167350583">
                <text:p>-0.993963167350583</text:p>
              </table:table-cell>
              <table:table-cell office:value-type="float" office:value="-0.993963167350583">
                <text:p>-0.9939631673505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8">
                <text:p>-2.8</text:p>
              </table:table-cell>
              <table:table-cell office:value-type="float" office:value="-0.992631520201128">
                <text:p>-0.992631520201128</text:p>
              </table:table-cell>
              <table:table-cell office:value-type="float" office:value="-0.992631520201128">
                <text:p>-0.992631520201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7">
                <text:p>-2.7</text:p>
              </table:table-cell>
              <table:table-cell office:value-type="float" office:value="-0.991007453678118">
                <text:p>-0.991007453678118</text:p>
              </table:table-cell>
              <table:table-cell office:value-type="float" office:value="-0.991007453678118">
                <text:p>-0.9910074536781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6">
                <text:p>-2.6</text:p>
              </table:table-cell>
              <table:table-cell office:value-type="float" office:value="-0.989027402201099">
                <text:p>-0.989027402201099</text:p>
              </table:table-cell>
              <table:table-cell office:value-type="float" office:value="-0.989027402201099">
                <text:p>-0.9890274022010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5">
                <text:p>-2.5</text:p>
              </table:table-cell>
              <table:table-cell office:value-type="float" office:value="-0.98661429815143">
                <text:p>-0.98661429815143</text:p>
              </table:table-cell>
              <table:table-cell office:value-type="float" office:value="-0.98661429815143">
                <text:p>-0.98661429815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4">
                <text:p>-2.4</text:p>
              </table:table-cell>
              <table:table-cell office:value-type="float" office:value="-0.98367485769368">
                <text:p>-0.98367485769368</text:p>
              </table:table-cell>
              <table:table-cell office:value-type="float" office:value="-0.98367485769368">
                <text:p>-0.98367485769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3">
                <text:p>-2.3</text:p>
              </table:table-cell>
              <table:table-cell office:value-type="float" office:value="-0.980096396266191">
                <text:p>-0.980096396266191</text:p>
              </table:table-cell>
              <table:table-cell office:value-type="float" office:value="-0.980096396266191">
                <text:p>-0.9800963962661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2">
                <text:p>-2.2</text:p>
              </table:table-cell>
              <table:table-cell office:value-type="float" office:value="-0.975743130031452">
                <text:p>-0.975743130031452</text:p>
              </table:table-cell>
              <table:table-cell office:value-type="float" office:value="-0.975743130031452">
                <text:p>-0.9757431300314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1">
                <text:p>-2.1</text:p>
              </table:table-cell>
              <table:table-cell office:value-type="float" office:value="-0.970451936613454">
                <text:p>-0.970451936613454</text:p>
              </table:table-cell>
              <table:table-cell office:value-type="float" office:value="-0.970451936613454">
                <text:p>-0.9704519366134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-0.964027580075817">
                <text:p>-0.964027580075817</text:p>
              </table:table-cell>
              <table:table-cell office:value-type="float" office:value="-0.964027580075817">
                <text:p>-0.9640275800758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9">
                <text:p>-1.9</text:p>
              </table:table-cell>
              <table:table-cell office:value-type="float" office:value="-0.956237458127739">
                <text:p>-0.956237458127739</text:p>
              </table:table-cell>
              <table:table-cell office:value-type="float" office:value="-0.956237458127739">
                <text:p>-0.9562374581277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8">
                <text:p>-1.8</text:p>
              </table:table-cell>
              <table:table-cell office:value-type="float" office:value="-0.946806012846268">
                <text:p>-0.946806012846268</text:p>
              </table:table-cell>
              <table:table-cell office:value-type="float" office:value="-0.946806012846268">
                <text:p>-0.9468060128462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7">
                <text:p>-1.7</text:p>
              </table:table-cell>
              <table:table-cell office:value-type="float" office:value="-0.935409070603099">
                <text:p>-0.935409070603099</text:p>
              </table:table-cell>
              <table:table-cell office:value-type="float" office:value="-0.935409070603099">
                <text:p>-0.9354090706030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6">
                <text:p>-1.6</text:p>
              </table:table-cell>
              <table:table-cell office:value-type="float" office:value="-0.921668554406471">
                <text:p>-0.921668554406471</text:p>
              </table:table-cell>
              <table:table-cell office:value-type="float" office:value="-0.921668554406471">
                <text:p>-0.9216685544064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5">
                <text:p>-1.5</text:p>
              </table:table-cell>
              <table:table-cell office:value-type="float" office:value="-0.905148253644866">
                <text:p>-0.905148253644866</text:p>
              </table:table-cell>
              <table:table-cell office:value-type="float" office:value="-0.905148253644866">
                <text:p>-0.9051482536448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4">
                <text:p>-1.4</text:p>
              </table:table-cell>
              <table:table-cell office:value-type="float" office:value="-0.885351648202262">
                <text:p>-0.885351648202262</text:p>
              </table:table-cell>
              <table:table-cell office:value-type="float" office:value="-0.885351648202262">
                <text:p>-0.8853516482022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3">
                <text:p>-1.3</text:p>
              </table:table-cell>
              <table:table-cell office:value-type="float" office:value="-0.861723159313306">
                <text:p>-0.861723159313306</text:p>
              </table:table-cell>
              <table:table-cell office:value-type="float" office:value="-0.861723159313306">
                <text:p>-0.861723159313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2">
                <text:p>-1.2</text:p>
              </table:table-cell>
              <table:table-cell office:value-type="float" office:value="-0.833654607012155">
                <text:p>-0.833654607012155</text:p>
              </table:table-cell>
              <table:table-cell office:value-type="float" office:value="-0.833654607012155">
                <text:p>-0.8336546070121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1">
                <text:p>-1.1</text:p>
              </table:table-cell>
              <table:table-cell office:value-type="float" office:value="-0.800499021760629">
                <text:p>-0.800499021760629</text:p>
              </table:table-cell>
              <table:table-cell office:value-type="float" office:value="-0.800499021760629">
                <text:p>-0.8004990217606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999999999999998">
                <text:p>-0.999999999999998</text:p>
              </table:table-cell>
              <table:table-cell office:value-type="float" office:value="-0.761594155955764">
                <text:p>-0.761594155955764</text:p>
              </table:table-cell>
              <table:table-cell office:value-type="float" office:value="-0.761594155955764">
                <text:p>-0.7615941559557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899999999999998">
                <text:p>-0.899999999999998</text:p>
              </table:table-cell>
              <table:table-cell office:value-type="float" office:value="-0.716297870199024">
                <text:p>-0.716297870199024</text:p>
              </table:table-cell>
              <table:table-cell office:value-type="float" office:value="-0.716297870199024">
                <text:p>-0.7162978701990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99999999999998">
                <text:p>-0.799999999999998</text:p>
              </table:table-cell>
              <table:table-cell office:value-type="float" office:value="-0.664036770267848">
                <text:p>-0.664036770267848</text:p>
              </table:table-cell>
              <table:table-cell office:value-type="float" office:value="-0.664036770267848">
                <text:p>-0.6640367702678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699999999999998">
                <text:p>-0.699999999999998</text:p>
              </table:table-cell>
              <table:table-cell office:value-type="float" office:value="-0.604367777117163">
                <text:p>-0.604367777117163</text:p>
              </table:table-cell>
              <table:table-cell office:value-type="float" office:value="-0.604367777117163">
                <text:p>-0.6043677771171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599999999999998">
                <text:p>-0.599999999999998</text:p>
              </table:table-cell>
              <table:table-cell office:value-type="float" office:value="-0.537049566998034">
                <text:p>-0.537049566998034</text:p>
              </table:table-cell>
              <table:table-cell office:value-type="float" office:value="-0.537049566998034">
                <text:p>-0.5370495669980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499999999999998">
                <text:p>-0.499999999999998</text:p>
              </table:table-cell>
              <table:table-cell office:value-type="float" office:value="-0.462117157260009">
                <text:p>-0.462117157260009</text:p>
              </table:table-cell>
              <table:table-cell office:value-type="float" office:value="-0.462117157260009">
                <text:p>-0.4621171572600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399999999999998">
                <text:p>-0.399999999999998</text:p>
              </table:table-cell>
              <table:table-cell office:value-type="float" office:value="-0.379948962255224">
                <text:p>-0.379948962255224</text:p>
              </table:table-cell>
              <table:table-cell office:value-type="float" office:value="-0.379948962255224">
                <text:p>-0.3799489622552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299999999999998">
                <text:p>-0.299999999999998</text:p>
              </table:table-cell>
              <table:table-cell office:value-type="float" office:value="-0.29131261245159">
                <text:p>-0.29131261245159</text:p>
              </table:table-cell>
              <table:table-cell office:value-type="float" office:value="-0.291312612451589">
                <text:p>-0.2913126124515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99999999999998">
                <text:p>-0.199999999999998</text:p>
              </table:table-cell>
              <table:table-cell office:value-type="float" office:value="-0.197375320224903">
                <text:p>-0.197375320224903</text:p>
              </table:table-cell>
              <table:table-cell office:value-type="float" office:value="-0.197375320224903">
                <text:p>-0.1973753202249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999999999999985">
                <text:p>-0.0999999999999985</text:p>
              </table:table-cell>
              <table:table-cell office:value-type="float" office:value="-0.0996679946249543">
                <text:p>-0.0996679946249543</text:p>
              </table:table-cell>
              <table:table-cell office:value-type="float" office:value="-0.0996679946249543">
                <text:p>-0.09966799462495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2655665885959E-015">
                <text:p>1.52655665885959E-015</text:p>
              </table:table-cell>
              <table:table-cell office:value-type="float" office:value="0">
                <text:p>0</text:p>
              </table:table-cell>
              <table:table-cell office:value-type="float" office:value="1.52655665885959E-015">
                <text:p>1.52655665885959E-0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00000000000002">
                <text:p>0.100000000000002</text:p>
              </table:table-cell>
              <table:table-cell office:value-type="float" office:value="0.0996679946249572">
                <text:p>0.0996679946249572</text:p>
              </table:table-cell>
              <table:table-cell office:value-type="float" office:value="0.0996679946249573">
                <text:p>0.09966799462495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197375320224905">
                <text:p>0.197375320224905</text:p>
              </table:table-cell>
              <table:table-cell office:value-type="float" office:value="0.197375320224905">
                <text:p>0.1973753202249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291312612451592">
                <text:p>0.291312612451592</text:p>
              </table:table-cell>
              <table:table-cell office:value-type="float" office:value="0.291312612451592">
                <text:p>0.2913126124515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00000000000002">
                <text:p>0.400000000000002</text:p>
              </table:table-cell>
              <table:table-cell office:value-type="float" office:value="0.379948962255226">
                <text:p>0.379948962255226</text:p>
              </table:table-cell>
              <table:table-cell office:value-type="float" office:value="0.379948962255226">
                <text:p>0.3799489622552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00000000000002">
                <text:p>0.500000000000002</text:p>
              </table:table-cell>
              <table:table-cell office:value-type="float" office:value="0.462117157260011">
                <text:p>0.462117157260011</text:p>
              </table:table-cell>
              <table:table-cell office:value-type="float" office:value="0.462117157260011">
                <text:p>0.4621171572600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00000000000002">
                <text:p>0.600000000000002</text:p>
              </table:table-cell>
              <table:table-cell office:value-type="float" office:value="0.537049566998036">
                <text:p>0.537049566998036</text:p>
              </table:table-cell>
              <table:table-cell office:value-type="float" office:value="0.537049566998036">
                <text:p>0.5370495669980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00000000000002">
                <text:p>0.700000000000002</text:p>
              </table:table-cell>
              <table:table-cell office:value-type="float" office:value="0.604367777117164">
                <text:p>0.604367777117164</text:p>
              </table:table-cell>
              <table:table-cell office:value-type="float" office:value="0.604367777117164">
                <text:p>0.6043677771171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66403677026785">
                <text:p>0.66403677026785</text:p>
              </table:table-cell>
              <table:table-cell office:value-type="float" office:value="0.66403677026785">
                <text:p>0.664036770267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716297870199025">
                <text:p>0.716297870199025</text:p>
              </table:table-cell>
              <table:table-cell office:value-type="float" office:value="0.716297870199025">
                <text:p>0.7162978701990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761594155955765">
                <text:p>0.761594155955765</text:p>
              </table:table-cell>
              <table:table-cell office:value-type="float" office:value="0.761594155955766">
                <text:p>0.7615941559557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">
                <text:p>1.1</text:p>
              </table:table-cell>
              <table:table-cell office:value-type="float" office:value="0.80049902176063">
                <text:p>0.80049902176063</text:p>
              </table:table-cell>
              <table:table-cell office:value-type="float" office:value="0.80049902176063">
                <text:p>0.800499021760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2">
                <text:p>1.2</text:p>
              </table:table-cell>
              <table:table-cell office:value-type="float" office:value="0.833654607012156">
                <text:p>0.833654607012156</text:p>
              </table:table-cell>
              <table:table-cell office:value-type="float" office:value="0.833654607012156">
                <text:p>0.8336546070121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">
                <text:p>1.3</text:p>
              </table:table-cell>
              <table:table-cell office:value-type="float" office:value="0.861723159313307">
                <text:p>0.861723159313307</text:p>
              </table:table-cell>
              <table:table-cell office:value-type="float" office:value="0.861723159313307">
                <text:p>0.8617231593133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4">
                <text:p>1.4</text:p>
              </table:table-cell>
              <table:table-cell office:value-type="float" office:value="0.885351648202263">
                <text:p>0.885351648202263</text:p>
              </table:table-cell>
              <table:table-cell office:value-type="float" office:value="0.885351648202263">
                <text:p>0.8853516482022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">
                <text:p>1.5</text:p>
              </table:table-cell>
              <table:table-cell office:value-type="float" office:value="0.905148253644867">
                <text:p>0.905148253644867</text:p>
              </table:table-cell>
              <table:table-cell office:value-type="float" office:value="0.905148253644867">
                <text:p>0.9051482536448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6">
                <text:p>1.6</text:p>
              </table:table-cell>
              <table:table-cell office:value-type="float" office:value="0.921668554406472">
                <text:p>0.921668554406472</text:p>
              </table:table-cell>
              <table:table-cell office:value-type="float" office:value="0.921668554406472">
                <text:p>0.9216685544064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">
                <text:p>1.7</text:p>
              </table:table-cell>
              <table:table-cell office:value-type="float" office:value="0.935409070603099">
                <text:p>0.935409070603099</text:p>
              </table:table-cell>
              <table:table-cell office:value-type="float" office:value="0.935409070603099">
                <text:p>0.9354090706030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">
                <text:p>1.8</text:p>
              </table:table-cell>
              <table:table-cell office:value-type="float" office:value="0.946806012846269">
                <text:p>0.946806012846269</text:p>
              </table:table-cell>
              <table:table-cell office:value-type="float" office:value="0.946806012846269">
                <text:p>0.9468060128462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">
                <text:p>1.9</text:p>
              </table:table-cell>
              <table:table-cell office:value-type="float" office:value="0.956237458127739">
                <text:p>0.956237458127739</text:p>
              </table:table-cell>
              <table:table-cell office:value-type="float" office:value="0.956237458127739">
                <text:p>0.9562374581277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0.964027580075817">
                <text:p>0.964027580075817</text:p>
              </table:table-cell>
              <table:table-cell office:value-type="float" office:value="0.964027580075817">
                <text:p>0.9640275800758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1">
                <text:p>2.1</text:p>
              </table:table-cell>
              <table:table-cell office:value-type="float" office:value="0.970451936613454">
                <text:p>0.970451936613454</text:p>
              </table:table-cell>
              <table:table-cell office:value-type="float" office:value="0.970451936613454">
                <text:p>0.9704519366134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2">
                <text:p>2.2</text:p>
              </table:table-cell>
              <table:table-cell office:value-type="float" office:value="0.975743130031451">
                <text:p>0.975743130031451</text:p>
              </table:table-cell>
              <table:table-cell office:value-type="float" office:value="0.975743130031452">
                <text:p>0.9757431300314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3">
                <text:p>2.3</text:p>
              </table:table-cell>
              <table:table-cell office:value-type="float" office:value="0.980096396266191">
                <text:p>0.980096396266191</text:p>
              </table:table-cell>
              <table:table-cell office:value-type="float" office:value="0.980096396266191">
                <text:p>0.9800963962661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4">
                <text:p>2.4</text:p>
              </table:table-cell>
              <table:table-cell office:value-type="float" office:value="0.98367485769368">
                <text:p>0.98367485769368</text:p>
              </table:table-cell>
              <table:table-cell office:value-type="float" office:value="0.98367485769368">
                <text:p>0.983674857693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5">
                <text:p>2.5</text:p>
              </table:table-cell>
              <table:table-cell office:value-type="float" office:value="0.98661429815143">
                <text:p>0.98661429815143</text:p>
              </table:table-cell>
              <table:table-cell office:value-type="float" office:value="0.98661429815143">
                <text:p>0.986614298151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6">
                <text:p>2.6</text:p>
              </table:table-cell>
              <table:table-cell office:value-type="float" office:value="0.989027402201099">
                <text:p>0.989027402201099</text:p>
              </table:table-cell>
              <table:table-cell office:value-type="float" office:value="0.989027402201099">
                <text:p>0.9890274022010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7">
                <text:p>2.7</text:p>
              </table:table-cell>
              <table:table-cell office:value-type="float" office:value="0.991007453678118">
                <text:p>0.991007453678118</text:p>
              </table:table-cell>
              <table:table-cell office:value-type="float" office:value="0.991007453678118">
                <text:p>0.9910074536781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8">
                <text:p>2.8</text:p>
              </table:table-cell>
              <table:table-cell office:value-type="float" office:value="0.992631520201128">
                <text:p>0.992631520201128</text:p>
              </table:table-cell>
              <table:table-cell office:value-type="float" office:value="0.992631520201128">
                <text:p>0.9926315202011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">
                <text:p>2.9</text:p>
              </table:table-cell>
              <table:table-cell office:value-type="float" office:value="0.993963167350583">
                <text:p>0.993963167350583</text:p>
              </table:table-cell>
              <table:table-cell office:value-type="float" office:value="0.993963167350583">
                <text:p>0.9939631673505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0.995054753686731">
                <text:p>0.995054753686731</text:p>
              </table:table-cell>
              <table:table-cell office:value-type="float" office:value="0.99505475368673">
                <text:p>0.995054753686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ash_20__28_Rounded_29_" draw:display-name="Long Dash (Rounded)" draw:style="round" draw:dots1="1" draw:dots1-length="301%" draw:distance="399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933cm" svg:height="9cm" xlink:href=".." xlink:type="simple" chart:class="chart:scatter" chart:style-name="ch1">
        <chart:legend chart:legend-position="end" svg:x="12.107cm" svg:y="3.703cm" style:legend-expansion="high" chart:style-name="ch2"/>
        <chart:plot-area chart:style-name="ch3" table:cell-range-address="Sheet1.A72:Sheet1.A123 Sheet1.D72:Sheet1.F123" chart:data-source-has-labels="row" svg:x="0.298cm" svg:y="0.18cm" svg:width="11.511cm" svg:height="8.64cm">
          <chart:coordinate-region svg:x="1.131cm" svg:y="0.379cm" svg:width="10.438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73:Sheet1.D123" chart:label-cell-address="Sheet1.D72:Sheet1.D72" chart:class="chart:scatter">
            <chart:domain table:cell-range-address="Sheet1.A73:Sheet1.A123"/>
            <chart:data-point chart:repeated="51"/>
          </chart:series>
          <chart:series chart:style-name="ch8" chart:values-cell-range-address="Sheet1.E73:Sheet1.E123" chart:label-cell-address="Sheet1.E72:Sheet1.E72" chart:class="chart:scatter">
            <chart:data-point chart:repeated="51"/>
          </chart:series>
          <chart:series chart:style-name="ch9" chart:values-cell-range-address="Sheet1.F73:Sheet1.F123" chart:label-cell-address="Sheet1.F72:Sheet1.F72" chart:class="chart:scatter">
            <chart:data-point chart:repeated="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n</text:p>
                <draw:g>
                  <svg:desc>Sheet1.D72:Sheet1.D72</svg:desc>
                </draw:g>
              </table:table-cell>
              <table:table-cell office:value-type="string">
                <text:p>Sin^(1/p)</text:p>
                <draw:g>
                  <svg:desc>Sheet1.E72:Sheet1.E72</svg:desc>
                </draw:g>
              </table:table-cell>
              <table:table-cell office:value-type="string">
                <text:p>sin(x*2*p)</text:p>
                <draw:g>
                  <svg:desc>Sheet1.F72:Sheet1.F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73:Sheet1.A123</svg:desc>
                </draw:g>
              </table:table-cell>
              <table:table-cell office:value-type="float" office:value="0">
                <text:p>0</text:p>
                <draw:g>
                  <svg:desc>Sheet1.D73:Sheet1.D123</svg:desc>
                </draw:g>
              </table:table-cell>
              <table:table-cell office:value-type="float" office:value="0">
                <text:p>0</text:p>
                <draw:g>
                  <svg:desc>Sheet1.E73:Sheet1.E123</svg:desc>
                </draw:g>
              </table:table-cell>
              <table:table-cell office:value-type="float" office:value="0">
                <text:p>0</text:p>
                <draw:g>
                  <svg:desc>Sheet1.F73:Sheet1.F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627905195293134">
                <text:p>0.0627905195293134</text:p>
              </table:table-cell>
              <table:table-cell office:value-type="float" office:value="0.250580365410607">
                <text:p>0.250580365410607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354024340355722">
                <text:p>0.354024340355722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187381314585725">
                <text:p>0.187381314585725</text:p>
              </table:table-cell>
              <table:table-cell office:value-type="float" office:value="0.432875634086425">
                <text:p>0.432875634086425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498688166257086">
                <text:p>0.498688166257086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555892970251421">
                <text:p>0.555892970251421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0.606732686349333">
                <text:p>0.606732686349333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425779291565073">
                <text:p>0.425779291565073</text:p>
              </table:table-cell>
              <table:table-cell office:value-type="float" office:value="0.652517656132823">
                <text:p>0.652517656132823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0.694084774434446">
                <text:p>0.694084774434446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535826794978997">
                <text:p>0.535826794978997</text:p>
              </table:table-cell>
              <table:table-cell office:value-type="float" office:value="0.732001909136169">
                <text:p>0.732001909136169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766671541334666">
                <text:p>0.766671541334666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0.798388370248897">
                <text:p>0.798388370248897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684547105928688">
                <text:p>0.684547105928688</text:p>
              </table:table-cell>
              <table:table-cell office:value-type="float" office:value="0.82737361930913">
                <text:p>0.82737361930913</text:p>
              </table:table-cell>
              <table:table-cell office:value-type="float" office:value="0.125333233564305">
                <text:p>0.1253332335643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728968627421411">
                <text:p>0.728968627421411</text:p>
              </table:table-cell>
              <table:table-cell office:value-type="float" office:value="0.853796596046981">
                <text:p>0.853796596046981</text:p>
              </table:table-cell>
              <table:table-cell office:value-type="float" office:value="-0.125333233564303">
                <text:p>-0.1253332335643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877788837235806">
                <text:p>0.877788837235806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899453719973934">
                <text:p>0.899453719973934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918873182491477">
                <text:p>0.918873182491477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876306680043864">
                <text:p>0.876306680043864</text:p>
              </table:table-cell>
              <table:table-cell office:value-type="float" office:value="0.93611253599333">
                <text:p>0.93611253599333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951223975973072">
                <text:p>0.95122397597307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929776485888251">
                <text:p>0.929776485888251</text:p>
              </table:table-cell>
              <table:table-cell office:value-type="float" office:value="0.964249182466986">
                <text:p>0.964249182466986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975221265300933">
                <text:p>0.975221265300933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0.984166226370643">
                <text:p>0.984166226370643</text:p>
              </table:table-cell>
              <table:table-cell office:value-type="float" office:value="-0.844327925502014">
                <text:p>-0.8443279255020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991104056458598">
                <text:p>0.991104056458598</text:p>
              </table:table-cell>
              <table:table-cell office:value-type="float" office:value="-0.684547105928688">
                <text:p>-0.6845471059286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0.996049547620236">
                <text:p>0.996049547620236</text:p>
              </table:table-cell>
              <table:table-cell office:value-type="float" office:value="-0.481753674101714">
                <text:p>-0.4817536741017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999012877008235">
                <text:p>0.999012877008235</text:p>
              </table:table-cell>
              <table:table-cell office:value-type="float" office:value="-0.248689887164853">
                <text:p>-0.2486898871648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53142747957078E-015">
                <text:p>1.53142747957078E-0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999012877008235">
                <text:p>0.999012877008235</text:p>
              </table:table-cell>
              <table:table-cell office:value-type="float" office:value="0.248689887164856">
                <text:p>0.2486898871648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0.996049547620236">
                <text:p>0.996049547620236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991104056458598">
                <text:p>0.991104056458598</text:p>
              </table:table-cell>
              <table:table-cell office:value-type="float" office:value="0.68454710592869">
                <text:p>0.684547105928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0.984166226370643">
                <text:p>0.984166226370643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975221265300933">
                <text:p>0.975221265300933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929776485888251">
                <text:p>0.929776485888251</text:p>
              </table:table-cell>
              <table:table-cell office:value-type="float" office:value="0.964249182466986">
                <text:p>0.964249182466986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904827052466019">
                <text:p>0.904827052466019</text:p>
              </table:table-cell>
              <table:table-cell office:value-type="float" office:value="0.951223975973072">
                <text:p>0.951223975973072</text:p>
              </table:table-cell>
              <table:table-cell office:value-type="float" office:value="0.982287250728688">
                <text:p>0.9822872507286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876306680043863">
                <text:p>0.876306680043863</text:p>
              </table:table-cell>
              <table:table-cell office:value-type="float" office:value="0.93611253599333">
                <text:p>0.93611253599333</text:p>
              </table:table-cell>
              <table:table-cell office:value-type="float" office:value="0.904827052466018">
                <text:p>0.9048270524660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918873182491477">
                <text:p>0.918873182491477</text:p>
              </table:table-cell>
              <table:table-cell office:value-type="float" office:value="0.770513242775787">
                <text:p>0.7705132427757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899453719973933">
                <text:p>0.899453719973933</text:p>
              </table:table-cell>
              <table:table-cell office:value-type="float" office:value="0.587785252292471">
                <text:p>0.5877852522924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877788837235806">
                <text:p>0.877788837235806</text:p>
              </table:table-cell>
              <table:table-cell office:value-type="float" office:value="0.368124552684675">
                <text:p>0.3681245526846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728968627421411">
                <text:p>0.728968627421411</text:p>
              </table:table-cell>
              <table:table-cell office:value-type="float" office:value="0.853796596046981">
                <text:p>0.853796596046981</text:p>
              </table:table-cell>
              <table:table-cell office:value-type="float" office:value="0.1253332335643">
                <text:p>0.12533323356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684547105928688">
                <text:p>0.684547105928688</text:p>
              </table:table-cell>
              <table:table-cell office:value-type="float" office:value="0.827373619309129">
                <text:p>0.827373619309129</text:p>
              </table:table-cell>
              <table:table-cell office:value-type="float" office:value="-0.125333233564308">
                <text:p>-0.1253332335643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637423989748689">
                <text:p>0.637423989748689</text:p>
              </table:table-cell>
              <table:table-cell office:value-type="float" office:value="0.798388370248896">
                <text:p>0.798388370248896</text:p>
              </table:table-cell>
              <table:table-cell office:value-type="float" office:value="-0.368124552684682">
                <text:p>-0.3681245526846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587785252292472">
                <text:p>0.587785252292472</text:p>
              </table:table-cell>
              <table:table-cell office:value-type="float" office:value="0.766671541334666">
                <text:p>0.766671541334666</text:p>
              </table:table-cell>
              <table:table-cell office:value-type="float" office:value="-0.587785252292477">
                <text:p>-0.5877852522924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535826794978996">
                <text:p>0.535826794978996</text:p>
              </table:table-cell>
              <table:table-cell office:value-type="float" office:value="0.732001909136169">
                <text:p>0.732001909136169</text:p>
              </table:table-cell>
              <table:table-cell office:value-type="float" office:value="-0.770513242775793">
                <text:p>-0.7705132427757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481753674101714">
                <text:p>0.481753674101714</text:p>
              </table:table-cell>
              <table:table-cell office:value-type="float" office:value="0.694084774434445">
                <text:p>0.694084774434445</text:p>
              </table:table-cell>
              <table:table-cell office:value-type="float" office:value="-0.904827052466022">
                <text:p>-0.9048270524660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425779291565072">
                <text:p>0.425779291565072</text:p>
              </table:table-cell>
              <table:table-cell office:value-type="float" office:value="0.652517656132822">
                <text:p>0.65251765613282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368124552684677">
                <text:p>0.368124552684677</text:p>
              </table:table-cell>
              <table:table-cell office:value-type="float" office:value="0.606732686349332">
                <text:p>0.606732686349332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309016994374946">
                <text:p>0.309016994374946</text:p>
              </table:table-cell>
              <table:table-cell office:value-type="float" office:value="0.55589297025142">
                <text:p>0.55589297025142</text:p>
              </table:table-cell>
              <table:table-cell office:value-type="float" office:value="-0.951056516295152">
                <text:p>-0.9510565162951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248689887164854">
                <text:p>0.248689887164854</text:p>
              </table:table-cell>
              <table:table-cell office:value-type="float" office:value="0.498688166257084">
                <text:p>0.498688166257084</text:p>
              </table:table-cell>
              <table:table-cell office:value-type="float" office:value="-0.844327925502012">
                <text:p>-0.8443279255020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187381314585723">
                <text:p>0.187381314585723</text:p>
              </table:table-cell>
              <table:table-cell office:value-type="float" office:value="0.432875634086424">
                <text:p>0.432875634086424</text:p>
              </table:table-cell>
              <table:table-cell office:value-type="float" office:value="-0.684547105928685">
                <text:p>-0.6845471059286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125333233564303">
                <text:p>0.125333233564303</text:p>
              </table:table-cell>
              <table:table-cell office:value-type="float" office:value="0.35402434035572">
                <text:p>0.35402434035572</text:p>
              </table:table-cell>
              <table:table-cell office:value-type="float" office:value="-0.48175367410171">
                <text:p>-0.481753674101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627905195293118">
                <text:p>0.0627905195293118</text:p>
              </table:table-cell>
              <table:table-cell office:value-type="float" office:value="0.250580365410604">
                <text:p>0.250580365410604</text:p>
              </table:table-cell>
              <table:table-cell office:value-type="float" office:value="-0.248689887164849">
                <text:p>-0.2486898871648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-1.20980294963545E-015">
                <text:p>-1.20980294963545E-015</text:p>
              </table:table-cell>
              <table:table-cell office:value-type="float" office:value="NaN">
                <text:p>NaN</text:p>
              </table:table-cell>
              <table:table-cell office:value-type="float" office:value="4.83921179854181E-015">
                <text:p>4.83921179854181E-0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ash_20__28_Rounded_29_" draw:display-name="Long Dash (Rounded)" draw:style="round" draw:dots1="1" draw:dots1-length="301%" draw:distance="399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3.703cm" style:legend-expansion="high" chart:style-name="ch2"/>
        <chart:plot-area chart:style-name="ch3" table:cell-range-address="Sheet1.O72:Sheet1.O123 Sheet1.S72:Sheet1.U123" chart:data-source-has-labels="row" svg:x="0.32cm" svg:y="0.18cm" svg:width="12.481cm" svg:height="8.64cm">
          <chart:coordinate-region svg:x="1.153cm" svg:y="0.38cm" svg:width="11.408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S73:Sheet1.S123" chart:label-cell-address="Sheet1.S72:Sheet1.S72" chart:class="chart:scatter">
            <chart:domain table:cell-range-address="Sheet1.O73:Sheet1.O123"/>
            <chart:data-point chart:repeated="51"/>
          </chart:series>
          <chart:series chart:style-name="ch8" chart:values-cell-range-address="Sheet1.T73:Sheet1.T123" chart:label-cell-address="Sheet1.T72:Sheet1.T72" chart:class="chart:scatter">
            <chart:data-point chart:repeated="51"/>
          </chart:series>
          <chart:series chart:style-name="ch9" chart:values-cell-range-address="Sheet1.U73:Sheet1.U123" chart:label-cell-address="Sheet1.U72:Sheet1.U72" chart:class="chart:scatter">
            <chart:data-point chart:repeated="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sin</text:p>
                <draw:g>
                  <svg:desc>Sheet1.S72:Sheet1.S72</svg:desc>
                </draw:g>
              </table:table-cell>
              <table:table-cell office:value-type="string">
                <text:p>sin(x^p)</text:p>
                <draw:g>
                  <svg:desc>Sheet1.T72:Sheet1.T72</svg:desc>
                </draw:g>
              </table:table-cell>
              <table:table-cell office:value-type="string">
                <text:p>sin(x^p)^k</text:p>
                <draw:g>
                  <svg:desc>Sheet1.U72:Sheet1.U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O73:Sheet1.O123</svg:desc>
                </draw:g>
              </table:table-cell>
              <table:table-cell office:value-type="float" office:value="0">
                <text:p>0</text:p>
                <draw:g>
                  <svg:desc>Sheet1.S73:Sheet1.S123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T73:Sheet1.T123</svg:desc>
                </draw:g>
              </table:table-cell>
              <table:table-cell office:value-type="float" office:value="0.0256330972480305">
                <text:p>0.0256330972480305</text:p>
                <draw:g>
                  <svg:desc>Sheet1.U73:Sheet1.U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627905195293134">
                <text:p>0.0627905195293134</text:p>
              </table:table-cell>
              <table:table-cell office:value-type="float" office:value="0.183701561204845">
                <text:p>0.183701561204845</text:p>
              </table:table-cell>
              <table:table-cell office:value-type="float" office:value="0.844133789306515">
                <text:p>0.844133789306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35425056111871">
                <text:p>0.35425056111871</text:p>
              </table:table-cell>
              <table:table-cell office:value-type="float" office:value="0.901428022329996">
                <text:p>0.901428022329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187381314585725">
                <text:p>0.187381314585725</text:p>
              </table:table-cell>
              <table:table-cell office:value-type="float" office:value="0.50746136501357">
                <text:p>0.50746136501357</text:p>
              </table:table-cell>
              <table:table-cell office:value-type="float" office:value="0.934416069021097">
                <text:p>0.9344160690210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640594444201603">
                <text:p>0.640594444201603</text:p>
              </table:table-cell>
              <table:table-cell office:value-type="float" office:value="0.956441290528082">
                <text:p>0.9564412905280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752184937064111">
                <text:p>0.752184937064111</text:p>
              </table:table-cell>
              <table:table-cell office:value-type="float" office:value="0.971924350910318">
                <text:p>0.9719243509103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0.841841015749042">
                <text:p>0.841841015749042</text:p>
              </table:table-cell>
              <table:table-cell office:value-type="float" office:value="0.982930945533504">
                <text:p>0.982930945533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425779291565073">
                <text:p>0.425779291565073</text:p>
              </table:table-cell>
              <table:table-cell office:value-type="float" office:value="0.910033055841251">
                <text:p>0.910033055841251</text:p>
              </table:table-cell>
              <table:table-cell office:value-type="float" office:value="0.99061686344921">
                <text:p>0.990616863449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0.957889073458895">
                <text:p>0.957889073458895</text:p>
              </table:table-cell>
              <table:table-cell office:value-type="float" office:value="0.995706912019723">
                <text:p>0.9957069120197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535826794978997">
                <text:p>0.535826794978997</text:p>
              </table:table-cell>
              <table:table-cell office:value-type="float" office:value="0.987006913066132">
                <text:p>0.987006913066132</text:p>
              </table:table-cell>
              <table:table-cell office:value-type="float" office:value="0.998693031283168">
                <text:p>0.9986930312831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999289472640589">
                <text:p>0.999289472640589</text:p>
              </table:table-cell>
              <table:table-cell office:value-type="float" office:value="0.99992892453562">
                <text:p>0.999928924535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0.996805920427988">
                <text:p>0.996805920427988</text:p>
              </table:table-cell>
              <table:table-cell office:value-type="float" office:value="0.999680132015435">
                <text:p>0.9996801320154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684547105928688">
                <text:p>0.684547105928688</text:p>
              </table:table-cell>
              <table:table-cell office:value-type="float" office:value="0.981679364932954">
                <text:p>0.981679364932954</text:p>
              </table:table-cell>
              <table:table-cell office:value-type="float" office:value="0.998152654823221">
                <text:p>0.9981526548232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728968627421411">
                <text:p>0.728968627421411</text:p>
              </table:table-cell>
              <table:table-cell office:value-type="float" office:value="0.955999699221994">
                <text:p>0.955999699221994</text:p>
              </table:table-cell>
              <table:table-cell office:value-type="float" office:value="0.995510340732978">
                <text:p>0.9955103407329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921759232287857">
                <text:p>0.921759232287857</text:p>
              </table:table-cell>
              <table:table-cell office:value-type="float" office:value="0.991885975270653">
                <text:p>0.9918859752706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880808114923003">
                <text:p>0.880808114923003</text:p>
              </table:table-cell>
              <table:table-cell office:value-type="float" office:value="0.987388650009414">
                <text:p>0.9873886500094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834826341374302">
                <text:p>0.834826341374302</text:p>
              </table:table-cell>
              <table:table-cell office:value-type="float" office:value="0.982108826960119">
                <text:p>0.9821088269601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876306680043864">
                <text:p>0.876306680043864</text:p>
              </table:table-cell>
              <table:table-cell office:value-type="float" office:value="0.785309151054727">
                <text:p>0.785309151054727</text:p>
              </table:table-cell>
              <table:table-cell office:value-type="float" office:value="0.976121920746797">
                <text:p>0.9761219207467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733562874841143">
                <text:p>0.733562874841143</text:p>
              </table:table-cell>
              <table:table-cell office:value-type="float" office:value="0.969490894194311">
                <text:p>0.9694908941943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929776485888251">
                <text:p>0.929776485888251</text:p>
              </table:table-cell>
              <table:table-cell office:value-type="float" office:value="0.680708594989291">
                <text:p>0.680708594989291</text:p>
              </table:table-cell>
              <table:table-cell office:value-type="float" office:value="0.962268176714961">
                <text:p>0.962268176714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6276913612907">
                <text:p>0.6276913612907</text:p>
              </table:table-cell>
              <table:table-cell office:value-type="float" office:value="0.954497104235518">
                <text:p>0.9544971042355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0.575293089275154">
                <text:p>0.575293089275154</text:p>
              </table:table-cell>
              <table:table-cell office:value-type="float" office:value="0.946213011312274">
                <text:p>0.9462130113122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524147632501824">
                <text:p>0.524147632501824</text:p>
              </table:table-cell>
              <table:table-cell office:value-type="float" office:value="0.937444062773413">
                <text:p>0.9374440627734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0.474756854019727">
                <text:p>0.474756854019727</text:p>
              </table:table-cell>
              <table:table-cell office:value-type="float" office:value="0.928211883771512">
                <text:p>0.9282118837715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427506813396466">
                <text:p>0.427506813396466</text:p>
              </table:table-cell>
              <table:table-cell office:value-type="float" office:value="0.91853202776306">
                <text:p>0.918532027763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0.382683432365089">
                <text:p>0.382683432365089</text:p>
              </table:table-cell>
              <table:table-cell office:value-type="float" office:value="0.908414308191873">
                <text:p>0.9084143081918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340487204953527">
                <text:p>0.340487204953527</text:p>
              </table:table-cell>
              <table:table-cell office:value-type="float" office:value="0.897863009367444">
                <text:p>0.8978630093674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0.30104668014595">
                <text:p>0.30104668014595</text:p>
              </table:table-cell>
              <table:table-cell office:value-type="float" office:value="0.886876983760865">
                <text:p>0.8868769837608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264430571204311">
                <text:p>0.264430571204311</text:p>
              </table:table-cell>
              <table:table-cell office:value-type="float" office:value="0.875449635658505">
                <text:p>0.8754496356585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0.230658440832539">
                <text:p>0.230658440832539</text:p>
              </table:table-cell>
              <table:table-cell office:value-type="float" office:value="0.863568783981806">
                <text:p>0.863568783981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199709980514407">
                <text:p>0.199709980514407</text:p>
              </table:table-cell>
              <table:table-cell office:value-type="float" office:value="0.851216389305302">
                <text:p>0.8512163893053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929776485888251">
                <text:p>0.929776485888251</text:p>
              </table:table-cell>
              <table:table-cell office:value-type="float" office:value="0.171532950424889">
                <text:p>0.171532950424889</text:p>
              </table:table-cell>
              <table:table-cell office:value-type="float" office:value="0.838368120788174">
                <text:p>0.8383681207881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904827052466019">
                <text:p>0.904827052466019</text:p>
              </table:table-cell>
              <table:table-cell office:value-type="float" office:value="0.146049877646331">
                <text:p>0.146049877646331</text:p>
              </table:table-cell>
              <table:table-cell office:value-type="float" office:value="0.824992726714407">
                <text:p>0.8249927267144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876306680043863">
                <text:p>0.876306680043863</text:p>
              </table:table-cell>
              <table:table-cell office:value-type="float" office:value="0.123163628785271">
                <text:p>0.123163628785271</text:p>
              </table:table-cell>
              <table:table-cell office:value-type="float" office:value="0.811051155949218">
                <text:p>0.8110511559492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102761981661697">
                <text:p>0.102761981661697</text:p>
              </table:table-cell>
              <table:table-cell office:value-type="float" office:value="0.796495354328719">
                <text:p>0.7964953543287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0847213221420732">
                <text:p>0.0847213221420732</text:p>
              </table:table-cell>
              <table:table-cell office:value-type="float" office:value="0.781266625764809">
                <text:p>0.7812666257648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0689095885079647">
                <text:p>0.0689095885079647</text:p>
              </table:table-cell>
              <table:table-cell office:value-type="float" office:value="0.765293395993846">
                <text:p>0.7652933959938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728968627421411">
                <text:p>0.728968627421411</text:p>
              </table:table-cell>
              <table:table-cell office:value-type="float" office:value="0.0551885786409188">
                <text:p>0.0551885786409188</text:p>
              </table:table-cell>
              <table:table-cell office:value-type="float" office:value="0.748488136027551">
                <text:p>0.7484881360275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684547105928688">
                <text:p>0.684547105928688</text:p>
              </table:table-cell>
              <table:table-cell office:value-type="float" office:value="0.0434157260280481">
                <text:p>0.0434157260280481</text:p>
              </table:table-cell>
              <table:table-cell office:value-type="float" office:value="0.730743072323745">
                <text:p>0.7307430723237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637423989748689">
                <text:p>0.637423989748689</text:p>
              </table:table-cell>
              <table:table-cell office:value-type="float" office:value="0.0334454401039155">
                <text:p>0.0334454401039155</text:p>
              </table:table-cell>
              <table:table-cell office:value-type="float" office:value="0.711924094468133">
                <text:p>0.7119240944681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587785252292472">
                <text:p>0.587785252292472</text:p>
              </table:table-cell>
              <table:table-cell office:value-type="float" office:value="0.0251300954433373">
                <text:p>0.0251300954433373</text:p>
              </table:table-cell>
              <table:table-cell office:value-type="float" office:value="0.69186189779262">
                <text:p>0.691861897792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535826794978996">
                <text:p>0.535826794978996</text:p>
              </table:table-cell>
              <table:table-cell office:value-type="float" office:value="0.0183207433091006">
                <text:p>0.0183207433091006</text:p>
              </table:table-cell>
              <table:table-cell office:value-type="float" office:value="0.670338724970535">
                <text:p>0.6703387249705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481753674101714">
                <text:p>0.481753674101714</text:p>
              </table:table-cell>
              <table:table-cell office:value-type="float" office:value="0.0128676083895257">
                <text:p>0.0128676083895257</text:p>
              </table:table-cell>
              <table:table-cell office:value-type="float" office:value="0.647067792449105">
                <text:p>0.6470677924491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425779291565072">
                <text:p>0.425779291565072</text:p>
              </table:table-cell>
              <table:table-cell office:value-type="float" office:value="0.00862042347149152">
                <text:p>0.00862042347149152</text:p>
              </table:table-cell>
              <table:table-cell office:value-type="float" office:value="0.621659908368203">
                <text:p>0.6216599083682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368124552684677">
                <text:p>0.368124552684677</text:p>
              </table:table-cell>
              <table:table-cell office:value-type="float" office:value="0.00542864544117953">
                <text:p>0.00542864544117953</text:p>
              </table:table-cell>
              <table:table-cell office:value-type="float" office:value="0.593566179819169">
                <text:p>0.5935661798191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309016994374946">
                <text:p>0.309016994374946</text:p>
              </table:table-cell>
              <table:table-cell office:value-type="float" office:value="0.00314158748587952">
                <text:p>0.00314158748587952</text:p>
              </table:table-cell>
              <table:table-cell office:value-type="float" office:value="0.561972308290577">
                <text:p>0.5619723082905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248689887164854">
                <text:p>0.248689887164854</text:p>
              </table:table-cell>
              <table:table-cell office:value-type="float" office:value="0.00160849474503937">
                <text:p>0.00160849474503937</text:p>
              </table:table-cell>
              <table:table-cell office:value-type="float" office:value="0.525583792839471">
                <text:p>0.5255837928394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187381314585723">
                <text:p>0.187381314585723</text:p>
              </table:table-cell>
              <table:table-cell office:value-type="float" office:value="0.000678583961096741">
                <text:p>0.000678583961096741</text:p>
              </table:table-cell>
              <table:table-cell office:value-type="float" office:value="0.482125785062166">
                <text:p>0.4821257850621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125333233564303">
                <text:p>0.125333233564303</text:p>
              </table:table-cell>
              <table:table-cell office:value-type="float" office:value="0.000201061928475054">
                <text:p>0.000201061928475054</text:p>
              </table:table-cell>
              <table:table-cell office:value-type="float" office:value="0.426906713340853">
                <text:p>0.4269067133408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627905195293118">
                <text:p>0.0627905195293118</text:p>
              </table:table-cell>
              <table:table-cell office:value-type="float" office:value="0.0000251327412260704">
                <text:p>0.0000251327412260704</text:p>
              </table:table-cell>
              <table:table-cell office:value-type="float" office:value="0.346756001161652">
                <text:p>0.3467560011616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-1.20980294963545E-015">
                <text:p>-1.2098029496354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ash_20__28_Rounded_29_" draw:display-name="Long Dash (Rounded)" draw:style="round" draw:dots1="1" draw:dots1-length="301%" draw:distance="399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8cm" svg:y="4.201cm" style:legend-expansion="high" chart:style-name="ch2"/>
        <chart:plot-area chart:style-name="ch3" table:cell-range-address="Sheet1.W79:Sheet1.W130 Sheet1.AA79:Sheet1.AA130" chart:data-source-has-labels="row" svg:x="0.32cm" svg:y="0.18cm" svg:width="13.54cm" svg:height="8.64cm">
          <chart:coordinate-region svg:x="1.047cm" svg:y="0.38cm" svg:width="12.573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A80:Sheet1.AA130" chart:label-cell-address="Sheet1.AA79:Sheet1.AA79" chart:class="chart:scatter">
            <chart:domain table:cell-range-address="Sheet1.W80:Sheet1.W130"/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out</text:p>
                <draw:g>
                  <svg:desc>Sheet1.AA79:Sheet1.AA7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W80:Sheet1.W130</svg:desc>
                </draw:g>
              </table:table-cell>
              <table:table-cell office:value-type="float" office:value="0">
                <text:p>0</text:p>
                <draw:g>
                  <svg:desc>Sheet1.AA80:Sheet1.AA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825816413127516">
                <text:p>0.8258164131275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955792612282936">
                <text:p>0.9557926122829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964111473183774">
                <text:p>0.9641114731837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961438611912264">
                <text:p>0.9614386119122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957532593343614">
                <text:p>0.9575325933436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95315455775346">
                <text:p>0.953154557753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948330442395999">
                <text:p>0.948330442395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943023869542307">
                <text:p>0.9430238695423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937190355398025">
                <text:p>0.937190355398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930781561560847">
                <text:p>0.9307815615608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923745541830351">
                <text:p>0.9237455418303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916026702153658">
                <text:p>0.9160267021536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907565785207675">
                <text:p>0.9075657852076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898299918576271">
                <text:p>0.8982999185762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88816274593943">
                <text:p>0.888162745939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87708466174083">
                <text:p>0.877084661740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864993172638518">
                <text:p>0.8649931726385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851813412054198">
                <text:p>0.8518134120541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837468837041336">
                <text:p>0.8374688370413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821882139258962">
                <text:p>0.8218821392589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804976403766671">
                <text:p>0.8049764037666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78667655025686">
                <text:p>0.786676550256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766911090722505">
                <text:p>0.766911090722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745614234827785">
                <text:p>0.7456142348277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722728368710213">
                <text:p>0.7227283687102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698206923822877">
                <text:p>0.6982069238228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672017638911842">
                <text:p>0.6720176389118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64414619953502">
                <text:p>0.644146199535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614600215016118">
                <text:p>0.6146002150161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583413462015775">
                <text:p>0.5834134620157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550650287070258">
                <text:p>0.5506502870702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516410018239336">
                <text:p>0.5164100182393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48083119005316">
                <text:p>0.480831190053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444095338986972">
                <text:p>0.4440953389869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406430082704008">
                <text:p>0.4064300827040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368111160544327">
                <text:p>0.3681111605443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329463091557185">
                <text:p>0.3294630915571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29085810680819">
                <text:p>0.290858106808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252713041709858">
                <text:p>0.2527130417098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21548393758989">
                <text:p>0.215483937589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179658203098481">
                <text:p>0.1796582030984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145744325075669">
                <text:p>0.1457443250756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114259289894598">
                <text:p>0.1142592898945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0857140691122012">
                <text:p>0.08571406911220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0605977209221857">
                <text:p>0.06059772092218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0393608403627392">
                <text:p>0.03936084036273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0223992332272422">
                <text:p>0.02239923322724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0100387689473634">
                <text:p>0.01003876894736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00252236894388268">
                <text:p>0.002522368943882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ash_20__28_Rounded_29_" draw:display-name="Long Dash (Rounded)" draw:style="round" draw:dots1="1" draw:dots1-length="301%" draw:distance="399%"/>
  </office:styles>
</office:document-styles>
</file>